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2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7.061cm"/>
    </style:style>
    <style:style style:name="co10" style:family="table-column">
      <style:table-column-properties fo:break-before="auto" style:column-width="8.9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6f9d4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3">
      <style:table-cell-properties fo:background-color="#f6f9d4"/>
    </style:style>
    <style:style style:name="ce20" style:family="table-cell" style:parent-style-name="Default" style:data-style-name="N4">
      <style:table-cell-properties fo:background-color="#f6f9d4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nist_train_p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2"/>
        <table:table-column table:style-name="co2" table:default-cell-style-name="Default"/>
        <table:table-column table:style-name="co5" table:default-cell-style-name="ce4"/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# CPU</text:p>
          </table:table-cell>
          <table:table-cell table:style-name="ce1"/>
          <table:table-cell table:style-name="ce1" office:value-type="string" calcext:value-type="string">
            <text:p>EVENT NAME</text:p>
          </table:table-cell>
          <table:table-cell table:style-name="ce3" office:value-type="string" calcext:value-type="string">
            <text:p>MEDIDA 1</text:p>
          </table:table-cell>
          <table:table-cell table:style-name="ce3" office:value-type="string" calcext:value-type="string">
            <text:p>MEDIDA 2</text:p>
          </table:table-cell>
          <table:table-cell table:style-name="ce3" office:value-type="string" calcext:value-type="string">
            <text:p>MEDIDA 3</text:p>
          </table:table-cell>
          <table:table-cell table:style-name="ce3" office:value-type="string" calcext:value-type="string">
            <text:p>MEDIDA 4</text:p>
          </table:table-cell>
          <table:table-cell table:style-name="ce3" office:value-type="string" calcext:value-type="string">
            <text:p>MEDIDA 5</text:p>
          </table:table-cell>
          <table:table-cell table:style-name="ce1"/>
          <table:table-cell table:style-name="ce5" office:value-type="string" calcext:value-type="string">
            <text:p>MEAN</text:p>
          </table:table-cell>
        </table:table-row>
        <table:table-row table:style-name="ro2">
          <table:table-cell table:style-name="ce1" table:number-columns-repeated="3"/>
          <table:table-cell table:style-name="ce3" table:number-columns-repeated="5"/>
          <table:table-cell table:style-name="ce1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INSTRUCTIONS</text:p>
          </table:table-cell>
          <table:table-cell office:value-type="float" office:value="193532612763" calcext:value-type="float">
            <text:p>193.532.612.763</text:p>
          </table:table-cell>
          <table:table-cell office:value-type="float" office:value="191722933694" calcext:value-type="float">
            <text:p>191.722.933.694</text:p>
          </table:table-cell>
          <table:table-cell office:value-type="float" office:value="193274627483" calcext:value-type="float">
            <text:p>193.274.627.483</text:p>
          </table:table-cell>
          <table:table-cell office:value-type="float" office:value="193088825159" calcext:value-type="float">
            <text:p>193.088.825.159</text:p>
          </table:table-cell>
          <table:table-cell office:value-type="float" office:value="191796478519" calcext:value-type="float">
            <text:p>191.796.478.519</text:p>
          </table:table-cell>
          <table:table-cell/>
          <table:table-cell table:formula="of:=AVERAGE([.D4:.H4])" office:value-type="float" office:value="192683095523.6" calcext:value-type="float">
            <text:p>192.683.095.523,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BRANCH_INSTRUCTIONS</text:p>
          </table:table-cell>
          <table:table-cell office:value-type="float" office:value="16637978284" calcext:value-type="float">
            <text:p>16.637.978.284</text:p>
          </table:table-cell>
          <table:table-cell office:value-type="float" office:value="16420111891" calcext:value-type="float">
            <text:p>16.420.111.891</text:p>
          </table:table-cell>
          <table:table-cell office:value-type="float" office:value="16585350509" calcext:value-type="float">
            <text:p>16.585.350.509</text:p>
          </table:table-cell>
          <table:table-cell office:value-type="float" office:value="16537362003" calcext:value-type="float">
            <text:p>16.537.362.003</text:p>
          </table:table-cell>
          <table:table-cell office:value-type="float" office:value="16438151694" calcext:value-type="float">
            <text:p>16.438.151.694</text:p>
          </table:table-cell>
          <table:table-cell/>
          <table:table-cell table:formula="of:=AVERAGE([.D5:.H5])" office:value-type="float" office:value="16523790876.2" calcext:value-type="float">
            <text:p>16.523.790.876,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LOADS</text:p>
          </table:table-cell>
          <table:table-cell office:value-type="float" office:value="67197413612" calcext:value-type="float">
            <text:p>67.197.413.612</text:p>
          </table:table-cell>
          <table:table-cell office:value-type="float" office:value="66654715550" calcext:value-type="float">
            <text:p>66.654.715.550</text:p>
          </table:table-cell>
          <table:table-cell office:value-type="float" office:value="67136605844" calcext:value-type="float">
            <text:p>67.136.605.844</text:p>
          </table:table-cell>
          <table:table-cell office:value-type="float" office:value="67102454857" calcext:value-type="float">
            <text:p>67.102.454.857</text:p>
          </table:table-cell>
          <table:table-cell office:value-type="float" office:value="66676152816" calcext:value-type="float">
            <text:p>66.676.152.816</text:p>
          </table:table-cell>
          <table:table-cell/>
          <table:table-cell table:formula="of:=AVERAGE([.D6:.H6])" office:value-type="float" office:value="66953468535.8" calcext:value-type="float">
            <text:p>66.953.468.535,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STORES</text:p>
          </table:table-cell>
          <table:table-cell office:value-type="float" office:value="15638234031" calcext:value-type="float">
            <text:p>15.638.234.031</text:p>
          </table:table-cell>
          <table:table-cell office:value-type="float" office:value="15191754159" calcext:value-type="float">
            <text:p>15.191.754.159</text:p>
          </table:table-cell>
          <table:table-cell office:value-type="float" office:value="15620269336" calcext:value-type="float">
            <text:p>15.620.269.336</text:p>
          </table:table-cell>
          <table:table-cell office:value-type="float" office:value="15612795448" calcext:value-type="float">
            <text:p>15.612.795.448</text:p>
          </table:table-cell>
          <table:table-cell office:value-type="float" office:value="15199728296" calcext:value-type="float">
            <text:p>15.199.728.296</text:p>
          </table:table-cell>
          <table:table-cell/>
          <table:table-cell table:formula="of:=AVERAGE([.D7:.H7])" office:value-type="float" office:value="15452556254" calcext:value-type="float">
            <text:p>15.452.556.254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double</text:p>
          </table:table-cell>
          <table:table-cell office:value-type="float" office:value="247316414" calcext:value-type="float">
            <text:p>247.316.414</text:p>
          </table:table-cell>
          <table:table-cell office:value-type="float" office:value="247112323" calcext:value-type="float">
            <text:p>247.112.323</text:p>
          </table:table-cell>
          <table:table-cell office:value-type="float" office:value="247317042" calcext:value-type="float">
            <text:p>247.317.042</text:p>
          </table:table-cell>
          <table:table-cell office:value-type="float" office:value="247318820" calcext:value-type="float">
            <text:p>247.318.820</text:p>
          </table:table-cell>
          <table:table-cell office:value-type="float" office:value="247108318" calcext:value-type="float">
            <text:p>247.108.318</text:p>
          </table:table-cell>
          <table:table-cell/>
          <table:table-cell table:formula="of:=AVERAGE([.D8:.H8])" office:value-type="float" office:value="247234583.4" calcext:value-type="float">
            <text:p>247.234.583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154688753" calcext:value-type="float">
            <text:p>154.688.753</text:p>
          </table:table-cell>
          <table:table-cell/>
          <table:table-cell table:formula="of:=AVERAGE([.D9:.H9])" office:value-type="float" office:value="154688753" calcext:value-type="float">
            <text:p>154.688.753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15056280" calcext:value-type="float">
            <text:p>15.056.280</text:p>
          </table:table-cell>
          <table:table-cell/>
          <table:table-cell table:formula="of:=AVERAGE([.D10:.H10])" office:value-type="float" office:value="15056280" calcext:value-type="float">
            <text:p>15.056.28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3403140" calcext:value-type="float">
            <text:p>3.403.140</text:p>
          </table:table-cell>
          <table:table-cell/>
          <table:table-cell table:formula="of:=AVERAGE([.D11:.H11])" office:value-type="float" office:value="3403140" calcext:value-type="float">
            <text:p>3.403.14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122693346870" calcext:value-type="float">
            <text:p>122.693.346.870</text:p>
          </table:table-cell>
          <table:table-cell/>
          <table:table-cell table:formula="of:=AVERAGE([.D12:.H12])" office:value-type="float" office:value="122693346870" calcext:value-type="float">
            <text:p>122.693.346.87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:.H1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:.H1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:.H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:.H1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:.H1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:.H1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:.H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:.H2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:.H2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:.H2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:.H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:.H2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:.H2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:.H2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:.H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8:.H2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9:.H2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0:.H3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1:.H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2:.H3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3:.H3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4:.H3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5:.H3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6:.H3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7:.H3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8:.H3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9:.H3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0:.H4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1:.H4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2:.H4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3:.H4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4:.H4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5:.H4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6:.H4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7:.H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8:.H4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9:.H4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0:.H5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1:.H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2:.H5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3:.H5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4:.H5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5:.H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6:.H5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7:.H5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8:.H5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9:.H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0:.H6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1:.H6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2:.H6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3:.H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4:.H6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5:.H6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6:.H6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7:.H6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8:.H6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9:.H6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0:.H7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1:.H7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2:.H7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3:.H7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4:.H7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5:.H7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6:.H7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7:.H7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8:.H7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9:.H7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0:.H8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1:.H8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2:.H8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3:.H8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4:.H8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5:.H8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6:.H8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7:.H8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8:.H8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9:.H8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0:.H9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1:.H9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2:.H9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3:.H9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4:.H9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5:.H9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6:.H9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7:.H9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8:.H9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9:.H9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0:.H10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1:.H10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2:.H10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3:.H10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4:.H10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5:.H10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6:.H10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7:.H10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8:.H10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9:.H10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0:.H11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1:.H11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2:.H11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3:.H11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4:.H11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5:.H1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6:.H11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7:.H11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8:.H11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9:.H1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0:.H12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1:.H12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2:.H12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3:.H1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4:.H12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5:.H12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6:.H12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7:.H1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8:.H12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9:.H12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0:.H13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1:.H1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2:.H13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3:.H13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4:.H13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5:.H13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6:.H13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7:.H13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8:.H13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9:.H13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0:.H14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1:.H14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2:.H14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3:.H14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4:.H14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5:.H14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6:.H14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7:.H1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8:.H14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9:.H14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0:.H15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1:.H1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2:.H15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3:.H15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4:.H15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5:.H1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6:.H15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7:.H15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8:.H15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9:.H1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0:.H16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1:.H16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2:.H16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3:.H1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4:.H16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5:.H16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6:.H16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7:.H16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8:.H16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9:.H16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0:.H17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1:.H17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2:.H17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3:.H17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4:.H17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5:.H17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6:.H17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7:.H17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8:.H17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9:.H17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0:.H18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1:.H18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2:.H18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3:.H18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4:.H18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5:.H18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6:.H18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7:.H18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8:.H18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9:.H18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0:.H19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1:.H19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2:.H19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3:.H19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4:.H19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5:.H19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6:.H19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7:.H19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8:.H19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9:.H19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0:.H20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1:.H20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2:.H20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3:.H20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4:.H20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5:.H20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6:.H20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7:.H20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8:.H20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9:.H20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0:.H21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1:.H21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2:.H21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3:.H21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4:.H21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5:.H2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6:.H21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7:.H21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8:.H21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9:.H2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0:.H22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1:.H22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2:.H22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3:.H2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4:.H22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5:.H22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6:.H22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7:.H2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8:.H22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9:.H22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0:.H23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1:.H2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2:.H23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3:.H23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4:.H23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5:.H23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6:.H23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7:.H23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8:.H23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9:.H23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0:.H24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1:.H24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2:.H24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3:.H24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4:.H24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5:.H24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6:.H24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7:.H2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8:.H24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9:.H24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0:.H25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1:.H2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2:.H25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3:.H25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4:.H25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5:.H2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6:.H25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7:.H25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8:.H25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9:.H2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0:.H26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1:.H26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2:.H26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3:.H2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4:.H26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5:.H26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6:.H26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7:.H26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8:.H26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9:.H26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0:.H27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1:.H27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2:.H27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3:.H273])" office:value-type="float" office:value="0" calcext:value-type="float">
            <text:p>0,00</text:p>
          </table:table-cell>
        </table:table-row>
        <table:table-row table:style-name="ro1" table:number-rows-repeated="10483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nist_train_callb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2"/>
        <table:table-column table:style-name="co2" table:default-cell-style-name="ce4"/>
        <table:table-column table:style-name="co5" table:default-cell-style-name="ce4"/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# CPU</text:p>
          </table:table-cell>
          <table:table-cell table:style-name="ce1"/>
          <table:table-cell table:style-name="ce1" office:value-type="string" calcext:value-type="string">
            <text:p>EVENT NAME</text:p>
          </table:table-cell>
          <table:table-cell table:style-name="ce3" office:value-type="string" calcext:value-type="string">
            <text:p>MEDIDA 1</text:p>
          </table:table-cell>
          <table:table-cell table:style-name="ce3" office:value-type="string" calcext:value-type="string">
            <text:p>MEDIDA 2</text:p>
          </table:table-cell>
          <table:table-cell table:style-name="ce3" office:value-type="string" calcext:value-type="string">
            <text:p>MEDIDA 3</text:p>
          </table:table-cell>
          <table:table-cell table:style-name="ce3" office:value-type="string" calcext:value-type="string">
            <text:p>MEDIDA 4</text:p>
          </table:table-cell>
          <table:table-cell table:style-name="ce3" office:value-type="string" calcext:value-type="string">
            <text:p>MEDIDA 5</text:p>
          </table:table-cell>
          <table:table-cell table:style-name="ce5"/>
          <table:table-cell table:style-name="ce5" office:value-type="string" calcext:value-type="string">
            <text:p>MEAN</text:p>
          </table:table-cell>
        </table:table-row>
        <table:table-row table:style-name="ro2">
          <table:table-cell table:style-name="ce1" table:number-columns-repeated="3"/>
          <table:table-cell table:style-name="ce3" table:number-columns-repeated="5"/>
          <table:table-cell table:style-name="ce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INSTRUCTIONS</text:p>
          </table:table-cell>
          <table:table-cell office:value-type="float" office:value="193348191211" calcext:value-type="float">
            <text:p>193.348.191.211</text:p>
          </table:table-cell>
          <table:table-cell office:value-type="float" office:value="191548125053" calcext:value-type="float">
            <text:p>191.548.125.053</text:p>
          </table:table-cell>
          <table:table-cell office:value-type="float" office:value="193282675683" calcext:value-type="float">
            <text:p>193.282.675.683</text:p>
          </table:table-cell>
          <table:table-cell office:value-type="float" office:value="193303688563" calcext:value-type="float">
            <text:p>193.303.688.563</text:p>
          </table:table-cell>
          <table:table-cell office:value-type="float" office:value="193141257833" calcext:value-type="float">
            <text:p>193.141.257.833</text:p>
          </table:table-cell>
          <table:table-cell/>
          <table:table-cell table:formula="of:=AVERAGE([.D4:.H4])" office:value-type="float" office:value="192924787668.6" calcext:value-type="float">
            <text:p>192.924.787.668,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BRANCH_INSTRUCTIONS</text:p>
          </table:table-cell>
          <table:table-cell office:value-type="float" office:value="16622251581" calcext:value-type="float">
            <text:p>16.622.251.581</text:p>
          </table:table-cell>
          <table:table-cell office:value-type="float" office:value="16399300908" calcext:value-type="float">
            <text:p>16.399.300.908</text:p>
          </table:table-cell>
          <table:table-cell office:value-type="float" office:value="16609379322" calcext:value-type="float">
            <text:p>16.609.379.322</text:p>
          </table:table-cell>
          <table:table-cell office:value-type="float" office:value="16613014698" calcext:value-type="float">
            <text:p>16.613.014.698</text:p>
          </table:table-cell>
          <table:table-cell office:value-type="float" office:value="16573047894" calcext:value-type="float">
            <text:p>16.573.047.894</text:p>
          </table:table-cell>
          <table:table-cell/>
          <table:table-cell table:formula="of:=AVERAGE([.D5:.H5])" office:value-type="float" office:value="16563398880.6" calcext:value-type="float">
            <text:p>16.563.398.880,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LOADS</text:p>
          </table:table-cell>
          <table:table-cell office:value-type="float" office:value="67139940133" calcext:value-type="float">
            <text:p>67.139.940.133</text:p>
          </table:table-cell>
          <table:table-cell office:value-type="float" office:value="66622156153" calcext:value-type="float">
            <text:p>66.622.156.153</text:p>
          </table:table-cell>
          <table:table-cell office:value-type="float" office:value="67126302193" calcext:value-type="float">
            <text:p>67.126.302.193</text:p>
          </table:table-cell>
          <table:table-cell office:value-type="float" office:value="67126573565" calcext:value-type="float">
            <text:p>67.126.573.565</text:p>
          </table:table-cell>
          <table:table-cell office:value-type="float" office:value="67106292252" calcext:value-type="float">
            <text:p>67.106.292.252</text:p>
          </table:table-cell>
          <table:table-cell/>
          <table:table-cell table:formula="of:=AVERAGE([.D6:.H6])" office:value-type="float" office:value="67024252859.2" calcext:value-type="float">
            <text:p>67.024.252.859,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STORES</text:p>
          </table:table-cell>
          <table:table-cell office:value-type="float" office:value="15615410143" calcext:value-type="float">
            <text:p>15.615.410.143</text:p>
          </table:table-cell>
          <table:table-cell office:value-type="float" office:value="15195885986" calcext:value-type="float">
            <text:p>15.195.885.986</text:p>
          </table:table-cell>
          <table:table-cell office:value-type="float" office:value="15611010058" calcext:value-type="float">
            <text:p>15.611.010.058</text:p>
          </table:table-cell>
          <table:table-cell office:value-type="float" office:value="15639401699" calcext:value-type="float">
            <text:p>15.639.401.699</text:p>
          </table:table-cell>
          <table:table-cell office:value-type="float" office:value="15616753098" calcext:value-type="float">
            <text:p>15.616.753.098</text:p>
          </table:table-cell>
          <table:table-cell/>
          <table:table-cell table:formula="of:=AVERAGE([.D7:.H7])" office:value-type="float" office:value="15535692196.8" calcext:value-type="float">
            <text:p>15.535.692.196,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double</text:p>
          </table:table-cell>
          <table:table-cell office:value-type="float" office:value="247318651" calcext:value-type="float">
            <text:p>247.318.651</text:p>
          </table:table-cell>
          <table:table-cell office:value-type="float" office:value="247116172" calcext:value-type="float">
            <text:p>247.116.172</text:p>
          </table:table-cell>
          <table:table-cell office:value-type="float" office:value="247323240" calcext:value-type="float">
            <text:p>247.323.240</text:p>
          </table:table-cell>
          <table:table-cell office:value-type="float" office:value="247323978" calcext:value-type="float">
            <text:p>247.323.978</text:p>
          </table:table-cell>
          <table:table-cell office:value-type="float" office:value="247323807" calcext:value-type="float">
            <text:p>247.323.807</text:p>
          </table:table-cell>
          <table:table-cell/>
          <table:table-cell table:formula="of:=AVERAGE([.D8:.H8])" office:value-type="float" office:value="247281169.6" calcext:value-type="float">
            <text:p>247.281.169,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154688753" calcext:value-type="float">
            <text:p>154.688.753</text:p>
          </table:table-cell>
          <table:table-cell/>
          <table:table-cell table:formula="of:=AVERAGE([.D9:.H9])" office:value-type="float" office:value="154688753" calcext:value-type="float">
            <text:p>154.688.753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15056280" calcext:value-type="float">
            <text:p>15.056.280</text:p>
          </table:table-cell>
          <table:table-cell/>
          <table:table-cell table:formula="of:=AVERAGE([.D10:.H10])" office:value-type="float" office:value="15056280" calcext:value-type="float">
            <text:p>15.056.28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3403140" calcext:value-type="float">
            <text:p>3.403.140</text:p>
          </table:table-cell>
          <table:table-cell/>
          <table:table-cell table:formula="of:=AVERAGE([.D11:.H11])" office:value-type="float" office:value="3403140" calcext:value-type="float">
            <text:p>3.403.14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122693346870" calcext:value-type="float">
            <text:p>122.693.346.870</text:p>
          </table:table-cell>
          <table:table-cell/>
          <table:table-cell table:formula="of:=AVERAGE([.D12:.H12])" office:value-type="float" office:value="122693346870" calcext:value-type="float">
            <text:p>122.693.346.87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:.H1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:.H1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:.H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:.H1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:.H1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:.H1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:.H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:.H2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:.H2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:.H2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:.H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:.H2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:.H2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:.H2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:.H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8:.H2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9:.H2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0:.H3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1:.H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2:.H3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3:.H3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4:.H3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5:.H3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6:.H3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7:.H3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8:.H3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39:.H3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0:.H4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1:.H4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2:.H4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3:.H4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4:.H4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5:.H4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6:.H4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7:.H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8:.H4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49:.H4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0:.H5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1:.H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2:.H5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3:.H5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4:.H5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5:.H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6:.H5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7:.H5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8:.H5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59:.H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0:.H6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1:.H6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2:.H6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3:.H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4:.H6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5:.H6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6:.H6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7:.H6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8:.H6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69:.H6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0:.H7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1:.H7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2:.H7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3:.H7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4:.H7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5:.H7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6:.H7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7:.H7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8:.H7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79:.H7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0:.H8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1:.H8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2:.H8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3:.H8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4:.H8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5:.H8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6:.H8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7:.H8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8:.H8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89:.H8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0:.H9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1:.H9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2:.H9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3:.H9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4:.H9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5:.H9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6:.H9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7:.H9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8:.H9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99:.H9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0:.H10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1:.H10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2:.H10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3:.H10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4:.H10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5:.H10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6:.H10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7:.H10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8:.H10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09:.H10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0:.H11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1:.H11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2:.H11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3:.H11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4:.H11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5:.H1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6:.H11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7:.H11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8:.H11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19:.H1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0:.H12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1:.H12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2:.H12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3:.H1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4:.H12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5:.H12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6:.H12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7:.H1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8:.H12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29:.H12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0:.H13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1:.H1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2:.H13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3:.H13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4:.H13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5:.H13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6:.H13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7:.H13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8:.H13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39:.H13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0:.H14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1:.H14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2:.H14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3:.H14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4:.H14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5:.H14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6:.H14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7:.H1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8:.H14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49:.H14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0:.H15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1:.H1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2:.H15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3:.H15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4:.H15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5:.H1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6:.H15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7:.H15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8:.H15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59:.H1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0:.H16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1:.H16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2:.H16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3:.H1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4:.H16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5:.H16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6:.H16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7:.H16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8:.H16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69:.H16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0:.H17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1:.H17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2:.H17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3:.H17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4:.H17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5:.H17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6:.H17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7:.H17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8:.H17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79:.H17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0:.H18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1:.H18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2:.H18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3:.H18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4:.H18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5:.H18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6:.H18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7:.H18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8:.H18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89:.H18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0:.H19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1:.H19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2:.H19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3:.H19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4:.H19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5:.H19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6:.H19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7:.H19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8:.H19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199:.H19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0:.H20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1:.H20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2:.H20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3:.H20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4:.H20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5:.H20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6:.H20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7:.H20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8:.H20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09:.H20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0:.H21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1:.H21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2:.H21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3:.H21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4:.H21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5:.H21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6:.H21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7:.H21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8:.H21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19:.H21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0:.H22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1:.H22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2:.H22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3:.H22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4:.H22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5:.H22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6:.H22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7:.H22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8:.H22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29:.H22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0:.H23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1:.H23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2:.H23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3:.H23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4:.H23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5:.H23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6:.H23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7:.H23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8:.H23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39:.H23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0:.H24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1:.H24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2:.H24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3:.H24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4:.H24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5:.H24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6:.H24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7:.H24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8:.H24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49:.H24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0:.H25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1:.H25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2:.H25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3:.H25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4:.H25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5:.H25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6:.H25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7:.H25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8:.H25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59:.H25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0:.H26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1:.H26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2:.H26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3:.H263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4:.H264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5:.H265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6:.H266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7:.H26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8:.H268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69:.H269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0:.H270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1:.H271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2:.H272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AVERAGE([.D273:.H273])" office:value-type="float" office:value="0" calcext:value-type="float">
            <text:p>0,00</text:p>
          </table:table-cell>
        </table:table-row>
        <table:table-row table:style-name="ro1" table:number-rows-repeated="10483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nist_train_each_epoch_FORMATTED" table:style-name="ta1">
        <table:table-column table:style-name="co6" table:default-cell-style-name="Default"/>
        <table:table-column table:style-name="co3" table:default-cell-style-name="Default"/>
        <table:table-column table:style-name="co7" table:number-columns-repeated="5" table:default-cell-style-name="ce2"/>
        <table:table-column table:style-name="co2" table:default-cell-style-name="Default"/>
        <table:table-column table:style-name="co8" table:default-cell-style-name="ce4"/>
        <table:table-column table:style-name="co2" table:default-cell-style-name="Default"/>
        <table:table-column table:style-name="co5" table:default-cell-style-name="ce4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# EPOCH</text:p>
          </table:table-cell>
          <table:table-cell table:style-name="ce1" office:value-type="string" calcext:value-type="string">
            <text:p>EVENT NAME</text:p>
          </table:table-cell>
          <table:table-cell table:style-name="ce3" office:value-type="string" calcext:value-type="string">
            <text:p>MEDIDA 1</text:p>
          </table:table-cell>
          <table:table-cell table:style-name="ce3" office:value-type="string" calcext:value-type="string">
            <text:p>MEDIDA 2</text:p>
          </table:table-cell>
          <table:table-cell table:style-name="ce3" office:value-type="string" calcext:value-type="string">
            <text:p>MEDIDA 3</text:p>
          </table:table-cell>
          <table:table-cell table:style-name="ce3" office:value-type="string" calcext:value-type="string">
            <text:p>MEDIDA 4</text:p>
          </table:table-cell>
          <table:table-cell table:style-name="ce3" office:value-type="string" calcext:value-type="string">
            <text:p>MEDIDA 5</text:p>
          </table:table-cell>
          <table:table-cell/>
          <table:table-cell table:style-name="ce5" office:value-type="string" calcext:value-type="string">
            <text:p>MEAN</text:p>
          </table:table-cell>
          <table:table-cell/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float" office:value="1" calcext:value-type="float" table:number-columns-spanned="1" table:number-rows-spanned="9">
            <text:p>1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7513084668" calcext:value-type="float">
            <text:p>7.513.084.668</text:p>
          </table:table-cell>
          <table:table-cell table:style-name="ce19" office:value-type="float" office:value="7512873559" calcext:value-type="float">
            <text:p>7.512.873.559</text:p>
          </table:table-cell>
          <table:table-cell table:style-name="ce19" office:value-type="float" office:value="7509300660" calcext:value-type="float">
            <text:p>7.509.300.660</text:p>
          </table:table-cell>
          <table:table-cell table:style-name="ce19" office:value-type="float" office:value="7508075492" calcext:value-type="float">
            <text:p>7.508.075.492</text:p>
          </table:table-cell>
          <table:table-cell table:style-name="ce19" office:value-type="float" office:value="7464518086" calcext:value-type="float">
            <text:p>7.464.518.086</text:p>
          </table:table-cell>
          <table:table-cell table:style-name="ce17"/>
          <table:table-cell table:style-name="ce20" table:formula="of:=AVERAGE([.C4:.G4])" office:value-type="float" office:value="7501570493" calcext:value-type="float">
            <text:p>7.501.570.493,00</text:p>
          </table:table-cell>
          <table:table-cell/>
          <table:table-cell table:formula="of:=SUM([.I4];[.I13];[.I22];[.I31];[.I40];[.I49];[.I58];[.I67];[.I76];[.I85];[.I94];[.I103];[.I112];[.I121];[.I130];[.I139];[.I148];[.I157];[.I166];[.I175];[.I184];[.I193];[.I202];[.I211];[.I220];[.I229];[.I238];[.I247];[.I256];[.I265])" office:value-type="float" office:value="192628247322.6" calcext:value-type="float">
            <text:p>192.628.247.322,6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775540590" calcext:value-type="float">
            <text:p>775.540.590</text:p>
          </table:table-cell>
          <table:table-cell table:style-name="ce19" office:value-type="float" office:value="774961035" calcext:value-type="float">
            <text:p>774.961.035</text:p>
          </table:table-cell>
          <table:table-cell table:style-name="ce19" office:value-type="float" office:value="774756571" calcext:value-type="float">
            <text:p>774.756.571</text:p>
          </table:table-cell>
          <table:table-cell table:style-name="ce19" office:value-type="float" office:value="774063720" calcext:value-type="float">
            <text:p>774.063.720</text:p>
          </table:table-cell>
          <table:table-cell table:style-name="ce19" office:value-type="float" office:value="770259703" calcext:value-type="float">
            <text:p>770.259.703</text:p>
          </table:table-cell>
          <table:table-cell table:style-name="ce17"/>
          <table:table-cell table:style-name="ce20" table:formula="of:=AVERAGE([.C5:.G5])" office:value-type="float" office:value="773916323.8" calcext:value-type="float">
            <text:p>773.916.323,80</text:p>
          </table:table-cell>
          <table:table-cell/>
          <table:table-cell table:formula="of:=SUM([.I5];[.I14];[.I23];[.I32];[.I41];[.I50];[.I59];[.I68];[.I77];[.I86];[.I95];[.I104];[.I113];[.I122];[.I131];[.I140];[.I149];[.I158];[.I167];[.I176];[.I185];[.I194];[.I203];[.I212];[.I221];[.I230];[.I239];[.I248];[.I257];[.I266])" office:value-type="float" office:value="16511912796.8" calcext:value-type="float">
            <text:p>16.511.912.796,8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546717398" calcext:value-type="float">
            <text:p>2.546.717.398</text:p>
          </table:table-cell>
          <table:table-cell table:style-name="ce19" office:value-type="float" office:value="2547676601" calcext:value-type="float">
            <text:p>2.547.676.601</text:p>
          </table:table-cell>
          <table:table-cell table:style-name="ce19" office:value-type="float" office:value="2545639843" calcext:value-type="float">
            <text:p>2.545.639.843</text:p>
          </table:table-cell>
          <table:table-cell table:style-name="ce19" office:value-type="float" office:value="2546473150" calcext:value-type="float">
            <text:p>2.546.473.150</text:p>
          </table:table-cell>
          <table:table-cell table:style-name="ce19" office:value-type="float" office:value="2532091214" calcext:value-type="float">
            <text:p>2.532.091.214</text:p>
          </table:table-cell>
          <table:table-cell table:style-name="ce17"/>
          <table:table-cell table:style-name="ce20" table:formula="of:=AVERAGE([.C6:.G6])" office:value-type="float" office:value="2543719641.2" calcext:value-type="float">
            <text:p>2.543.719.641,20</text:p>
          </table:table-cell>
          <table:table-cell/>
          <table:table-cell table:formula="of:=SUM([.I6];[.I15];[.I24];[.I33];[.I42];[.I51];[.I60];[.I69];[.I78];[.I87];[.I96];[.I105];[.I114];[.I123];[.I132];[.I141];[.I150];[.I159];[.I168];[.I177];[.I186];[.I195];[.I204];[.I213];[.I222];[.I231];[.I240];[.I249];[.I258];[.I267])" office:value-type="float" office:value="66963761027.4" calcext:value-type="float">
            <text:p>66.963.761.027,4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686141712" calcext:value-type="float">
            <text:p>686.141.712</text:p>
          </table:table-cell>
          <table:table-cell table:style-name="ce19" office:value-type="float" office:value="687092265" calcext:value-type="float">
            <text:p>687.092.265</text:p>
          </table:table-cell>
          <table:table-cell table:style-name="ce19" office:value-type="float" office:value="686457712" calcext:value-type="float">
            <text:p>686.457.712</text:p>
          </table:table-cell>
          <table:table-cell table:style-name="ce19" office:value-type="float" office:value="686679980" calcext:value-type="float">
            <text:p>686.679.980</text:p>
          </table:table-cell>
          <table:table-cell table:style-name="ce19" office:value-type="float" office:value="672720766" calcext:value-type="float">
            <text:p>672.720.766</text:p>
          </table:table-cell>
          <table:table-cell table:style-name="ce17"/>
          <table:table-cell table:style-name="ce20" table:formula="of:=AVERAGE([.C7:.G7])" office:value-type="float" office:value="683818487" calcext:value-type="float">
            <text:p>683.818.487,00</text:p>
          </table:table-cell>
          <table:table-cell/>
          <table:table-cell table:formula="of:=SUM([.I7];[.I16];[.I25];[.I34];[.I43];[.I52];[.I61];[.I70];[.I79];[.I88];[.I97];[.I106];[.I115];[.I124];[.I133];[.I142];[.I151];[.I160];[.I169];[.I178];[.I187];[.I196];[.I205];[.I214];[.I223];[.I232];[.I241];[.I250];[.I259];[.I268])" office:value-type="float" office:value="15499554514" calcext:value-type="float">
            <text:p>15.499.554.514,0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51432" calcext:value-type="float">
            <text:p>8.251.432</text:p>
          </table:table-cell>
          <table:table-cell table:style-name="ce19" office:value-type="float" office:value="8251229" calcext:value-type="float">
            <text:p>8.251.229</text:p>
          </table:table-cell>
          <table:table-cell table:style-name="ce19" office:value-type="float" office:value="8244956" calcext:value-type="float">
            <text:p>8.244.956</text:p>
          </table:table-cell>
          <table:table-cell table:style-name="ce19" office:value-type="float" office:value="8251319" calcext:value-type="float">
            <text:p>8.251.319</text:p>
          </table:table-cell>
          <table:table-cell table:style-name="ce19" office:value-type="float" office:value="8244830" calcext:value-type="float">
            <text:p>8.244.830</text:p>
          </table:table-cell>
          <table:table-cell table:style-name="ce17"/>
          <table:table-cell table:style-name="ce20" table:formula="of:=AVERAGE([.C8:.G8])" office:value-type="float" office:value="8248753.2" calcext:value-type="float">
            <text:p>8.248.753,20</text:p>
          </table:table-cell>
          <table:table-cell/>
          <table:table-cell table:formula="of:=SUM([.I8];[.I17];[.I26];[.I35];[.I44];[.I53];[.I62];[.I71];[.I80];[.I89];[.I98];[.I107];[.I116];[.I125];[.I134];[.I143];[.I152];[.I161];[.I170];[.I179];[.I188];[.I197];[.I206];[.I215];[.I224];[.I233];[.I242];[.I251];[.I260];[.I269])" office:value-type="float" office:value="247235346.6" calcext:value-type="float">
            <text:p>247.235.346,6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341" calcext:value-type="float">
            <text:p>5.156.341</text:p>
          </table:table-cell>
          <table:table-cell table:style-name="ce17"/>
          <table:table-cell table:style-name="ce20" table:formula="of:=AVERAGE([.C9:.G9])" office:value-type="float" office:value="5156341" calcext:value-type="float">
            <text:p>5.156.341,00</text:p>
          </table:table-cell>
          <table:table-cell/>
          <table:table-cell table:formula="of:=SUM([.I9];[.I18];[.I27];[.I36];[.I45];[.I54];[.I63];[.I72];[.I81];[.I90];[.I99];[.I108];[.I117];[.I126];[.I135];[.I144];[.I153];[.I162];[.I171];[.I180];[.I189];[.I198];[.I207];[.I216];[.I225];[.I234];[.I243];[.I252];[.I261];[.I270])" office:value-type="float" office:value="154688693" calcext:value-type="float">
            <text:p>154.688.693,0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0:.G10])" office:value-type="float" office:value="501876" calcext:value-type="float">
            <text:p>501.876,00</text:p>
          </table:table-cell>
          <table:table-cell/>
          <table:table-cell table:formula="of:=SUM([.I10];[.I19];[.I28];[.I37];[.I46];[.I55];[.I64];[.I73];[.I82];[.I91];[.I100];[.I109];[.I118];[.I127];[.I136];[.I145];[.I154];[.I163];[.I172];[.I181];[.I190];[.I199];[.I208];[.I217];[.I226];[.I235];[.I244];[.I253];[.I262];[.I271])" office:value-type="float" office:value="15056280" calcext:value-type="float">
            <text:p>15.056.280,0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1:.G11])" office:value-type="float" office:value="113438" calcext:value-type="float">
            <text:p>113.438,00</text:p>
          </table:table-cell>
          <table:table-cell/>
          <table:table-cell table:formula="of:=SUM([.I11];[.I20];[.I29];[.I38];[.I47];[.I56];[.I65];[.I74];[.I83];[.I92];[.I101];[.I110];[.I119];[.I128];[.I137];[.I146];[.I155];[.I164];[.I173];[.I182];[.I191];[.I200];[.I209];[.I218];[.I227];[.I236];[.I245];[.I254];[.I263];[.I272])" office:value-type="float" office:value="3403140" calcext:value-type="float">
            <text:p>3.403.140,00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2:.G12])" office:value-type="float" office:value="4089778229" calcext:value-type="float">
            <text:p>4.089.778.229,00</text:p>
          </table:table-cell>
          <table:table-cell/>
          <table:table-cell table:formula="of:=SUM([.I12];[.I21];[.I30];[.I39];[.I48];[.I57];[.I66];[.I75];[.I84];[.I93];[.I102];[.I111];[.I120];[.I129];[.I138];[.I147];[.I156];[.I165];[.I174];[.I183];[.I192];[.I201];[.I210];[.I219];[.I228];[.I237];[.I246];[.I255];[.I264];[.I273])" office:value-type="float" office:value="122693346870" calcext:value-type="float">
            <text:p>122.693.346.870,00</text:p>
          </table:table-cell>
        </table:table-row>
        <table:table-row table:style-name="ro1">
          <table:table-cell table:style-name="ce18" office:value-type="float" office:value="2" calcext:value-type="float" table:number-columns-spanned="1" table:number-rows-spanned="9">
            <text:p>2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5416127" calcext:value-type="float">
            <text:p>6.395.416.127</text:p>
          </table:table-cell>
          <table:table-cell office:value-type="float" office:value="6393650468" calcext:value-type="float">
            <text:p>6.393.650.468</text:p>
          </table:table-cell>
          <table:table-cell office:value-type="float" office:value="6387561198" calcext:value-type="float">
            <text:p>6.387.561.198</text:p>
          </table:table-cell>
          <table:table-cell office:value-type="float" office:value="6391579957" calcext:value-type="float">
            <text:p>6.391.579.957</text:p>
          </table:table-cell>
          <table:table-cell office:value-type="float" office:value="6344339916" calcext:value-type="float">
            <text:p>6.344.339.916</text:p>
          </table:table-cell>
          <table:table-cell/>
          <table:table-cell table:formula="of:=AVERAGE([.C13:.G13])" office:value-type="float" office:value="6382509533.2" calcext:value-type="float">
            <text:p>6.382.509.533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440189" calcext:value-type="float">
            <text:p>544.440.189</text:p>
          </table:table-cell>
          <table:table-cell office:value-type="float" office:value="543507799" calcext:value-type="float">
            <text:p>543.507.799</text:p>
          </table:table-cell>
          <table:table-cell office:value-type="float" office:value="542461636" calcext:value-type="float">
            <text:p>542.461.636</text:p>
          </table:table-cell>
          <table:table-cell office:value-type="float" office:value="543297398" calcext:value-type="float">
            <text:p>543.297.398</text:p>
          </table:table-cell>
          <table:table-cell office:value-type="float" office:value="538658030" calcext:value-type="float">
            <text:p>538.658.030</text:p>
          </table:table-cell>
          <table:table-cell/>
          <table:table-cell table:formula="of:=AVERAGE([.C14:.G14])" office:value-type="float" office:value="542473010.4" calcext:value-type="float">
            <text:p>542.473.010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525679" calcext:value-type="float">
            <text:p>2.224.525.679</text:p>
          </table:table-cell>
          <table:table-cell office:value-type="float" office:value="2225093283" calcext:value-type="float">
            <text:p>2.225.093.283</text:p>
          </table:table-cell>
          <table:table-cell office:value-type="float" office:value="2222626258" calcext:value-type="float">
            <text:p>2.222.626.258</text:p>
          </table:table-cell>
          <table:table-cell office:value-type="float" office:value="2224230679" calcext:value-type="float">
            <text:p>2.224.230.679</text:p>
          </table:table-cell>
          <table:table-cell office:value-type="float" office:value="2208934605" calcext:value-type="float">
            <text:p>2.208.934.605</text:p>
          </table:table-cell>
          <table:table-cell/>
          <table:table-cell table:formula="of:=AVERAGE([.C15:.G15])" office:value-type="float" office:value="2221082100.8" calcext:value-type="float">
            <text:p>2.221.082.100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354943" calcext:value-type="float">
            <text:p>513.354.943</text:p>
          </table:table-cell>
          <table:table-cell office:value-type="float" office:value="513939106" calcext:value-type="float">
            <text:p>513.939.106</text:p>
          </table:table-cell>
          <table:table-cell office:value-type="float" office:value="512854374" calcext:value-type="float">
            <text:p>512.854.374</text:p>
          </table:table-cell>
          <table:table-cell office:value-type="float" office:value="513840354" calcext:value-type="float">
            <text:p>513.840.354</text:p>
          </table:table-cell>
          <table:table-cell office:value-type="float" office:value="499349141" calcext:value-type="float">
            <text:p>499.349.141</text:p>
          </table:table-cell>
          <table:table-cell/>
          <table:table-cell table:formula="of:=AVERAGE([.C16:.G16])" office:value-type="float" office:value="510667583.6" calcext:value-type="float">
            <text:p>510.667.583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354" calcext:value-type="float">
            <text:p>8.244.354</text:p>
          </table:table-cell>
          <table:table-cell office:value-type="float" office:value="8244353" calcext:value-type="float">
            <text:p>8.244.353</text:p>
          </table:table-cell>
          <table:table-cell office:value-type="float" office:value="8237492" calcext:value-type="float">
            <text:p>8.237.492</text:p>
          </table:table-cell>
          <table:table-cell office:value-type="float" office:value="8244474" calcext:value-type="float">
            <text:p>8.244.474</text:p>
          </table:table-cell>
          <table:table-cell office:value-type="float" office:value="8237745" calcext:value-type="float">
            <text:p>8.237.745</text:p>
          </table:table-cell>
          <table:table-cell/>
          <table:table-cell table:formula="of:=AVERAGE([.C17:.G17])" office:value-type="float" office:value="8241683.6" calcext:value-type="float">
            <text:p>8.241.683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8:.G18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9:.G19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20:.G20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21:.G21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3" calcext:value-type="float" table:number-columns-spanned="1" table:number-rows-spanned="9">
            <text:p>3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8359922" calcext:value-type="float">
            <text:p>6.398.359.922</text:p>
          </table:table-cell>
          <table:table-cell table:style-name="ce19" office:value-type="float" office:value="6396245950" calcext:value-type="float">
            <text:p>6.396.245.950</text:p>
          </table:table-cell>
          <table:table-cell table:style-name="ce19" office:value-type="float" office:value="6389204734" calcext:value-type="float">
            <text:p>6.389.204.734</text:p>
          </table:table-cell>
          <table:table-cell table:style-name="ce19" office:value-type="float" office:value="6392147859" calcext:value-type="float">
            <text:p>6.392.147.859</text:p>
          </table:table-cell>
          <table:table-cell table:style-name="ce19" office:value-type="float" office:value="6347787721" calcext:value-type="float">
            <text:p>6.347.787.721</text:p>
          </table:table-cell>
          <table:table-cell table:style-name="ce17"/>
          <table:table-cell table:style-name="ce20" table:formula="of:=AVERAGE([.C22:.G22])" office:value-type="float" office:value="6384749237.2" calcext:value-type="float">
            <text:p>6.384.749.237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5101480" calcext:value-type="float">
            <text:p>545.101.480</text:p>
          </table:table-cell>
          <table:table-cell table:style-name="ce19" office:value-type="float" office:value="544064645" calcext:value-type="float">
            <text:p>544.064.645</text:p>
          </table:table-cell>
          <table:table-cell table:style-name="ce19" office:value-type="float" office:value="542836221" calcext:value-type="float">
            <text:p>542.836.221</text:p>
          </table:table-cell>
          <table:table-cell table:style-name="ce19" office:value-type="float" office:value="543385695" calcext:value-type="float">
            <text:p>543.385.695</text:p>
          </table:table-cell>
          <table:table-cell table:style-name="ce19" office:value-type="float" office:value="539517177" calcext:value-type="float">
            <text:p>539.517.177</text:p>
          </table:table-cell>
          <table:table-cell table:style-name="ce17"/>
          <table:table-cell table:style-name="ce20" table:formula="of:=AVERAGE([.C23:.G23])" office:value-type="float" office:value="542981043.6" calcext:value-type="float">
            <text:p>542.981.043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5138404" calcext:value-type="float">
            <text:p>2.225.138.404</text:p>
          </table:table-cell>
          <table:table-cell table:style-name="ce19" office:value-type="float" office:value="2225785632" calcext:value-type="float">
            <text:p>2.225.785.632</text:p>
          </table:table-cell>
          <table:table-cell table:style-name="ce19" office:value-type="float" office:value="2222980615" calcext:value-type="float">
            <text:p>2.222.980.615</text:p>
          </table:table-cell>
          <table:table-cell table:style-name="ce19" office:value-type="float" office:value="2224566374" calcext:value-type="float">
            <text:p>2.224.566.374</text:p>
          </table:table-cell>
          <table:table-cell table:style-name="ce19" office:value-type="float" office:value="2209594997" calcext:value-type="float">
            <text:p>2.209.594.997</text:p>
          </table:table-cell>
          <table:table-cell table:style-name="ce17"/>
          <table:table-cell table:style-name="ce20" table:formula="of:=AVERAGE([.C24:.G24])" office:value-type="float" office:value="2221613204.4" calcext:value-type="float">
            <text:p>2.221.613.204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815724" calcext:value-type="float">
            <text:p>513.815.724</text:p>
          </table:table-cell>
          <table:table-cell table:style-name="ce19" office:value-type="float" office:value="514441035" calcext:value-type="float">
            <text:p>514.441.035</text:p>
          </table:table-cell>
          <table:table-cell table:style-name="ce19" office:value-type="float" office:value="513111463" calcext:value-type="float">
            <text:p>513.111.463</text:p>
          </table:table-cell>
          <table:table-cell table:style-name="ce19" office:value-type="float" office:value="514033302" calcext:value-type="float">
            <text:p>514.033.302</text:p>
          </table:table-cell>
          <table:table-cell table:style-name="ce19" office:value-type="float" office:value="499779239" calcext:value-type="float">
            <text:p>499.779.239</text:p>
          </table:table-cell>
          <table:table-cell table:style-name="ce17"/>
          <table:table-cell table:style-name="ce20" table:formula="of:=AVERAGE([.C25:.G25])" office:value-type="float" office:value="511036152.6" calcext:value-type="float">
            <text:p>511.036.152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236" calcext:value-type="float">
            <text:p>8.244.236</text:p>
          </table:table-cell>
          <table:table-cell table:style-name="ce19" office:value-type="float" office:value="8244365" calcext:value-type="float">
            <text:p>8.244.365</text:p>
          </table:table-cell>
          <table:table-cell table:style-name="ce19" office:value-type="float" office:value="8237390" calcext:value-type="float">
            <text:p>8.237.390</text:p>
          </table:table-cell>
          <table:table-cell table:style-name="ce19" office:value-type="float" office:value="8244364" calcext:value-type="float">
            <text:p>8.244.364</text:p>
          </table:table-cell>
          <table:table-cell table:style-name="ce19" office:value-type="float" office:value="8237380" calcext:value-type="float">
            <text:p>8.237.380</text:p>
          </table:table-cell>
          <table:table-cell table:style-name="ce17"/>
          <table:table-cell table:style-name="ce20" table:formula="of:=AVERAGE([.C26:.G26])" office:value-type="float" office:value="8241547" calcext:value-type="float">
            <text:p>8.241.547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27:.G27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28:.G28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29:.G29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30:.G30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4" calcext:value-type="float" table:number-columns-spanned="1" table:number-rows-spanned="9">
            <text:p>4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7814792" calcext:value-type="float">
            <text:p>6.397.814.792</text:p>
          </table:table-cell>
          <table:table-cell office:value-type="float" office:value="6394341460" calcext:value-type="float">
            <text:p>6.394.341.460</text:p>
          </table:table-cell>
          <table:table-cell office:value-type="float" office:value="6388050118" calcext:value-type="float">
            <text:p>6.388.050.118</text:p>
          </table:table-cell>
          <table:table-cell office:value-type="float" office:value="6391833767" calcext:value-type="float">
            <text:p>6.391.833.767</text:p>
          </table:table-cell>
          <table:table-cell office:value-type="float" office:value="6348046963" calcext:value-type="float">
            <text:p>6.348.046.963</text:p>
          </table:table-cell>
          <table:table-cell/>
          <table:table-cell table:formula="of:=AVERAGE([.C31:.G31])" office:value-type="float" office:value="6384017420" calcext:value-type="float">
            <text:p>6.384.017.420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875753" calcext:value-type="float">
            <text:p>544.875.753</text:p>
          </table:table-cell>
          <table:table-cell office:value-type="float" office:value="543536993" calcext:value-type="float">
            <text:p>543.536.993</text:p>
          </table:table-cell>
          <table:table-cell office:value-type="float" office:value="542549824" calcext:value-type="float">
            <text:p>542.549.824</text:p>
          </table:table-cell>
          <table:table-cell office:value-type="float" office:value="543274495" calcext:value-type="float">
            <text:p>543.274.495</text:p>
          </table:table-cell>
          <table:table-cell office:value-type="float" office:value="539586575" calcext:value-type="float">
            <text:p>539.586.575</text:p>
          </table:table-cell>
          <table:table-cell/>
          <table:table-cell table:formula="of:=AVERAGE([.C32:.G32])" office:value-type="float" office:value="542764728" calcext:value-type="float">
            <text:p>542.764.72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5054941" calcext:value-type="float">
            <text:p>2.225.054.941</text:p>
          </table:table-cell>
          <table:table-cell office:value-type="float" office:value="2225419831" calcext:value-type="float">
            <text:p>2.225.419.831</text:p>
          </table:table-cell>
          <table:table-cell office:value-type="float" office:value="2222873911" calcext:value-type="float">
            <text:p>2.222.873.911</text:p>
          </table:table-cell>
          <table:table-cell office:value-type="float" office:value="2224269911" calcext:value-type="float">
            <text:p>2.224.269.911</text:p>
          </table:table-cell>
          <table:table-cell office:value-type="float" office:value="2209658956" calcext:value-type="float">
            <text:p>2.209.658.956</text:p>
          </table:table-cell>
          <table:table-cell/>
          <table:table-cell table:formula="of:=AVERAGE([.C33:.G33])" office:value-type="float" office:value="2221455510" calcext:value-type="float">
            <text:p>2.221.455.510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792791" calcext:value-type="float">
            <text:p>513.792.791</text:p>
          </table:table-cell>
          <table:table-cell office:value-type="float" office:value="514184269" calcext:value-type="float">
            <text:p>514.184.269</text:p>
          </table:table-cell>
          <table:table-cell office:value-type="float" office:value="512914490" calcext:value-type="float">
            <text:p>512.914.490</text:p>
          </table:table-cell>
          <table:table-cell office:value-type="float" office:value="513928550" calcext:value-type="float">
            <text:p>513.928.550</text:p>
          </table:table-cell>
          <table:table-cell office:value-type="float" office:value="499847842" calcext:value-type="float">
            <text:p>499.847.842</text:p>
          </table:table-cell>
          <table:table-cell/>
          <table:table-cell table:formula="of:=AVERAGE([.C34:.G34])" office:value-type="float" office:value="510933588.4" calcext:value-type="float">
            <text:p>510.933.588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347" calcext:value-type="float">
            <text:p>8.244.347</text:p>
          </table:table-cell>
          <table:table-cell office:value-type="float" office:value="8244489" calcext:value-type="float">
            <text:p>8.244.489</text:p>
          </table:table-cell>
          <table:table-cell office:value-type="float" office:value="8237616" calcext:value-type="float">
            <text:p>8.237.616</text:p>
          </table:table-cell>
          <table:table-cell office:value-type="float" office:value="8244568" calcext:value-type="float">
            <text:p>8.244.568</text:p>
          </table:table-cell>
          <table:table-cell office:value-type="float" office:value="8237518" calcext:value-type="float">
            <text:p>8.237.518</text:p>
          </table:table-cell>
          <table:table-cell/>
          <table:table-cell table:formula="of:=AVERAGE([.C35:.G35])" office:value-type="float" office:value="8241707.6" calcext:value-type="float">
            <text:p>8.241.707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36:.G36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37:.G37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38:.G38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39:.G39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5" calcext:value-type="float" table:number-columns-spanned="1" table:number-rows-spanned="9">
            <text:p>5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6169160" calcext:value-type="float">
            <text:p>6.396.169.160</text:p>
          </table:table-cell>
          <table:table-cell table:style-name="ce19" office:value-type="float" office:value="6392576211" calcext:value-type="float">
            <text:p>6.392.576.211</text:p>
          </table:table-cell>
          <table:table-cell table:style-name="ce19" office:value-type="float" office:value="6386422778" calcext:value-type="float">
            <text:p>6.386.422.778</text:p>
          </table:table-cell>
          <table:table-cell table:style-name="ce19" office:value-type="float" office:value="6390174805" calcext:value-type="float">
            <text:p>6.390.174.805</text:p>
          </table:table-cell>
          <table:table-cell table:style-name="ce19" office:value-type="float" office:value="6347616668" calcext:value-type="float">
            <text:p>6.347.616.668</text:p>
          </table:table-cell>
          <table:table-cell table:style-name="ce17"/>
          <table:table-cell table:style-name="ce20" table:formula="of:=AVERAGE([.C40:.G40])" office:value-type="float" office:value="6382591924.4" calcext:value-type="float">
            <text:p>6.382.591.924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462737" calcext:value-type="float">
            <text:p>544.462.737</text:p>
          </table:table-cell>
          <table:table-cell table:style-name="ce19" office:value-type="float" office:value="543245882" calcext:value-type="float">
            <text:p>543.245.882</text:p>
          </table:table-cell>
          <table:table-cell table:style-name="ce19" office:value-type="float" office:value="542132056" calcext:value-type="float">
            <text:p>542.132.056</text:p>
          </table:table-cell>
          <table:table-cell table:style-name="ce19" office:value-type="float" office:value="542859663" calcext:value-type="float">
            <text:p>542.859.663</text:p>
          </table:table-cell>
          <table:table-cell table:style-name="ce19" office:value-type="float" office:value="539506193" calcext:value-type="float">
            <text:p>539.506.193</text:p>
          </table:table-cell>
          <table:table-cell table:style-name="ce17"/>
          <table:table-cell table:style-name="ce20" table:formula="of:=AVERAGE([.C41:.G41])" office:value-type="float" office:value="542441306.2" calcext:value-type="float">
            <text:p>542.441.306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607713" calcext:value-type="float">
            <text:p>2.224.607.713</text:p>
          </table:table-cell>
          <table:table-cell table:style-name="ce19" office:value-type="float" office:value="2224957659" calcext:value-type="float">
            <text:p>2.224.957.659</text:p>
          </table:table-cell>
          <table:table-cell table:style-name="ce19" office:value-type="float" office:value="2222537492" calcext:value-type="float">
            <text:p>2.222.537.492</text:p>
          </table:table-cell>
          <table:table-cell table:style-name="ce19" office:value-type="float" office:value="2223990690" calcext:value-type="float">
            <text:p>2.223.990.690</text:p>
          </table:table-cell>
          <table:table-cell table:style-name="ce19" office:value-type="float" office:value="2209630624" calcext:value-type="float">
            <text:p>2.209.630.624</text:p>
          </table:table-cell>
          <table:table-cell table:style-name="ce17"/>
          <table:table-cell table:style-name="ce20" table:formula="of:=AVERAGE([.C42:.G42])" office:value-type="float" office:value="2221144835.6" calcext:value-type="float">
            <text:p>2.221.144.835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525076" calcext:value-type="float">
            <text:p>513.525.076</text:p>
          </table:table-cell>
          <table:table-cell table:style-name="ce19" office:value-type="float" office:value="513846095" calcext:value-type="float">
            <text:p>513.846.095</text:p>
          </table:table-cell>
          <table:table-cell table:style-name="ce19" office:value-type="float" office:value="512738849" calcext:value-type="float">
            <text:p>512.738.849</text:p>
          </table:table-cell>
          <table:table-cell table:style-name="ce19" office:value-type="float" office:value="513719728" calcext:value-type="float">
            <text:p>513.719.728</text:p>
          </table:table-cell>
          <table:table-cell table:style-name="ce19" office:value-type="float" office:value="499769901" calcext:value-type="float">
            <text:p>499.769.901</text:p>
          </table:table-cell>
          <table:table-cell table:style-name="ce17"/>
          <table:table-cell table:style-name="ce20" table:formula="of:=AVERAGE([.C43:.G43])" office:value-type="float" office:value="510719929.8" calcext:value-type="float">
            <text:p>510.719.929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230" calcext:value-type="float">
            <text:p>8.244.230</text:p>
          </table:table-cell>
          <table:table-cell table:style-name="ce19" office:value-type="float" office:value="8244364" calcext:value-type="float">
            <text:p>8.244.364</text:p>
          </table:table-cell>
          <table:table-cell table:style-name="ce19" office:value-type="float" office:value="8237376" calcext:value-type="float">
            <text:p>8.237.376</text:p>
          </table:table-cell>
          <table:table-cell table:style-name="ce19" office:value-type="float" office:value="8244258" calcext:value-type="float">
            <text:p>8.244.258</text:p>
          </table:table-cell>
          <table:table-cell table:style-name="ce19" office:value-type="float" office:value="8237515" calcext:value-type="float">
            <text:p>8.237.515</text:p>
          </table:table-cell>
          <table:table-cell table:style-name="ce17"/>
          <table:table-cell table:style-name="ce20" table:formula="of:=AVERAGE([.C44:.G44])" office:value-type="float" office:value="8241548.6" calcext:value-type="float">
            <text:p>8.241.548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45:.G45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46:.G46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47:.G47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48:.G48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6" calcext:value-type="float" table:number-columns-spanned="1" table:number-rows-spanned="9">
            <text:p>6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4815763" calcext:value-type="float">
            <text:p>6.394.815.763</text:p>
          </table:table-cell>
          <table:table-cell office:value-type="float" office:value="6393148575" calcext:value-type="float">
            <text:p>6.393.148.575</text:p>
          </table:table-cell>
          <table:table-cell office:value-type="float" office:value="6388514594" calcext:value-type="float">
            <text:p>6.388.514.594</text:p>
          </table:table-cell>
          <table:table-cell office:value-type="float" office:value="6390465164" calcext:value-type="float">
            <text:p>6.390.465.164</text:p>
          </table:table-cell>
          <table:table-cell office:value-type="float" office:value="6347445780" calcext:value-type="float">
            <text:p>6.347.445.780</text:p>
          </table:table-cell>
          <table:table-cell/>
          <table:table-cell table:formula="of:=AVERAGE([.C49:.G49])" office:value-type="float" office:value="6382877975.2" calcext:value-type="float">
            <text:p>6.382.877.975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180675" calcext:value-type="float">
            <text:p>544.180.675</text:p>
          </table:table-cell>
          <table:table-cell office:value-type="float" office:value="543414323" calcext:value-type="float">
            <text:p>543.414.323</text:p>
          </table:table-cell>
          <table:table-cell office:value-type="float" office:value="542571082" calcext:value-type="float">
            <text:p>542.571.082</text:p>
          </table:table-cell>
          <table:table-cell office:value-type="float" office:value="542928935" calcext:value-type="float">
            <text:p>542.928.935</text:p>
          </table:table-cell>
          <table:table-cell office:value-type="float" office:value="539457994" calcext:value-type="float">
            <text:p>539.457.994</text:p>
          </table:table-cell>
          <table:table-cell/>
          <table:table-cell table:formula="of:=AVERAGE([.C50:.G50])" office:value-type="float" office:value="542510601.8" calcext:value-type="float">
            <text:p>542.510.601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267633" calcext:value-type="float">
            <text:p>2.224.267.633</text:p>
          </table:table-cell>
          <table:table-cell office:value-type="float" office:value="2224984582" calcext:value-type="float">
            <text:p>2.224.984.582</text:p>
          </table:table-cell>
          <table:table-cell office:value-type="float" office:value="2222976567" calcext:value-type="float">
            <text:p>2.222.976.567</text:p>
          </table:table-cell>
          <table:table-cell office:value-type="float" office:value="2223982801" calcext:value-type="float">
            <text:p>2.223.982.801</text:p>
          </table:table-cell>
          <table:table-cell office:value-type="float" office:value="2209670746" calcext:value-type="float">
            <text:p>2.209.670.746</text:p>
          </table:table-cell>
          <table:table-cell/>
          <table:table-cell table:formula="of:=AVERAGE([.C51:.G51])" office:value-type="float" office:value="2221176465.8" calcext:value-type="float">
            <text:p>2.221.176.465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347573" calcext:value-type="float">
            <text:p>513.347.573</text:p>
          </table:table-cell>
          <table:table-cell office:value-type="float" office:value="513872376" calcext:value-type="float">
            <text:p>513.872.376</text:p>
          </table:table-cell>
          <table:table-cell office:value-type="float" office:value="513046270" calcext:value-type="float">
            <text:p>513.046.270</text:p>
          </table:table-cell>
          <table:table-cell office:value-type="float" office:value="513764326" calcext:value-type="float">
            <text:p>513.764.326</text:p>
          </table:table-cell>
          <table:table-cell office:value-type="float" office:value="499770507" calcext:value-type="float">
            <text:p>499.770.507</text:p>
          </table:table-cell>
          <table:table-cell/>
          <table:table-cell table:formula="of:=AVERAGE([.C52:.G52])" office:value-type="float" office:value="510760210.4" calcext:value-type="float">
            <text:p>510.760.210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261" calcext:value-type="float">
            <text:p>8.244.261</text:p>
          </table:table-cell>
          <table:table-cell office:value-type="float" office:value="8244316" calcext:value-type="float">
            <text:p>8.244.316</text:p>
          </table:table-cell>
          <table:table-cell office:value-type="float" office:value="8237508" calcext:value-type="float">
            <text:p>8.237.508</text:p>
          </table:table-cell>
          <table:table-cell office:value-type="float" office:value="8244483" calcext:value-type="float">
            <text:p>8.244.483</text:p>
          </table:table-cell>
          <table:table-cell office:value-type="float" office:value="8237381" calcext:value-type="float">
            <text:p>8.237.381</text:p>
          </table:table-cell>
          <table:table-cell/>
          <table:table-cell table:formula="of:=AVERAGE([.C53:.G53])" office:value-type="float" office:value="8241589.8" calcext:value-type="float">
            <text:p>8.241.589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54:.G54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55:.G55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56:.G56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57:.G57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7" calcext:value-type="float" table:number-columns-spanned="1" table:number-rows-spanned="9">
            <text:p>7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5482941" calcext:value-type="float">
            <text:p>6.395.482.941</text:p>
          </table:table-cell>
          <table:table-cell table:style-name="ce19" office:value-type="float" office:value="6394268236" calcext:value-type="float">
            <text:p>6.394.268.236</text:p>
          </table:table-cell>
          <table:table-cell table:style-name="ce19" office:value-type="float" office:value="6387132289" calcext:value-type="float">
            <text:p>6.387.132.289</text:p>
          </table:table-cell>
          <table:table-cell table:style-name="ce19" office:value-type="float" office:value="6393845465" calcext:value-type="float">
            <text:p>6.393.845.465</text:p>
          </table:table-cell>
          <table:table-cell table:style-name="ce19" office:value-type="float" office:value="6347916286" calcext:value-type="float">
            <text:p>6.347.916.286</text:p>
          </table:table-cell>
          <table:table-cell table:style-name="ce17"/>
          <table:table-cell table:style-name="ce20" table:formula="of:=AVERAGE([.C58:.G58])" office:value-type="float" office:value="6383729043.4" calcext:value-type="float">
            <text:p>6.383.729.043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363999" calcext:value-type="float">
            <text:p>544.363.999</text:p>
          </table:table-cell>
          <table:table-cell table:style-name="ce19" office:value-type="float" office:value="543653007" calcext:value-type="float">
            <text:p>543.653.007</text:p>
          </table:table-cell>
          <table:table-cell table:style-name="ce19" office:value-type="float" office:value="542235356" calcext:value-type="float">
            <text:p>542.235.356</text:p>
          </table:table-cell>
          <table:table-cell table:style-name="ce19" office:value-type="float" office:value="543700754" calcext:value-type="float">
            <text:p>543.700.754</text:p>
          </table:table-cell>
          <table:table-cell table:style-name="ce19" office:value-type="float" office:value="539511537" calcext:value-type="float">
            <text:p>539.511.537</text:p>
          </table:table-cell>
          <table:table-cell table:style-name="ce17"/>
          <table:table-cell table:style-name="ce20" table:formula="of:=AVERAGE([.C59:.G59])" office:value-type="float" office:value="542692930.6" calcext:value-type="float">
            <text:p>542.692.930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578241" calcext:value-type="float">
            <text:p>2.224.578.241</text:p>
          </table:table-cell>
          <table:table-cell table:style-name="ce19" office:value-type="float" office:value="2225332933" calcext:value-type="float">
            <text:p>2.225.332.933</text:p>
          </table:table-cell>
          <table:table-cell table:style-name="ce19" office:value-type="float" office:value="2222632980" calcext:value-type="float">
            <text:p>2.222.632.980</text:p>
          </table:table-cell>
          <table:table-cell table:style-name="ce19" office:value-type="float" office:value="2224737412" calcext:value-type="float">
            <text:p>2.224.737.412</text:p>
          </table:table-cell>
          <table:table-cell table:style-name="ce19" office:value-type="float" office:value="2209724535" calcext:value-type="float">
            <text:p>2.209.724.535</text:p>
          </table:table-cell>
          <table:table-cell table:style-name="ce17"/>
          <table:table-cell table:style-name="ce20" table:formula="of:=AVERAGE([.C60:.G60])" office:value-type="float" office:value="2221401220.2" calcext:value-type="float">
            <text:p>2.221.401.220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426923" calcext:value-type="float">
            <text:p>513.426.923</text:p>
          </table:table-cell>
          <table:table-cell table:style-name="ce19" office:value-type="float" office:value="514102611" calcext:value-type="float">
            <text:p>514.102.611</text:p>
          </table:table-cell>
          <table:table-cell table:style-name="ce19" office:value-type="float" office:value="512894412" calcext:value-type="float">
            <text:p>512.894.412</text:p>
          </table:table-cell>
          <table:table-cell table:style-name="ce19" office:value-type="float" office:value="514281054" calcext:value-type="float">
            <text:p>514.281.054</text:p>
          </table:table-cell>
          <table:table-cell table:style-name="ce19" office:value-type="float" office:value="499837661" calcext:value-type="float">
            <text:p>499.837.661</text:p>
          </table:table-cell>
          <table:table-cell table:style-name="ce17"/>
          <table:table-cell table:style-name="ce20" table:formula="of:=AVERAGE([.C61:.G61])" office:value-type="float" office:value="510908532.2" calcext:value-type="float">
            <text:p>510.908.532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236" calcext:value-type="float">
            <text:p>8.244.236</text:p>
          </table:table-cell>
          <table:table-cell table:style-name="ce19" office:value-type="float" office:value="8244346" calcext:value-type="float">
            <text:p>8.244.346</text:p>
          </table:table-cell>
          <table:table-cell table:style-name="ce19" office:value-type="float" office:value="8237364" calcext:value-type="float">
            <text:p>8.237.364</text:p>
          </table:table-cell>
          <table:table-cell table:style-name="ce19" office:value-type="float" office:value="8244367" calcext:value-type="float">
            <text:p>8.244.367</text:p>
          </table:table-cell>
          <table:table-cell table:style-name="ce19" office:value-type="float" office:value="8237381" calcext:value-type="float">
            <text:p>8.237.381</text:p>
          </table:table-cell>
          <table:table-cell table:style-name="ce17"/>
          <table:table-cell table:style-name="ce20" table:formula="of:=AVERAGE([.C62:.G62])" office:value-type="float" office:value="8241538.8" calcext:value-type="float">
            <text:p>8.241.538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63:.G63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64:.G64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65:.G65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66:.G66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8" calcext:value-type="float" table:number-columns-spanned="1" table:number-rows-spanned="9">
            <text:p>8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269916" calcext:value-type="float">
            <text:p>6.396.269.916</text:p>
          </table:table-cell>
          <table:table-cell office:value-type="float" office:value="6394430937" calcext:value-type="float">
            <text:p>6.394.430.937</text:p>
          </table:table-cell>
          <table:table-cell office:value-type="float" office:value="6387346527" calcext:value-type="float">
            <text:p>6.387.346.527</text:p>
          </table:table-cell>
          <table:table-cell office:value-type="float" office:value="6393446479" calcext:value-type="float">
            <text:p>6.393.446.479</text:p>
          </table:table-cell>
          <table:table-cell office:value-type="float" office:value="6348417071" calcext:value-type="float">
            <text:p>6.348.417.071</text:p>
          </table:table-cell>
          <table:table-cell/>
          <table:table-cell table:formula="of:=AVERAGE([.C67:.G67])" office:value-type="float" office:value="6383982186" calcext:value-type="float">
            <text:p>6.383.982.18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510226" calcext:value-type="float">
            <text:p>544.510.226</text:p>
          </table:table-cell>
          <table:table-cell office:value-type="float" office:value="543651527" calcext:value-type="float">
            <text:p>543.651.527</text:p>
          </table:table-cell>
          <table:table-cell office:value-type="float" office:value="542314690" calcext:value-type="float">
            <text:p>542.314.690</text:p>
          </table:table-cell>
          <table:table-cell office:value-type="float" office:value="543692563" calcext:value-type="float">
            <text:p>543.692.563</text:p>
          </table:table-cell>
          <table:table-cell office:value-type="float" office:value="539685195" calcext:value-type="float">
            <text:p>539.685.195</text:p>
          </table:table-cell>
          <table:table-cell/>
          <table:table-cell table:formula="of:=AVERAGE([.C68:.G68])" office:value-type="float" office:value="542770840.2" calcext:value-type="float">
            <text:p>542.770.840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837879" calcext:value-type="float">
            <text:p>2.224.837.879</text:p>
          </table:table-cell>
          <table:table-cell office:value-type="float" office:value="2225491531" calcext:value-type="float">
            <text:p>2.225.491.531</text:p>
          </table:table-cell>
          <table:table-cell office:value-type="float" office:value="2222590013" calcext:value-type="float">
            <text:p>2.222.590.013</text:p>
          </table:table-cell>
          <table:table-cell office:value-type="float" office:value="2224764044" calcext:value-type="float">
            <text:p>2.224.764.044</text:p>
          </table:table-cell>
          <table:table-cell office:value-type="float" office:value="2209748399" calcext:value-type="float">
            <text:p>2.209.748.399</text:p>
          </table:table-cell>
          <table:table-cell/>
          <table:table-cell table:formula="of:=AVERAGE([.C69:.G69])" office:value-type="float" office:value="2221486373.2" calcext:value-type="float">
            <text:p>2.221.486.373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566427" calcext:value-type="float">
            <text:p>513.566.427</text:p>
          </table:table-cell>
          <table:table-cell office:value-type="float" office:value="514170578" calcext:value-type="float">
            <text:p>514.170.578</text:p>
          </table:table-cell>
          <table:table-cell office:value-type="float" office:value="512843847" calcext:value-type="float">
            <text:p>512.843.847</text:p>
          </table:table-cell>
          <table:table-cell office:value-type="float" office:value="514147322" calcext:value-type="float">
            <text:p>514.147.322</text:p>
          </table:table-cell>
          <table:table-cell office:value-type="float" office:value="499846991" calcext:value-type="float">
            <text:p>499.846.991</text:p>
          </table:table-cell>
          <table:table-cell/>
          <table:table-cell table:formula="of:=AVERAGE([.C70:.G70])" office:value-type="float" office:value="510915033" calcext:value-type="float">
            <text:p>510.915.033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470" calcext:value-type="float">
            <text:p>8.244.470</text:p>
          </table:table-cell>
          <table:table-cell office:value-type="float" office:value="8244362" calcext:value-type="float">
            <text:p>8.244.362</text:p>
          </table:table-cell>
          <table:table-cell office:value-type="float" office:value="8237496" calcext:value-type="float">
            <text:p>8.237.496</text:p>
          </table:table-cell>
          <table:table-cell office:value-type="float" office:value="8244490" calcext:value-type="float">
            <text:p>8.244.490</text:p>
          </table:table-cell>
          <table:table-cell office:value-type="float" office:value="8237507" calcext:value-type="float">
            <text:p>8.237.507</text:p>
          </table:table-cell>
          <table:table-cell/>
          <table:table-cell table:formula="of:=AVERAGE([.C71:.G71])" office:value-type="float" office:value="8241665" calcext:value-type="float">
            <text:p>8.241.665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72:.G72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73:.G73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74:.G74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75:.G75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9" calcext:value-type="float" table:number-columns-spanned="1" table:number-rows-spanned="9">
            <text:p>9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6143419" calcext:value-type="float">
            <text:p>6.396.143.419</text:p>
          </table:table-cell>
          <table:table-cell table:style-name="ce19" office:value-type="float" office:value="6394404943" calcext:value-type="float">
            <text:p>6.394.404.943</text:p>
          </table:table-cell>
          <table:table-cell table:style-name="ce19" office:value-type="float" office:value="6389852206" calcext:value-type="float">
            <text:p>6.389.852.206</text:p>
          </table:table-cell>
          <table:table-cell table:style-name="ce19" office:value-type="float" office:value="6393028246" calcext:value-type="float">
            <text:p>6.393.028.246</text:p>
          </table:table-cell>
          <table:table-cell table:style-name="ce19" office:value-type="float" office:value="6348635701" calcext:value-type="float">
            <text:p>6.348.635.701</text:p>
          </table:table-cell>
          <table:table-cell table:style-name="ce17"/>
          <table:table-cell table:style-name="ce20" table:formula="of:=AVERAGE([.C76:.G76])" office:value-type="float" office:value="6384412903" calcext:value-type="float">
            <text:p>6.384.412.903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491037" calcext:value-type="float">
            <text:p>544.491.037</text:p>
          </table:table-cell>
          <table:table-cell table:style-name="ce19" office:value-type="float" office:value="543625025" calcext:value-type="float">
            <text:p>543.625.025</text:p>
          </table:table-cell>
          <table:table-cell table:style-name="ce19" office:value-type="float" office:value="542957280" calcext:value-type="float">
            <text:p>542.957.280</text:p>
          </table:table-cell>
          <table:table-cell table:style-name="ce19" office:value-type="float" office:value="543565608" calcext:value-type="float">
            <text:p>543.565.608</text:p>
          </table:table-cell>
          <table:table-cell table:style-name="ce19" office:value-type="float" office:value="539737705" calcext:value-type="float">
            <text:p>539.737.705</text:p>
          </table:table-cell>
          <table:table-cell table:style-name="ce17"/>
          <table:table-cell table:style-name="ce20" table:formula="of:=AVERAGE([.C77:.G77])" office:value-type="float" office:value="542875331" calcext:value-type="float">
            <text:p>542.875.331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736970" calcext:value-type="float">
            <text:p>2.224.736.970</text:p>
          </table:table-cell>
          <table:table-cell table:style-name="ce19" office:value-type="float" office:value="2225309289" calcext:value-type="float">
            <text:p>2.225.309.289</text:p>
          </table:table-cell>
          <table:table-cell table:style-name="ce19" office:value-type="float" office:value="2223102697" calcext:value-type="float">
            <text:p>2.223.102.697</text:p>
          </table:table-cell>
          <table:table-cell table:style-name="ce19" office:value-type="float" office:value="2224502060" calcext:value-type="float">
            <text:p>2.224.502.060</text:p>
          </table:table-cell>
          <table:table-cell table:style-name="ce19" office:value-type="float" office:value="2209801377" calcext:value-type="float">
            <text:p>2.209.801.377</text:p>
          </table:table-cell>
          <table:table-cell table:style-name="ce17"/>
          <table:table-cell table:style-name="ce20" table:formula="of:=AVERAGE([.C78:.G78])" office:value-type="float" office:value="2221490478.6" calcext:value-type="float">
            <text:p>2.221.490.478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514536" calcext:value-type="float">
            <text:p>513.514.536</text:p>
          </table:table-cell>
          <table:table-cell table:style-name="ce19" office:value-type="float" office:value="514103339" calcext:value-type="float">
            <text:p>514.103.339</text:p>
          </table:table-cell>
          <table:table-cell table:style-name="ce19" office:value-type="float" office:value="513212221" calcext:value-type="float">
            <text:p>513.212.221</text:p>
          </table:table-cell>
          <table:table-cell table:style-name="ce19" office:value-type="float" office:value="514110959" calcext:value-type="float">
            <text:p>514.110.959</text:p>
          </table:table-cell>
          <table:table-cell table:style-name="ce19" office:value-type="float" office:value="499892052" calcext:value-type="float">
            <text:p>499.892.052</text:p>
          </table:table-cell>
          <table:table-cell table:style-name="ce17"/>
          <table:table-cell table:style-name="ce20" table:formula="of:=AVERAGE([.C79:.G79])" office:value-type="float" office:value="510966621.4" calcext:value-type="float">
            <text:p>510.966.621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227" calcext:value-type="float">
            <text:p>8.244.227</text:p>
          </table:table-cell>
          <table:table-cell table:style-name="ce19" office:value-type="float" office:value="8244338" calcext:value-type="float">
            <text:p>8.244.338</text:p>
          </table:table-cell>
          <table:table-cell table:style-name="ce19" office:value-type="float" office:value="8237480" calcext:value-type="float">
            <text:p>8.237.480</text:p>
          </table:table-cell>
          <table:table-cell table:style-name="ce19" office:value-type="float" office:value="8244355" calcext:value-type="float">
            <text:p>8.244.355</text:p>
          </table:table-cell>
          <table:table-cell table:style-name="ce19" office:value-type="float" office:value="8237394" calcext:value-type="float">
            <text:p>8.237.394</text:p>
          </table:table-cell>
          <table:table-cell table:style-name="ce17"/>
          <table:table-cell table:style-name="ce20" table:formula="of:=AVERAGE([.C80:.G80])" office:value-type="float" office:value="8241558.8" calcext:value-type="float">
            <text:p>8.241.558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81:.G81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82:.G82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83:.G83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84:.G84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10" calcext:value-type="float" table:number-columns-spanned="1" table:number-rows-spanned="9">
            <text:p>10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7455071" calcext:value-type="float">
            <text:p>6.397.455.071</text:p>
          </table:table-cell>
          <table:table-cell office:value-type="float" office:value="6391060581" calcext:value-type="float">
            <text:p>6.391.060.581</text:p>
          </table:table-cell>
          <table:table-cell office:value-type="float" office:value="6388599326" calcext:value-type="float">
            <text:p>6.388.599.326</text:p>
          </table:table-cell>
          <table:table-cell office:value-type="float" office:value="6392989177" calcext:value-type="float">
            <text:p>6.392.989.177</text:p>
          </table:table-cell>
          <table:table-cell office:value-type="float" office:value="6348869663" calcext:value-type="float">
            <text:p>6.348.869.663</text:p>
          </table:table-cell>
          <table:table-cell/>
          <table:table-cell table:formula="of:=AVERAGE([.C85:.G85])" office:value-type="float" office:value="6383794763.6" calcext:value-type="float">
            <text:p>6.383.794.763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725025" calcext:value-type="float">
            <text:p>544.725.025</text:p>
          </table:table-cell>
          <table:table-cell office:value-type="float" office:value="542861863" calcext:value-type="float">
            <text:p>542.861.863</text:p>
          </table:table-cell>
          <table:table-cell office:value-type="float" office:value="542625298" calcext:value-type="float">
            <text:p>542.625.298</text:p>
          </table:table-cell>
          <table:table-cell office:value-type="float" office:value="543544293" calcext:value-type="float">
            <text:p>543.544.293</text:p>
          </table:table-cell>
          <table:table-cell office:value-type="float" office:value="539759785" calcext:value-type="float">
            <text:p>539.759.785</text:p>
          </table:table-cell>
          <table:table-cell/>
          <table:table-cell table:formula="of:=AVERAGE([.C86:.G86])" office:value-type="float" office:value="542703252.8" calcext:value-type="float">
            <text:p>542.703.252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968344" calcext:value-type="float">
            <text:p>2.224.968.344</text:p>
          </table:table-cell>
          <table:table-cell office:value-type="float" office:value="2224616443" calcext:value-type="float">
            <text:p>2.224.616.443</text:p>
          </table:table-cell>
          <table:table-cell office:value-type="float" office:value="2222961076" calcext:value-type="float">
            <text:p>2.222.961.076</text:p>
          </table:table-cell>
          <table:table-cell office:value-type="float" office:value="2224581976" calcext:value-type="float">
            <text:p>2.224.581.976</text:p>
          </table:table-cell>
          <table:table-cell office:value-type="float" office:value="2209958470" calcext:value-type="float">
            <text:p>2.209.958.470</text:p>
          </table:table-cell>
          <table:table-cell/>
          <table:table-cell table:formula="of:=AVERAGE([.C87:.G87])" office:value-type="float" office:value="2221417261.8" calcext:value-type="float">
            <text:p>2.221.417.261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731639" calcext:value-type="float">
            <text:p>513.731.639</text:p>
          </table:table-cell>
          <table:table-cell office:value-type="float" office:value="513646128" calcext:value-type="float">
            <text:p>513.646.128</text:p>
          </table:table-cell>
          <table:table-cell office:value-type="float" office:value="513088594" calcext:value-type="float">
            <text:p>513.088.594</text:p>
          </table:table-cell>
          <table:table-cell office:value-type="float" office:value="514164188" calcext:value-type="float">
            <text:p>514.164.188</text:p>
          </table:table-cell>
          <table:table-cell office:value-type="float" office:value="500044284" calcext:value-type="float">
            <text:p>500.044.284</text:p>
          </table:table-cell>
          <table:table-cell/>
          <table:table-cell table:formula="of:=AVERAGE([.C88:.G88])" office:value-type="float" office:value="510934966.6" calcext:value-type="float">
            <text:p>510.934.966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495" calcext:value-type="float">
            <text:p>8.244.495</text:p>
          </table:table-cell>
          <table:table-cell office:value-type="float" office:value="8244359" calcext:value-type="float">
            <text:p>8.244.359</text:p>
          </table:table-cell>
          <table:table-cell office:value-type="float" office:value="8237383" calcext:value-type="float">
            <text:p>8.237.383</text:p>
          </table:table-cell>
          <table:table-cell office:value-type="float" office:value="8244476" calcext:value-type="float">
            <text:p>8.244.476</text:p>
          </table:table-cell>
          <table:table-cell office:value-type="float" office:value="8237346" calcext:value-type="float">
            <text:p>8.237.346</text:p>
          </table:table-cell>
          <table:table-cell/>
          <table:table-cell table:formula="of:=AVERAGE([.C89:.G89])" office:value-type="float" office:value="8241611.8" calcext:value-type="float">
            <text:p>8.241.611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90:.G90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91:.G91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92:.G92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93:.G93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11" calcext:value-type="float" table:number-columns-spanned="1" table:number-rows-spanned="9">
            <text:p>11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8096478" calcext:value-type="float">
            <text:p>6.398.096.478</text:p>
          </table:table-cell>
          <table:table-cell table:style-name="ce19" office:value-type="float" office:value="6394384755" calcext:value-type="float">
            <text:p>6.394.384.755</text:p>
          </table:table-cell>
          <table:table-cell table:style-name="ce19" office:value-type="float" office:value="6387372786" calcext:value-type="float">
            <text:p>6.387.372.786</text:p>
          </table:table-cell>
          <table:table-cell table:style-name="ce19" office:value-type="float" office:value="6393042904" calcext:value-type="float">
            <text:p>6.393.042.904</text:p>
          </table:table-cell>
          <table:table-cell table:style-name="ce19" office:value-type="float" office:value="6347682018" calcext:value-type="float">
            <text:p>6.347.682.018</text:p>
          </table:table-cell>
          <table:table-cell table:style-name="ce17"/>
          <table:table-cell table:style-name="ce20" table:formula="of:=AVERAGE([.C94:.G94])" office:value-type="float" office:value="6384115788.2" calcext:value-type="float">
            <text:p>6.384.115.788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890093" calcext:value-type="float">
            <text:p>544.890.093</text:p>
          </table:table-cell>
          <table:table-cell table:style-name="ce19" office:value-type="float" office:value="543626728" calcext:value-type="float">
            <text:p>543.626.728</text:p>
          </table:table-cell>
          <table:table-cell table:style-name="ce19" office:value-type="float" office:value="542302451" calcext:value-type="float">
            <text:p>542.302.451</text:p>
          </table:table-cell>
          <table:table-cell table:style-name="ce19" office:value-type="float" office:value="543520922" calcext:value-type="float">
            <text:p>543.520.922</text:p>
          </table:table-cell>
          <table:table-cell table:style-name="ce19" office:value-type="float" office:value="539489343" calcext:value-type="float">
            <text:p>539.489.343</text:p>
          </table:table-cell>
          <table:table-cell table:style-name="ce17"/>
          <table:table-cell table:style-name="ce20" table:formula="of:=AVERAGE([.C95:.G95])" office:value-type="float" office:value="542765907.4" calcext:value-type="float">
            <text:p>542.765.907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5079861" calcext:value-type="float">
            <text:p>2.225.079.861</text:p>
          </table:table-cell>
          <table:table-cell table:style-name="ce19" office:value-type="float" office:value="2225495905" calcext:value-type="float">
            <text:p>2.225.495.905</text:p>
          </table:table-cell>
          <table:table-cell table:style-name="ce19" office:value-type="float" office:value="2222706062" calcext:value-type="float">
            <text:p>2.222.706.062</text:p>
          </table:table-cell>
          <table:table-cell table:style-name="ce19" office:value-type="float" office:value="2224569824" calcext:value-type="float">
            <text:p>2.224.569.824</text:p>
          </table:table-cell>
          <table:table-cell table:style-name="ce19" office:value-type="float" office:value="2209796675" calcext:value-type="float">
            <text:p>2.209.796.675</text:p>
          </table:table-cell>
          <table:table-cell table:style-name="ce17"/>
          <table:table-cell table:style-name="ce20" table:formula="of:=AVERAGE([.C96:.G96])" office:value-type="float" office:value="2221529665.4" calcext:value-type="float">
            <text:p>2.221.529.665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788819" calcext:value-type="float">
            <text:p>513.788.819</text:p>
          </table:table-cell>
          <table:table-cell table:style-name="ce19" office:value-type="float" office:value="514212067" calcext:value-type="float">
            <text:p>514.212.067</text:p>
          </table:table-cell>
          <table:table-cell table:style-name="ce19" office:value-type="float" office:value="512953646" calcext:value-type="float">
            <text:p>512.953.646</text:p>
          </table:table-cell>
          <table:table-cell table:style-name="ce19" office:value-type="float" office:value="514122452" calcext:value-type="float">
            <text:p>514.122.452</text:p>
          </table:table-cell>
          <table:table-cell table:style-name="ce19" office:value-type="float" office:value="499914412" calcext:value-type="float">
            <text:p>499.914.412</text:p>
          </table:table-cell>
          <table:table-cell table:style-name="ce17"/>
          <table:table-cell table:style-name="ce20" table:formula="of:=AVERAGE([.C97:.G97])" office:value-type="float" office:value="510998279.2" calcext:value-type="float">
            <text:p>510.998.279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268" calcext:value-type="float">
            <text:p>8.244.268</text:p>
          </table:table-cell>
          <table:table-cell table:style-name="ce19" office:value-type="float" office:value="8244223" calcext:value-type="float">
            <text:p>8.244.223</text:p>
          </table:table-cell>
          <table:table-cell table:style-name="ce19" office:value-type="float" office:value="8237372" calcext:value-type="float">
            <text:p>8.237.372</text:p>
          </table:table-cell>
          <table:table-cell table:style-name="ce19" office:value-type="float" office:value="8244387" calcext:value-type="float">
            <text:p>8.244.387</text:p>
          </table:table-cell>
          <table:table-cell table:style-name="ce19" office:value-type="float" office:value="8237313" calcext:value-type="float">
            <text:p>8.237.313</text:p>
          </table:table-cell>
          <table:table-cell table:style-name="ce17"/>
          <table:table-cell table:style-name="ce20" table:formula="of:=AVERAGE([.C98:.G98])" office:value-type="float" office:value="8241512.6" calcext:value-type="float">
            <text:p>8.241.512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99:.G99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00:.G100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01:.G101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02:.G102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12" calcext:value-type="float" table:number-columns-spanned="1" table:number-rows-spanned="9">
            <text:p>12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643906" calcext:value-type="float">
            <text:p>6.396.643.906</text:p>
          </table:table-cell>
          <table:table-cell office:value-type="float" office:value="6391923305" calcext:value-type="float">
            <text:p>6.391.923.305</text:p>
          </table:table-cell>
          <table:table-cell office:value-type="float" office:value="6388071391" calcext:value-type="float">
            <text:p>6.388.071.391</text:p>
          </table:table-cell>
          <table:table-cell office:value-type="float" office:value="6391685112" calcext:value-type="float">
            <text:p>6.391.685.112</text:p>
          </table:table-cell>
          <table:table-cell office:value-type="float" office:value="6347403342" calcext:value-type="float">
            <text:p>6.347.403.342</text:p>
          </table:table-cell>
          <table:table-cell/>
          <table:table-cell table:formula="of:=AVERAGE([.C103:.G103])" office:value-type="float" office:value="6383145411.2" calcext:value-type="float">
            <text:p>6.383.145.411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575277" calcext:value-type="float">
            <text:p>544.575.277</text:p>
          </table:table-cell>
          <table:table-cell office:value-type="float" office:value="543090714" calcext:value-type="float">
            <text:p>543.090.714</text:p>
          </table:table-cell>
          <table:table-cell office:value-type="float" office:value="542511449" calcext:value-type="float">
            <text:p>542.511.449</text:p>
          </table:table-cell>
          <table:table-cell office:value-type="float" office:value="543237414" calcext:value-type="float">
            <text:p>543.237.414</text:p>
          </table:table-cell>
          <table:table-cell office:value-type="float" office:value="539419100" calcext:value-type="float">
            <text:p>539.419.100</text:p>
          </table:table-cell>
          <table:table-cell/>
          <table:table-cell table:formula="of:=AVERAGE([.C104:.G104])" office:value-type="float" office:value="542566790.8" calcext:value-type="float">
            <text:p>542.566.790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807988" calcext:value-type="float">
            <text:p>2.224.807.988</text:p>
          </table:table-cell>
          <table:table-cell office:value-type="float" office:value="2224897628" calcext:value-type="float">
            <text:p>2.224.897.628</text:p>
          </table:table-cell>
          <table:table-cell office:value-type="float" office:value="2222744042" calcext:value-type="float">
            <text:p>2.222.744.042</text:p>
          </table:table-cell>
          <table:table-cell office:value-type="float" office:value="2224246935" calcext:value-type="float">
            <text:p>2.224.246.935</text:p>
          </table:table-cell>
          <table:table-cell office:value-type="float" office:value="2209692097" calcext:value-type="float">
            <text:p>2.209.692.097</text:p>
          </table:table-cell>
          <table:table-cell/>
          <table:table-cell table:formula="of:=AVERAGE([.C105:.G105])" office:value-type="float" office:value="2221277738" calcext:value-type="float">
            <text:p>2.221.277.7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622742" calcext:value-type="float">
            <text:p>513.622.742</text:p>
          </table:table-cell>
          <table:table-cell office:value-type="float" office:value="513706945" calcext:value-type="float">
            <text:p>513.706.945</text:p>
          </table:table-cell>
          <table:table-cell office:value-type="float" office:value="512908677" calcext:value-type="float">
            <text:p>512.908.677</text:p>
          </table:table-cell>
          <table:table-cell office:value-type="float" office:value="513889630" calcext:value-type="float">
            <text:p>513.889.630</text:p>
          </table:table-cell>
          <table:table-cell office:value-type="float" office:value="499858561" calcext:value-type="float">
            <text:p>499.858.561</text:p>
          </table:table-cell>
          <table:table-cell/>
          <table:table-cell table:formula="of:=AVERAGE([.C106:.G106])" office:value-type="float" office:value="510797311" calcext:value-type="float">
            <text:p>510.797.311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229" calcext:value-type="float">
            <text:p>8.244.229</text:p>
          </table:table-cell>
          <table:table-cell office:value-type="float" office:value="8244211" calcext:value-type="float">
            <text:p>8.244.211</text:p>
          </table:table-cell>
          <table:table-cell office:value-type="float" office:value="8237482" calcext:value-type="float">
            <text:p>8.237.482</text:p>
          </table:table-cell>
          <table:table-cell office:value-type="float" office:value="8244256" calcext:value-type="float">
            <text:p>8.244.256</text:p>
          </table:table-cell>
          <table:table-cell office:value-type="float" office:value="8237305" calcext:value-type="float">
            <text:p>8.237.305</text:p>
          </table:table-cell>
          <table:table-cell/>
          <table:table-cell table:formula="of:=AVERAGE([.C107:.G107])" office:value-type="float" office:value="8241496.6" calcext:value-type="float">
            <text:p>8.241.496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08:.G108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09:.G109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110:.G110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111:.G111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13" calcext:value-type="float" table:number-columns-spanned="1" table:number-rows-spanned="9">
            <text:p>13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6711612" calcext:value-type="float">
            <text:p>6.396.711.612</text:p>
          </table:table-cell>
          <table:table-cell table:style-name="ce19" office:value-type="float" office:value="6393241494" calcext:value-type="float">
            <text:p>6.393.241.494</text:p>
          </table:table-cell>
          <table:table-cell table:style-name="ce19" office:value-type="float" office:value="6389617710" calcext:value-type="float">
            <text:p>6.389.617.710</text:p>
          </table:table-cell>
          <table:table-cell table:style-name="ce19" office:value-type="float" office:value="6392548542" calcext:value-type="float">
            <text:p>6.392.548.542</text:p>
          </table:table-cell>
          <table:table-cell table:style-name="ce19" office:value-type="float" office:value="6348384279" calcext:value-type="float">
            <text:p>6.348.384.279</text:p>
          </table:table-cell>
          <table:table-cell table:style-name="ce17"/>
          <table:table-cell table:style-name="ce20" table:formula="of:=AVERAGE([.C112:.G112])" office:value-type="float" office:value="6384100727.4" calcext:value-type="float">
            <text:p>6.384.100.727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607857" calcext:value-type="float">
            <text:p>544.607.857</text:p>
          </table:table-cell>
          <table:table-cell table:style-name="ce19" office:value-type="float" office:value="543388653" calcext:value-type="float">
            <text:p>543.388.653</text:p>
          </table:table-cell>
          <table:table-cell table:style-name="ce19" office:value-type="float" office:value="542872481" calcext:value-type="float">
            <text:p>542.872.481</text:p>
          </table:table-cell>
          <table:table-cell table:style-name="ce19" office:value-type="float" office:value="543423989" calcext:value-type="float">
            <text:p>543.423.989</text:p>
          </table:table-cell>
          <table:table-cell table:style-name="ce19" office:value-type="float" office:value="539639340" calcext:value-type="float">
            <text:p>539.639.340</text:p>
          </table:table-cell>
          <table:table-cell table:style-name="ce17"/>
          <table:table-cell table:style-name="ce20" table:formula="of:=AVERAGE([.C113:.G113])" office:value-type="float" office:value="542786464" calcext:value-type="float">
            <text:p>542.786.464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791339" calcext:value-type="float">
            <text:p>2.224.791.339</text:p>
          </table:table-cell>
          <table:table-cell table:style-name="ce19" office:value-type="float" office:value="2225145061" calcext:value-type="float">
            <text:p>2.225.145.061</text:p>
          </table:table-cell>
          <table:table-cell table:style-name="ce19" office:value-type="float" office:value="2223125003" calcext:value-type="float">
            <text:p>2.223.125.003</text:p>
          </table:table-cell>
          <table:table-cell table:style-name="ce19" office:value-type="float" office:value="2224628937" calcext:value-type="float">
            <text:p>2.224.628.937</text:p>
          </table:table-cell>
          <table:table-cell table:style-name="ce19" office:value-type="float" office:value="2209900622" calcext:value-type="float">
            <text:p>2.209.900.622</text:p>
          </table:table-cell>
          <table:table-cell table:style-name="ce17"/>
          <table:table-cell table:style-name="ce20" table:formula="of:=AVERAGE([.C114:.G114])" office:value-type="float" office:value="2221518192.4" calcext:value-type="float">
            <text:p>2.221.518.192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591561" calcext:value-type="float">
            <text:p>513.591.561</text:p>
          </table:table-cell>
          <table:table-cell table:style-name="ce19" office:value-type="float" office:value="514015321" calcext:value-type="float">
            <text:p>514.015.321</text:p>
          </table:table-cell>
          <table:table-cell table:style-name="ce19" office:value-type="float" office:value="513231632" calcext:value-type="float">
            <text:p>513.231.632</text:p>
          </table:table-cell>
          <table:table-cell table:style-name="ce19" office:value-type="float" office:value="514101556" calcext:value-type="float">
            <text:p>514.101.556</text:p>
          </table:table-cell>
          <table:table-cell table:style-name="ce19" office:value-type="float" office:value="500003750" calcext:value-type="float">
            <text:p>500.003.750</text:p>
          </table:table-cell>
          <table:table-cell table:style-name="ce17"/>
          <table:table-cell table:style-name="ce20" table:formula="of:=AVERAGE([.C115:.G115])" office:value-type="float" office:value="510988764" calcext:value-type="float">
            <text:p>510.988.764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351" calcext:value-type="float">
            <text:p>8.244.351</text:p>
          </table:table-cell>
          <table:table-cell table:style-name="ce19" office:value-type="float" office:value="8244332" calcext:value-type="float">
            <text:p>8.244.332</text:p>
          </table:table-cell>
          <table:table-cell table:style-name="ce19" office:value-type="float" office:value="8237349" calcext:value-type="float">
            <text:p>8.237.349</text:p>
          </table:table-cell>
          <table:table-cell table:style-name="ce19" office:value-type="float" office:value="8244379" calcext:value-type="float">
            <text:p>8.244.379</text:p>
          </table:table-cell>
          <table:table-cell table:style-name="ce19" office:value-type="float" office:value="8237431" calcext:value-type="float">
            <text:p>8.237.431</text:p>
          </table:table-cell>
          <table:table-cell table:style-name="ce17"/>
          <table:table-cell table:style-name="ce20" table:formula="of:=AVERAGE([.C116:.G116])" office:value-type="float" office:value="8241568.4" calcext:value-type="float">
            <text:p>8.241.568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117:.G117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18:.G118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19:.G119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20:.G120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14" calcext:value-type="float" table:number-columns-spanned="1" table:number-rows-spanned="9">
            <text:p>14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256885" calcext:value-type="float">
            <text:p>6.396.256.885</text:p>
          </table:table-cell>
          <table:table-cell office:value-type="float" office:value="6392609772" calcext:value-type="float">
            <text:p>6.392.609.772</text:p>
          </table:table-cell>
          <table:table-cell office:value-type="float" office:value="6388980032" calcext:value-type="float">
            <text:p>6.388.980.032</text:p>
          </table:table-cell>
          <table:table-cell office:value-type="float" office:value="6393649123" calcext:value-type="float">
            <text:p>6.393.649.123</text:p>
          </table:table-cell>
          <table:table-cell office:value-type="float" office:value="6348920849" calcext:value-type="float">
            <text:p>6.348.920.849</text:p>
          </table:table-cell>
          <table:table-cell/>
          <table:table-cell table:formula="of:=AVERAGE([.C121:.G121])" office:value-type="float" office:value="6384083332.2" calcext:value-type="float">
            <text:p>6.384.083.332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503264" calcext:value-type="float">
            <text:p>544.503.264</text:p>
          </table:table-cell>
          <table:table-cell office:value-type="float" office:value="543262984" calcext:value-type="float">
            <text:p>543.262.984</text:p>
          </table:table-cell>
          <table:table-cell office:value-type="float" office:value="542715232" calcext:value-type="float">
            <text:p>542.715.232</text:p>
          </table:table-cell>
          <table:table-cell office:value-type="float" office:value="543588506" calcext:value-type="float">
            <text:p>543.588.506</text:p>
          </table:table-cell>
          <table:table-cell office:value-type="float" office:value="539786151" calcext:value-type="float">
            <text:p>539.786.151</text:p>
          </table:table-cell>
          <table:table-cell/>
          <table:table-cell table:formula="of:=AVERAGE([.C122:.G122])" office:value-type="float" office:value="542771227.4" calcext:value-type="float">
            <text:p>542.771.227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736990" calcext:value-type="float">
            <text:p>2.224.736.990</text:p>
          </table:table-cell>
          <table:table-cell office:value-type="float" office:value="2224915826" calcext:value-type="float">
            <text:p>2.224.915.826</text:p>
          </table:table-cell>
          <table:table-cell office:value-type="float" office:value="2222879929" calcext:value-type="float">
            <text:p>2.222.879.929</text:p>
          </table:table-cell>
          <table:table-cell office:value-type="float" office:value="2224893924" calcext:value-type="float">
            <text:p>2.224.893.924</text:p>
          </table:table-cell>
          <table:table-cell office:value-type="float" office:value="2209911417" calcext:value-type="float">
            <text:p>2.209.911.417</text:p>
          </table:table-cell>
          <table:table-cell/>
          <table:table-cell table:formula="of:=AVERAGE([.C123:.G123])" office:value-type="float" office:value="2221467617.2" calcext:value-type="float">
            <text:p>2.221.467.617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508243" calcext:value-type="float">
            <text:p>513.508.243</text:p>
          </table:table-cell>
          <table:table-cell office:value-type="float" office:value="513762004" calcext:value-type="float">
            <text:p>513.762.004</text:p>
          </table:table-cell>
          <table:table-cell office:value-type="float" office:value="513099200" calcext:value-type="float">
            <text:p>513.099.200</text:p>
          </table:table-cell>
          <table:table-cell office:value-type="float" office:value="514292047" calcext:value-type="float">
            <text:p>514.292.047</text:p>
          </table:table-cell>
          <table:table-cell office:value-type="float" office:value="500031907" calcext:value-type="float">
            <text:p>500.031.907</text:p>
          </table:table-cell>
          <table:table-cell/>
          <table:table-cell table:formula="of:=AVERAGE([.C124:.G124])" office:value-type="float" office:value="510938680.2" calcext:value-type="float">
            <text:p>510.938.680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198" calcext:value-type="float">
            <text:p>8.244.198</text:p>
          </table:table-cell>
          <table:table-cell office:value-type="float" office:value="8244184" calcext:value-type="float">
            <text:p>8.244.184</text:p>
          </table:table-cell>
          <table:table-cell office:value-type="float" office:value="8237355" calcext:value-type="float">
            <text:p>8.237.355</text:p>
          </table:table-cell>
          <table:table-cell office:value-type="float" office:value="8244210" calcext:value-type="float">
            <text:p>8.244.210</text:p>
          </table:table-cell>
          <table:table-cell office:value-type="float" office:value="8237296" calcext:value-type="float">
            <text:p>8.237.296</text:p>
          </table:table-cell>
          <table:table-cell/>
          <table:table-cell table:formula="of:=AVERAGE([.C125:.G125])" office:value-type="float" office:value="8241448.6" calcext:value-type="float">
            <text:p>8.241.448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26:.G126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27:.G127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128:.G128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129:.G129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15" calcext:value-type="float" table:number-columns-spanned="1" table:number-rows-spanned="9">
            <text:p>15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5696098" calcext:value-type="float">
            <text:p>6.395.696.098</text:p>
          </table:table-cell>
          <table:table-cell table:style-name="ce19" office:value-type="float" office:value="6395231696" calcext:value-type="float">
            <text:p>6.395.231.696</text:p>
          </table:table-cell>
          <table:table-cell table:style-name="ce19" office:value-type="float" office:value="6389017669" calcext:value-type="float">
            <text:p>6.389.017.669</text:p>
          </table:table-cell>
          <table:table-cell table:style-name="ce19" office:value-type="float" office:value="6391103961" calcext:value-type="float">
            <text:p>6.391.103.961</text:p>
          </table:table-cell>
          <table:table-cell table:style-name="ce19" office:value-type="float" office:value="6348712762" calcext:value-type="float">
            <text:p>6.348.712.762</text:p>
          </table:table-cell>
          <table:table-cell table:style-name="ce17"/>
          <table:table-cell table:style-name="ce20" table:formula="of:=AVERAGE([.C130:.G130])" office:value-type="float" office:value="6383952437.2" calcext:value-type="float">
            <text:p>6.383.952.437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366775" calcext:value-type="float">
            <text:p>544.366.775</text:p>
          </table:table-cell>
          <table:table-cell table:style-name="ce19" office:value-type="float" office:value="543832200" calcext:value-type="float">
            <text:p>543.832.200</text:p>
          </table:table-cell>
          <table:table-cell table:style-name="ce19" office:value-type="float" office:value="542725429" calcext:value-type="float">
            <text:p>542.725.429</text:p>
          </table:table-cell>
          <table:table-cell table:style-name="ce19" office:value-type="float" office:value="543016797" calcext:value-type="float">
            <text:p>543.016.797</text:p>
          </table:table-cell>
          <table:table-cell table:style-name="ce19" office:value-type="float" office:value="539728346" calcext:value-type="float">
            <text:p>539.728.346</text:p>
          </table:table-cell>
          <table:table-cell table:style-name="ce17"/>
          <table:table-cell table:style-name="ce20" table:formula="of:=AVERAGE([.C131:.G131])" office:value-type="float" office:value="542733909.4" calcext:value-type="float">
            <text:p>542.733.909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584067" calcext:value-type="float">
            <text:p>2.224.584.067</text:p>
          </table:table-cell>
          <table:table-cell table:style-name="ce19" office:value-type="float" office:value="2225801435" calcext:value-type="float">
            <text:p>2.225.801.435</text:p>
          </table:table-cell>
          <table:table-cell table:style-name="ce19" office:value-type="float" office:value="2222903212" calcext:value-type="float">
            <text:p>2.222.903.212</text:p>
          </table:table-cell>
          <table:table-cell table:style-name="ce19" office:value-type="float" office:value="2224254173" calcext:value-type="float">
            <text:p>2.224.254.173</text:p>
          </table:table-cell>
          <table:table-cell table:style-name="ce19" office:value-type="float" office:value="2209940953" calcext:value-type="float">
            <text:p>2.209.940.953</text:p>
          </table:table-cell>
          <table:table-cell table:style-name="ce17"/>
          <table:table-cell table:style-name="ce20" table:formula="of:=AVERAGE([.C132:.G132])" office:value-type="float" office:value="2221496768" calcext:value-type="float">
            <text:p>2.221.496.76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469059" calcext:value-type="float">
            <text:p>513.469.059</text:p>
          </table:table-cell>
          <table:table-cell table:style-name="ce19" office:value-type="float" office:value="514326147" calcext:value-type="float">
            <text:p>514.326.147</text:p>
          </table:table-cell>
          <table:table-cell table:style-name="ce19" office:value-type="float" office:value="513135877" calcext:value-type="float">
            <text:p>513.135.877</text:p>
          </table:table-cell>
          <table:table-cell table:style-name="ce19" office:value-type="float" office:value="513874164" calcext:value-type="float">
            <text:p>513.874.164</text:p>
          </table:table-cell>
          <table:table-cell table:style-name="ce19" office:value-type="float" office:value="500020960" calcext:value-type="float">
            <text:p>500.020.960</text:p>
          </table:table-cell>
          <table:table-cell table:style-name="ce17"/>
          <table:table-cell table:style-name="ce20" table:formula="of:=AVERAGE([.C133:.G133])" office:value-type="float" office:value="510965241.4" calcext:value-type="float">
            <text:p>510.965.241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300" calcext:value-type="float">
            <text:p>8.244.300</text:p>
          </table:table-cell>
          <table:table-cell table:style-name="ce19" office:value-type="float" office:value="8244648" calcext:value-type="float">
            <text:p>8.244.648</text:p>
          </table:table-cell>
          <table:table-cell table:style-name="ce19" office:value-type="float" office:value="8237586" calcext:value-type="float">
            <text:p>8.237.586</text:p>
          </table:table-cell>
          <table:table-cell table:style-name="ce19" office:value-type="float" office:value="8244337" calcext:value-type="float">
            <text:p>8.244.337</text:p>
          </table:table-cell>
          <table:table-cell table:style-name="ce19" office:value-type="float" office:value="8237502" calcext:value-type="float">
            <text:p>8.237.502</text:p>
          </table:table-cell>
          <table:table-cell table:style-name="ce17"/>
          <table:table-cell table:style-name="ce20" table:formula="of:=AVERAGE([.C134:.G134])" office:value-type="float" office:value="8241674.6" calcext:value-type="float">
            <text:p>8.241.674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135:.G135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36:.G136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37:.G137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38:.G138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16" calcext:value-type="float" table:number-columns-spanned="1" table:number-rows-spanned="9">
            <text:p>16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155796" calcext:value-type="float">
            <text:p>6.396.155.796</text:p>
          </table:table-cell>
          <table:table-cell office:value-type="float" office:value="6395095250" calcext:value-type="float">
            <text:p>6.395.095.250</text:p>
          </table:table-cell>
          <table:table-cell office:value-type="float" office:value="6388121313" calcext:value-type="float">
            <text:p>6.388.121.313</text:p>
          </table:table-cell>
          <table:table-cell office:value-type="float" office:value="6391289743" calcext:value-type="float">
            <text:p>6.391.289.743</text:p>
          </table:table-cell>
          <table:table-cell office:value-type="float" office:value="6348598444" calcext:value-type="float">
            <text:p>6.348.598.444</text:p>
          </table:table-cell>
          <table:table-cell/>
          <table:table-cell table:formula="of:=AVERAGE([.C139:.G139])" office:value-type="float" office:value="6383852109.2" calcext:value-type="float">
            <text:p>6.383.852.109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503951" calcext:value-type="float">
            <text:p>544.503.951</text:p>
          </table:table-cell>
          <table:table-cell office:value-type="float" office:value="543827985" calcext:value-type="float">
            <text:p>543.827.985</text:p>
          </table:table-cell>
          <table:table-cell office:value-type="float" office:value="542544192" calcext:value-type="float">
            <text:p>542.544.192</text:p>
          </table:table-cell>
          <table:table-cell office:value-type="float" office:value="543054426" calcext:value-type="float">
            <text:p>543.054.426</text:p>
          </table:table-cell>
          <table:table-cell office:value-type="float" office:value="539632382" calcext:value-type="float">
            <text:p>539.632.382</text:p>
          </table:table-cell>
          <table:table-cell/>
          <table:table-cell table:formula="of:=AVERAGE([.C140:.G140])" office:value-type="float" office:value="542712587.2" calcext:value-type="float">
            <text:p>542.712.587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714226" calcext:value-type="float">
            <text:p>2.224.714.226</text:p>
          </table:table-cell>
          <table:table-cell office:value-type="float" office:value="2225569114" calcext:value-type="float">
            <text:p>2.225.569.114</text:p>
          </table:table-cell>
          <table:table-cell office:value-type="float" office:value="2222652525" calcext:value-type="float">
            <text:p>2.222.652.525</text:p>
          </table:table-cell>
          <table:table-cell office:value-type="float" office:value="2224310926" calcext:value-type="float">
            <text:p>2.224.310.926</text:p>
          </table:table-cell>
          <table:table-cell office:value-type="float" office:value="2209905636" calcext:value-type="float">
            <text:p>2.209.905.636</text:p>
          </table:table-cell>
          <table:table-cell/>
          <table:table-cell table:formula="of:=AVERAGE([.C141:.G141])" office:value-type="float" office:value="2221430485.4" calcext:value-type="float">
            <text:p>2.221.430.485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514805" calcext:value-type="float">
            <text:p>513.514.805</text:p>
          </table:table-cell>
          <table:table-cell office:value-type="float" office:value="514259600" calcext:value-type="float">
            <text:p>514.259.600</text:p>
          </table:table-cell>
          <table:table-cell office:value-type="float" office:value="512894744" calcext:value-type="float">
            <text:p>512.894.744</text:p>
          </table:table-cell>
          <table:table-cell office:value-type="float" office:value="513910958" calcext:value-type="float">
            <text:p>513.910.958</text:p>
          </table:table-cell>
          <table:table-cell office:value-type="float" office:value="499982630" calcext:value-type="float">
            <text:p>499.982.630</text:p>
          </table:table-cell>
          <table:table-cell/>
          <table:table-cell table:formula="of:=AVERAGE([.C142:.G142])" office:value-type="float" office:value="510912547.4" calcext:value-type="float">
            <text:p>510.912.547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159" calcext:value-type="float">
            <text:p>8.244.159</text:p>
          </table:table-cell>
          <table:table-cell office:value-type="float" office:value="8244357" calcext:value-type="float">
            <text:p>8.244.357</text:p>
          </table:table-cell>
          <table:table-cell office:value-type="float" office:value="8237445" calcext:value-type="float">
            <text:p>8.237.445</text:p>
          </table:table-cell>
          <table:table-cell office:value-type="float" office:value="8244300" calcext:value-type="float">
            <text:p>8.244.300</text:p>
          </table:table-cell>
          <table:table-cell office:value-type="float" office:value="8237338" calcext:value-type="float">
            <text:p>8.237.338</text:p>
          </table:table-cell>
          <table:table-cell/>
          <table:table-cell table:formula="of:=AVERAGE([.C143:.G143])" office:value-type="float" office:value="8241519.8" calcext:value-type="float">
            <text:p>8.241.519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44:.G144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45:.G145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146:.G146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147:.G147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17" calcext:value-type="float" table:number-columns-spanned="1" table:number-rows-spanned="9">
            <text:p>17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8450877" calcext:value-type="float">
            <text:p>6.398.450.877</text:p>
          </table:table-cell>
          <table:table-cell table:style-name="ce19" office:value-type="float" office:value="6392381391" calcext:value-type="float">
            <text:p>6.392.381.391</text:p>
          </table:table-cell>
          <table:table-cell table:style-name="ce19" office:value-type="float" office:value="6387437569" calcext:value-type="float">
            <text:p>6.387.437.569</text:p>
          </table:table-cell>
          <table:table-cell table:style-name="ce19" office:value-type="float" office:value="6392905744" calcext:value-type="float">
            <text:p>6.392.905.744</text:p>
          </table:table-cell>
          <table:table-cell table:style-name="ce19" office:value-type="float" office:value="6348741103" calcext:value-type="float">
            <text:p>6.348.741.103</text:p>
          </table:table-cell>
          <table:table-cell table:style-name="ce17"/>
          <table:table-cell table:style-name="ce20" table:formula="of:=AVERAGE([.C148:.G148])" office:value-type="float" office:value="6383983336.8" calcext:value-type="float">
            <text:p>6.383.983.336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5053753" calcext:value-type="float">
            <text:p>545.053.753</text:p>
          </table:table-cell>
          <table:table-cell table:style-name="ce19" office:value-type="float" office:value="543203455" calcext:value-type="float">
            <text:p>543.203.455</text:p>
          </table:table-cell>
          <table:table-cell table:style-name="ce19" office:value-type="float" office:value="542274912" calcext:value-type="float">
            <text:p>542.274.912</text:p>
          </table:table-cell>
          <table:table-cell table:style-name="ce19" office:value-type="float" office:value="543480071" calcext:value-type="float">
            <text:p>543.480.071</text:p>
          </table:table-cell>
          <table:table-cell table:style-name="ce19" office:value-type="float" office:value="539729124" calcext:value-type="float">
            <text:p>539.729.124</text:p>
          </table:table-cell>
          <table:table-cell table:style-name="ce17"/>
          <table:table-cell table:style-name="ce20" table:formula="of:=AVERAGE([.C149:.G149])" office:value-type="float" office:value="542748263" calcext:value-type="float">
            <text:p>542.748.263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5176352" calcext:value-type="float">
            <text:p>2.225.176.352</text:p>
          </table:table-cell>
          <table:table-cell table:style-name="ce19" office:value-type="float" office:value="2224923420" calcext:value-type="float">
            <text:p>2.224.923.420</text:p>
          </table:table-cell>
          <table:table-cell table:style-name="ce19" office:value-type="float" office:value="2222639058" calcext:value-type="float">
            <text:p>2.222.639.058</text:p>
          </table:table-cell>
          <table:table-cell table:style-name="ce19" office:value-type="float" office:value="2224753856" calcext:value-type="float">
            <text:p>2.224.753.856</text:p>
          </table:table-cell>
          <table:table-cell table:style-name="ce19" office:value-type="float" office:value="2209919899" calcext:value-type="float">
            <text:p>2.209.919.899</text:p>
          </table:table-cell>
          <table:table-cell table:style-name="ce17"/>
          <table:table-cell table:style-name="ce20" table:formula="of:=AVERAGE([.C150:.G150])" office:value-type="float" office:value="2221482517" calcext:value-type="float">
            <text:p>2.221.482.517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860858" calcext:value-type="float">
            <text:p>513.860.858</text:p>
          </table:table-cell>
          <table:table-cell table:style-name="ce19" office:value-type="float" office:value="513794248" calcext:value-type="float">
            <text:p>513.794.248</text:p>
          </table:table-cell>
          <table:table-cell table:style-name="ce19" office:value-type="float" office:value="512941768" calcext:value-type="float">
            <text:p>512.941.768</text:p>
          </table:table-cell>
          <table:table-cell table:style-name="ce19" office:value-type="float" office:value="514164027" calcext:value-type="float">
            <text:p>514.164.027</text:p>
          </table:table-cell>
          <table:table-cell table:style-name="ce19" office:value-type="float" office:value="500034398" calcext:value-type="float">
            <text:p>500.034.398</text:p>
          </table:table-cell>
          <table:table-cell table:style-name="ce17"/>
          <table:table-cell table:style-name="ce20" table:formula="of:=AVERAGE([.C151:.G151])" office:value-type="float" office:value="510959059.8" calcext:value-type="float">
            <text:p>510.959.059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132" calcext:value-type="float">
            <text:p>8.244.132</text:p>
          </table:table-cell>
          <table:table-cell table:style-name="ce19" office:value-type="float" office:value="8244250" calcext:value-type="float">
            <text:p>8.244.250</text:p>
          </table:table-cell>
          <table:table-cell table:style-name="ce19" office:value-type="float" office:value="8237348" calcext:value-type="float">
            <text:p>8.237.348</text:p>
          </table:table-cell>
          <table:table-cell table:style-name="ce19" office:value-type="float" office:value="8244248" calcext:value-type="float">
            <text:p>8.244.248</text:p>
          </table:table-cell>
          <table:table-cell table:style-name="ce19" office:value-type="float" office:value="8237337" calcext:value-type="float">
            <text:p>8.237.337</text:p>
          </table:table-cell>
          <table:table-cell table:style-name="ce17"/>
          <table:table-cell table:style-name="ce20" table:formula="of:=AVERAGE([.C152:.G152])" office:value-type="float" office:value="8241463" calcext:value-type="float">
            <text:p>8.241.463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153:.G153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54:.G154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55:.G155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56:.G156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18" calcext:value-type="float" table:number-columns-spanned="1" table:number-rows-spanned="9">
            <text:p>18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9074377" calcext:value-type="float">
            <text:p>6.399.074.377</text:p>
          </table:table-cell>
          <table:table-cell office:value-type="float" office:value="6392990029" calcext:value-type="float">
            <text:p>6.392.990.029</text:p>
          </table:table-cell>
          <table:table-cell office:value-type="float" office:value="6387316901" calcext:value-type="float">
            <text:p>6.387.316.901</text:p>
          </table:table-cell>
          <table:table-cell office:value-type="float" office:value="6393248160" calcext:value-type="float">
            <text:p>6.393.248.160</text:p>
          </table:table-cell>
          <table:table-cell office:value-type="float" office:value="6349363887" calcext:value-type="float">
            <text:p>6.349.363.887</text:p>
          </table:table-cell>
          <table:table-cell/>
          <table:table-cell table:formula="of:=AVERAGE([.C157:.G157])" office:value-type="float" office:value="6384398670.8" calcext:value-type="float">
            <text:p>6.384.398.670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5240436" calcext:value-type="float">
            <text:p>545.240.436</text:p>
          </table:table-cell>
          <table:table-cell office:value-type="float" office:value="543302105" calcext:value-type="float">
            <text:p>543.302.105</text:p>
          </table:table-cell>
          <table:table-cell office:value-type="float" office:value="542308860" calcext:value-type="float">
            <text:p>542.308.860</text:p>
          </table:table-cell>
          <table:table-cell office:value-type="float" office:value="543575280" calcext:value-type="float">
            <text:p>543.575.280</text:p>
          </table:table-cell>
          <table:table-cell office:value-type="float" office:value="539880479" calcext:value-type="float">
            <text:p>539.880.479</text:p>
          </table:table-cell>
          <table:table-cell/>
          <table:table-cell table:formula="of:=AVERAGE([.C158:.G158])" office:value-type="float" office:value="542861432" calcext:value-type="float">
            <text:p>542.861.432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5308157" calcext:value-type="float">
            <text:p>2.225.308.157</text:p>
          </table:table-cell>
          <table:table-cell office:value-type="float" office:value="2225152601" calcext:value-type="float">
            <text:p>2.225.152.601</text:p>
          </table:table-cell>
          <table:table-cell office:value-type="float" office:value="2222565983" calcext:value-type="float">
            <text:p>2.222.565.983</text:p>
          </table:table-cell>
          <table:table-cell office:value-type="float" office:value="2224746577" calcext:value-type="float">
            <text:p>2.224.746.577</text:p>
          </table:table-cell>
          <table:table-cell office:value-type="float" office:value="2210016477" calcext:value-type="float">
            <text:p>2.210.016.477</text:p>
          </table:table-cell>
          <table:table-cell/>
          <table:table-cell table:formula="of:=AVERAGE([.C159:.G159])" office:value-type="float" office:value="2221557959" calcext:value-type="float">
            <text:p>2.221.557.959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880431" calcext:value-type="float">
            <text:p>513.880.431</text:p>
          </table:table-cell>
          <table:table-cell office:value-type="float" office:value="513930547" calcext:value-type="float">
            <text:p>513.930.547</text:p>
          </table:table-cell>
          <table:table-cell office:value-type="float" office:value="512873199" calcext:value-type="float">
            <text:p>512.873.199</text:p>
          </table:table-cell>
          <table:table-cell office:value-type="float" office:value="514149456" calcext:value-type="float">
            <text:p>514.149.456</text:p>
          </table:table-cell>
          <table:table-cell office:value-type="float" office:value="500037285" calcext:value-type="float">
            <text:p>500.037.285</text:p>
          </table:table-cell>
          <table:table-cell/>
          <table:table-cell table:formula="of:=AVERAGE([.C160:.G160])" office:value-type="float" office:value="510974183.6" calcext:value-type="float">
            <text:p>510.974.183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210" calcext:value-type="float">
            <text:p>8.244.210</text:p>
          </table:table-cell>
          <table:table-cell office:value-type="float" office:value="8244204" calcext:value-type="float">
            <text:p>8.244.204</text:p>
          </table:table-cell>
          <table:table-cell office:value-type="float" office:value="8237267" calcext:value-type="float">
            <text:p>8.237.267</text:p>
          </table:table-cell>
          <table:table-cell office:value-type="float" office:value="8244256" calcext:value-type="float">
            <text:p>8.244.256</text:p>
          </table:table-cell>
          <table:table-cell office:value-type="float" office:value="8237052" calcext:value-type="float">
            <text:p>8.237.052</text:p>
          </table:table-cell>
          <table:table-cell/>
          <table:table-cell table:formula="of:=AVERAGE([.C161:.G161])" office:value-type="float" office:value="8241397.8" calcext:value-type="float">
            <text:p>8.241.397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62:.G162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63:.G163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164:.G164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165:.G165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19" calcext:value-type="float" table:number-columns-spanned="1" table:number-rows-spanned="9">
            <text:p>19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6705398" calcext:value-type="float">
            <text:p>6.396.705.398</text:p>
          </table:table-cell>
          <table:table-cell table:style-name="ce19" office:value-type="float" office:value="6393883980" calcext:value-type="float">
            <text:p>6.393.883.980</text:p>
          </table:table-cell>
          <table:table-cell table:style-name="ce19" office:value-type="float" office:value="6385261904" calcext:value-type="float">
            <text:p>6.385.261.904</text:p>
          </table:table-cell>
          <table:table-cell table:style-name="ce19" office:value-type="float" office:value="6391817728" calcext:value-type="float">
            <text:p>6.391.817.728</text:p>
          </table:table-cell>
          <table:table-cell table:style-name="ce19" office:value-type="float" office:value="6347621509" calcext:value-type="float">
            <text:p>6.347.621.509</text:p>
          </table:table-cell>
          <table:table-cell table:style-name="ce17"/>
          <table:table-cell table:style-name="ce20" table:formula="of:=AVERAGE([.C166:.G166])" office:value-type="float" office:value="6383058103.8" calcext:value-type="float">
            <text:p>6.383.058.103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651644" calcext:value-type="float">
            <text:p>544.651.644</text:p>
          </table:table-cell>
          <table:table-cell table:style-name="ce19" office:value-type="float" office:value="543491273" calcext:value-type="float">
            <text:p>543.491.273</text:p>
          </table:table-cell>
          <table:table-cell table:style-name="ce19" office:value-type="float" office:value="541935075" calcext:value-type="float">
            <text:p>541.935.075</text:p>
          </table:table-cell>
          <table:table-cell table:style-name="ce19" office:value-type="float" office:value="543240908" calcext:value-type="float">
            <text:p>543.240.908</text:p>
          </table:table-cell>
          <table:table-cell table:style-name="ce19" office:value-type="float" office:value="539457772" calcext:value-type="float">
            <text:p>539.457.772</text:p>
          </table:table-cell>
          <table:table-cell table:style-name="ce17"/>
          <table:table-cell table:style-name="ce20" table:formula="of:=AVERAGE([.C167:.G167])" office:value-type="float" office:value="542555334.4" calcext:value-type="float">
            <text:p>542.555.334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758387" calcext:value-type="float">
            <text:p>2.224.758.387</text:p>
          </table:table-cell>
          <table:table-cell table:style-name="ce19" office:value-type="float" office:value="2225342878" calcext:value-type="float">
            <text:p>2.225.342.878</text:p>
          </table:table-cell>
          <table:table-cell table:style-name="ce19" office:value-type="float" office:value="2221990826" calcext:value-type="float">
            <text:p>2.221.990.826</text:p>
          </table:table-cell>
          <table:table-cell table:style-name="ce19" office:value-type="float" office:value="2224151063" calcext:value-type="float">
            <text:p>2.224.151.063</text:p>
          </table:table-cell>
          <table:table-cell table:style-name="ce19" office:value-type="float" office:value="2209597692" calcext:value-type="float">
            <text:p>2.209.597.692</text:p>
          </table:table-cell>
          <table:table-cell table:style-name="ce17"/>
          <table:table-cell table:style-name="ce20" table:formula="of:=AVERAGE([.C168:.G168])" office:value-type="float" office:value="2221168169.2" calcext:value-type="float">
            <text:p>2.221.168.169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554729" calcext:value-type="float">
            <text:p>513.554.729</text:p>
          </table:table-cell>
          <table:table-cell table:style-name="ce19" office:value-type="float" office:value="514033470" calcext:value-type="float">
            <text:p>514.033.470</text:p>
          </table:table-cell>
          <table:table-cell table:style-name="ce19" office:value-type="float" office:value="512378769" calcext:value-type="float">
            <text:p>512.378.769</text:p>
          </table:table-cell>
          <table:table-cell table:style-name="ce19" office:value-type="float" office:value="513841977" calcext:value-type="float">
            <text:p>513.841.977</text:p>
          </table:table-cell>
          <table:table-cell table:style-name="ce19" office:value-type="float" office:value="499820077" calcext:value-type="float">
            <text:p>499.820.077</text:p>
          </table:table-cell>
          <table:table-cell table:style-name="ce17"/>
          <table:table-cell table:style-name="ce20" table:formula="of:=AVERAGE([.C169:.G169])" office:value-type="float" office:value="510725804.4" calcext:value-type="float">
            <text:p>510.725.804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110" calcext:value-type="float">
            <text:p>8.244.110</text:p>
          </table:table-cell>
          <table:table-cell table:style-name="ce19" office:value-type="float" office:value="8243925" calcext:value-type="float">
            <text:p>8.243.925</text:p>
          </table:table-cell>
          <table:table-cell table:style-name="ce19" office:value-type="float" office:value="8237191" calcext:value-type="float">
            <text:p>8.237.191</text:p>
          </table:table-cell>
          <table:table-cell table:style-name="ce19" office:value-type="float" office:value="8243883" calcext:value-type="float">
            <text:p>8.243.883</text:p>
          </table:table-cell>
          <table:table-cell table:style-name="ce19" office:value-type="float" office:value="8236983" calcext:value-type="float">
            <text:p>8.236.983</text:p>
          </table:table-cell>
          <table:table-cell table:style-name="ce17"/>
          <table:table-cell table:style-name="ce20" table:formula="of:=AVERAGE([.C170:.G170])" office:value-type="float" office:value="8241218.4" calcext:value-type="float">
            <text:p>8.241.218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171:.G171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72:.G172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73:.G173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74:.G174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20" calcext:value-type="float" table:number-columns-spanned="1" table:number-rows-spanned="9">
            <text:p>20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5015422" calcext:value-type="float">
            <text:p>6.395.015.422</text:p>
          </table:table-cell>
          <table:table-cell office:value-type="float" office:value="6393819870" calcext:value-type="float">
            <text:p>6.393.819.870</text:p>
          </table:table-cell>
          <table:table-cell office:value-type="float" office:value="6385609576" calcext:value-type="float">
            <text:p>6.385.609.576</text:p>
          </table:table-cell>
          <table:table-cell office:value-type="float" office:value="6392656023" calcext:value-type="float">
            <text:p>6.392.656.023</text:p>
          </table:table-cell>
          <table:table-cell office:value-type="float" office:value="6346926120" calcext:value-type="float">
            <text:p>6.346.926.120</text:p>
          </table:table-cell>
          <table:table-cell/>
          <table:table-cell table:formula="of:=AVERAGE([.C175:.G175])" office:value-type="float" office:value="6382805402.2" calcext:value-type="float">
            <text:p>6.382.805.402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233956" calcext:value-type="float">
            <text:p>544.233.956</text:p>
          </table:table-cell>
          <table:table-cell office:value-type="float" office:value="543472713" calcext:value-type="float">
            <text:p>543.472.713</text:p>
          </table:table-cell>
          <table:table-cell office:value-type="float" office:value="541912115" calcext:value-type="float">
            <text:p>541.912.115</text:p>
          </table:table-cell>
          <table:table-cell office:value-type="float" office:value="543413281" calcext:value-type="float">
            <text:p>543.413.281</text:p>
          </table:table-cell>
          <table:table-cell office:value-type="float" office:value="539310003" calcext:value-type="float">
            <text:p>539.310.003</text:p>
          </table:table-cell>
          <table:table-cell/>
          <table:table-cell table:formula="of:=AVERAGE([.C176:.G176])" office:value-type="float" office:value="542468413.6" calcext:value-type="float">
            <text:p>542.468.413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430304" calcext:value-type="float">
            <text:p>2.224.430.304</text:p>
          </table:table-cell>
          <table:table-cell office:value-type="float" office:value="2225180800" calcext:value-type="float">
            <text:p>2.225.180.800</text:p>
          </table:table-cell>
          <table:table-cell office:value-type="float" office:value="2222262577" calcext:value-type="float">
            <text:p>2.222.262.577</text:p>
          </table:table-cell>
          <table:table-cell office:value-type="float" office:value="2224369690" calcext:value-type="float">
            <text:p>2.224.369.690</text:p>
          </table:table-cell>
          <table:table-cell office:value-type="float" office:value="2209549254" calcext:value-type="float">
            <text:p>2.209.549.254</text:p>
          </table:table-cell>
          <table:table-cell/>
          <table:table-cell table:formula="of:=AVERAGE([.C177:.G177])" office:value-type="float" office:value="2221158525" calcext:value-type="float">
            <text:p>2.221.158.525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349889" calcext:value-type="float">
            <text:p>513.349.889</text:p>
          </table:table-cell>
          <table:table-cell office:value-type="float" office:value="514065192" calcext:value-type="float">
            <text:p>514.065.192</text:p>
          </table:table-cell>
          <table:table-cell office:value-type="float" office:value="512606822" calcext:value-type="float">
            <text:p>512.606.822</text:p>
          </table:table-cell>
          <table:table-cell office:value-type="float" office:value="514036295" calcext:value-type="float">
            <text:p>514.036.295</text:p>
          </table:table-cell>
          <table:table-cell office:value-type="float" office:value="499696603" calcext:value-type="float">
            <text:p>499.696.603</text:p>
          </table:table-cell>
          <table:table-cell/>
          <table:table-cell table:formula="of:=AVERAGE([.C178:.G178])" office:value-type="float" office:value="510750960.2" calcext:value-type="float">
            <text:p>510.750.960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4139" calcext:value-type="float">
            <text:p>8.244.139</text:p>
          </table:table-cell>
          <table:table-cell office:value-type="float" office:value="8243881" calcext:value-type="float">
            <text:p>8.243.881</text:p>
          </table:table-cell>
          <table:table-cell office:value-type="float" office:value="8237094" calcext:value-type="float">
            <text:p>8.237.094</text:p>
          </table:table-cell>
          <table:table-cell office:value-type="float" office:value="8243904" calcext:value-type="float">
            <text:p>8.243.904</text:p>
          </table:table-cell>
          <table:table-cell office:value-type="float" office:value="8236786" calcext:value-type="float">
            <text:p>8.236.786</text:p>
          </table:table-cell>
          <table:table-cell/>
          <table:table-cell table:formula="of:=AVERAGE([.C179:.G179])" office:value-type="float" office:value="8241160.8" calcext:value-type="float">
            <text:p>8.241.160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80:.G180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81:.G181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182:.G182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183:.G183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21" calcext:value-type="float" table:number-columns-spanned="1" table:number-rows-spanned="9">
            <text:p>21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6327073" calcext:value-type="float">
            <text:p>6.396.327.073</text:p>
          </table:table-cell>
          <table:table-cell table:style-name="ce19" office:value-type="float" office:value="6394161854" calcext:value-type="float">
            <text:p>6.394.161.854</text:p>
          </table:table-cell>
          <table:table-cell table:style-name="ce19" office:value-type="float" office:value="6385141461" calcext:value-type="float">
            <text:p>6.385.141.461</text:p>
          </table:table-cell>
          <table:table-cell table:style-name="ce19" office:value-type="float" office:value="6392476653" calcext:value-type="float">
            <text:p>6.392.476.653</text:p>
          </table:table-cell>
          <table:table-cell table:style-name="ce19" office:value-type="float" office:value="6350085913" calcext:value-type="float">
            <text:p>6.350.085.913</text:p>
          </table:table-cell>
          <table:table-cell table:style-name="ce17"/>
          <table:table-cell table:style-name="ce20" table:formula="of:=AVERAGE([.C184:.G184])" office:value-type="float" office:value="6383638590.8" calcext:value-type="float">
            <text:p>6.383.638.590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564028" calcext:value-type="float">
            <text:p>544.564.028</text:p>
          </table:table-cell>
          <table:table-cell table:style-name="ce19" office:value-type="float" office:value="543603617" calcext:value-type="float">
            <text:p>543.603.617</text:p>
          </table:table-cell>
          <table:table-cell table:style-name="ce19" office:value-type="float" office:value="541698304" calcext:value-type="float">
            <text:p>541.698.304</text:p>
          </table:table-cell>
          <table:table-cell table:style-name="ce19" office:value-type="float" office:value="543339245" calcext:value-type="float">
            <text:p>543.339.245</text:p>
          </table:table-cell>
          <table:table-cell table:style-name="ce19" office:value-type="float" office:value="540057966" calcext:value-type="float">
            <text:p>540.057.966</text:p>
          </table:table-cell>
          <table:table-cell table:style-name="ce17"/>
          <table:table-cell table:style-name="ce20" table:formula="of:=AVERAGE([.C185:.G185])" office:value-type="float" office:value="542652632" calcext:value-type="float">
            <text:p>542.652.632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751453" calcext:value-type="float">
            <text:p>2.224.751.453</text:p>
          </table:table-cell>
          <table:table-cell table:style-name="ce19" office:value-type="float" office:value="2225251841" calcext:value-type="float">
            <text:p>2.225.251.841</text:p>
          </table:table-cell>
          <table:table-cell table:style-name="ce19" office:value-type="float" office:value="2222249603" calcext:value-type="float">
            <text:p>2.222.249.603</text:p>
          </table:table-cell>
          <table:table-cell table:style-name="ce19" office:value-type="float" office:value="2224533900" calcext:value-type="float">
            <text:p>2.224.533.900</text:p>
          </table:table-cell>
          <table:table-cell table:style-name="ce19" office:value-type="float" office:value="2210168987" calcext:value-type="float">
            <text:p>2.210.168.987</text:p>
          </table:table-cell>
          <table:table-cell table:style-name="ce17"/>
          <table:table-cell table:style-name="ce20" table:formula="of:=AVERAGE([.C186:.G186])" office:value-type="float" office:value="2221391156.8" calcext:value-type="float">
            <text:p>2.221.391.156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581792" calcext:value-type="float">
            <text:p>513.581.792</text:p>
          </table:table-cell>
          <table:table-cell table:style-name="ce19" office:value-type="float" office:value="514061232" calcext:value-type="float">
            <text:p>514.061.232</text:p>
          </table:table-cell>
          <table:table-cell table:style-name="ce19" office:value-type="float" office:value="512591386" calcext:value-type="float">
            <text:p>512.591.386</text:p>
          </table:table-cell>
          <table:table-cell table:style-name="ce19" office:value-type="float" office:value="514052894" calcext:value-type="float">
            <text:p>514.052.894</text:p>
          </table:table-cell>
          <table:table-cell table:style-name="ce19" office:value-type="float" office:value="500164881" calcext:value-type="float">
            <text:p>500.164.881</text:p>
          </table:table-cell>
          <table:table-cell table:style-name="ce17"/>
          <table:table-cell table:style-name="ce20" table:formula="of:=AVERAGE([.C187:.G187])" office:value-type="float" office:value="510890437" calcext:value-type="float">
            <text:p>510.890.437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4076" calcext:value-type="float">
            <text:p>8.244.076</text:p>
          </table:table-cell>
          <table:table-cell table:style-name="ce19" office:value-type="float" office:value="8243651" calcext:value-type="float">
            <text:p>8.243.651</text:p>
          </table:table-cell>
          <table:table-cell table:style-name="ce19" office:value-type="float" office:value="8237071" calcext:value-type="float">
            <text:p>8.237.071</text:p>
          </table:table-cell>
          <table:table-cell table:style-name="ce19" office:value-type="float" office:value="8243970" calcext:value-type="float">
            <text:p>8.243.970</text:p>
          </table:table-cell>
          <table:table-cell table:style-name="ce19" office:value-type="float" office:value="8236680" calcext:value-type="float">
            <text:p>8.236.680</text:p>
          </table:table-cell>
          <table:table-cell table:style-name="ce17"/>
          <table:table-cell table:style-name="ce20" table:formula="of:=AVERAGE([.C188:.G188])" office:value-type="float" office:value="8241089.6" calcext:value-type="float">
            <text:p>8.241.089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189:.G189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190:.G190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191:.G191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192:.G192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22" calcext:value-type="float" table:number-columns-spanned="1" table:number-rows-spanned="9">
            <text:p>22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719742" calcext:value-type="float">
            <text:p>6.396.719.742</text:p>
          </table:table-cell>
          <table:table-cell office:value-type="float" office:value="6394235181" calcext:value-type="float">
            <text:p>6.394.235.181</text:p>
          </table:table-cell>
          <table:table-cell office:value-type="float" office:value="6386240253" calcext:value-type="float">
            <text:p>6.386.240.253</text:p>
          </table:table-cell>
          <table:table-cell office:value-type="float" office:value="6390372120" calcext:value-type="float">
            <text:p>6.390.372.120</text:p>
          </table:table-cell>
          <table:table-cell office:value-type="float" office:value="6349482071" calcext:value-type="float">
            <text:p>6.349.482.071</text:p>
          </table:table-cell>
          <table:table-cell/>
          <table:table-cell table:formula="of:=AVERAGE([.C193:.G193])" office:value-type="float" office:value="6383409873.4" calcext:value-type="float">
            <text:p>6.383.409.873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682993" calcext:value-type="float">
            <text:p>544.682.993</text:p>
          </table:table-cell>
          <table:table-cell office:value-type="float" office:value="543643626" calcext:value-type="float">
            <text:p>543.643.626</text:p>
          </table:table-cell>
          <table:table-cell office:value-type="float" office:value="541984729" calcext:value-type="float">
            <text:p>541.984.729</text:p>
          </table:table-cell>
          <table:table-cell office:value-type="float" office:value="542884686" calcext:value-type="float">
            <text:p>542.884.686</text:p>
          </table:table-cell>
          <table:table-cell office:value-type="float" office:value="539946346" calcext:value-type="float">
            <text:p>539.946.346</text:p>
          </table:table-cell>
          <table:table-cell/>
          <table:table-cell table:formula="of:=AVERAGE([.C194:.G194])" office:value-type="float" office:value="542628476" calcext:value-type="float">
            <text:p>542.628.4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858475" calcext:value-type="float">
            <text:p>2.224.858.475</text:p>
          </table:table-cell>
          <table:table-cell office:value-type="float" office:value="2225178216" calcext:value-type="float">
            <text:p>2.225.178.216</text:p>
          </table:table-cell>
          <table:table-cell office:value-type="float" office:value="2222493197" calcext:value-type="float">
            <text:p>2.222.493.197</text:p>
          </table:table-cell>
          <table:table-cell office:value-type="float" office:value="2224087047" calcext:value-type="float">
            <text:p>2.224.087.047</text:p>
          </table:table-cell>
          <table:table-cell office:value-type="float" office:value="2209970917" calcext:value-type="float">
            <text:p>2.209.970.917</text:p>
          </table:table-cell>
          <table:table-cell/>
          <table:table-cell table:formula="of:=AVERAGE([.C195:.G195])" office:value-type="float" office:value="2221317570.4" calcext:value-type="float">
            <text:p>2.221.317.570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574686" calcext:value-type="float">
            <text:p>513.574.686</text:p>
          </table:table-cell>
          <table:table-cell office:value-type="float" office:value="514056223" calcext:value-type="float">
            <text:p>514.056.223</text:p>
          </table:table-cell>
          <table:table-cell office:value-type="float" office:value="512770666" calcext:value-type="float">
            <text:p>512.770.666</text:p>
          </table:table-cell>
          <table:table-cell office:value-type="float" office:value="513820151" calcext:value-type="float">
            <text:p>513.820.151</text:p>
          </table:table-cell>
          <table:table-cell office:value-type="float" office:value="500117364" calcext:value-type="float">
            <text:p>500.117.364</text:p>
          </table:table-cell>
          <table:table-cell/>
          <table:table-cell table:formula="of:=AVERAGE([.C196:.G196])" office:value-type="float" office:value="510867818" calcext:value-type="float">
            <text:p>510.867.81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3968" calcext:value-type="float">
            <text:p>8.243.968</text:p>
          </table:table-cell>
          <table:table-cell office:value-type="float" office:value="8243434" calcext:value-type="float">
            <text:p>8.243.434</text:p>
          </table:table-cell>
          <table:table-cell office:value-type="float" office:value="8236883" calcext:value-type="float">
            <text:p>8.236.883</text:p>
          </table:table-cell>
          <table:table-cell office:value-type="float" office:value="8243610" calcext:value-type="float">
            <text:p>8.243.610</text:p>
          </table:table-cell>
          <table:table-cell office:value-type="float" office:value="8236575" calcext:value-type="float">
            <text:p>8.236.575</text:p>
          </table:table-cell>
          <table:table-cell/>
          <table:table-cell table:formula="of:=AVERAGE([.C197:.G197])" office:value-type="float" office:value="8240894" calcext:value-type="float">
            <text:p>8.240.894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198:.G198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199:.G199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200:.G200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201:.G201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23" calcext:value-type="float" table:number-columns-spanned="1" table:number-rows-spanned="9">
            <text:p>23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4914688" calcext:value-type="float">
            <text:p>6.394.914.688</text:p>
          </table:table-cell>
          <table:table-cell table:style-name="ce19" office:value-type="float" office:value="6391462005" calcext:value-type="float">
            <text:p>6.391.462.005</text:p>
          </table:table-cell>
          <table:table-cell table:style-name="ce19" office:value-type="float" office:value="6386831645" calcext:value-type="float">
            <text:p>6.386.831.645</text:p>
          </table:table-cell>
          <table:table-cell table:style-name="ce19" office:value-type="float" office:value="6390422034" calcext:value-type="float">
            <text:p>6.390.422.034</text:p>
          </table:table-cell>
          <table:table-cell table:style-name="ce19" office:value-type="float" office:value="6349193540" calcext:value-type="float">
            <text:p>6.349.193.540</text:p>
          </table:table-cell>
          <table:table-cell table:style-name="ce17"/>
          <table:table-cell table:style-name="ce20" table:formula="of:=AVERAGE([.C202:.G202])" office:value-type="float" office:value="6382564782.4" calcext:value-type="float">
            <text:p>6.382.564.782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213082" calcext:value-type="float">
            <text:p>544.213.082</text:p>
          </table:table-cell>
          <table:table-cell table:style-name="ce19" office:value-type="float" office:value="543051103" calcext:value-type="float">
            <text:p>543.051.103</text:p>
          </table:table-cell>
          <table:table-cell table:style-name="ce19" office:value-type="float" office:value="542165893" calcext:value-type="float">
            <text:p>542.165.893</text:p>
          </table:table-cell>
          <table:table-cell table:style-name="ce19" office:value-type="float" office:value="542871034" calcext:value-type="float">
            <text:p>542.871.034</text:p>
          </table:table-cell>
          <table:table-cell table:style-name="ce19" office:value-type="float" office:value="539838644" calcext:value-type="float">
            <text:p>539.838.644</text:p>
          </table:table-cell>
          <table:table-cell table:style-name="ce17"/>
          <table:table-cell table:style-name="ce20" table:formula="of:=AVERAGE([.C203:.G203])" office:value-type="float" office:value="542427951.2" calcext:value-type="float">
            <text:p>542.427.951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375012" calcext:value-type="float">
            <text:p>2.224.375.012</text:p>
          </table:table-cell>
          <table:table-cell table:style-name="ce19" office:value-type="float" office:value="2224833044" calcext:value-type="float">
            <text:p>2.224.833.044</text:p>
          </table:table-cell>
          <table:table-cell table:style-name="ce19" office:value-type="float" office:value="2222627026" calcext:value-type="float">
            <text:p>2.222.627.026</text:p>
          </table:table-cell>
          <table:table-cell table:style-name="ce19" office:value-type="float" office:value="2224008296" calcext:value-type="float">
            <text:p>2.224.008.296</text:p>
          </table:table-cell>
          <table:table-cell table:style-name="ce19" office:value-type="float" office:value="2209977633" calcext:value-type="float">
            <text:p>2.209.977.633</text:p>
          </table:table-cell>
          <table:table-cell table:style-name="ce17"/>
          <table:table-cell table:style-name="ce20" table:formula="of:=AVERAGE([.C204:.G204])" office:value-type="float" office:value="2221164202.2" calcext:value-type="float">
            <text:p>2.221.164.202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331237" calcext:value-type="float">
            <text:p>513.331.237</text:p>
          </table:table-cell>
          <table:table-cell table:style-name="ce19" office:value-type="float" office:value="513673007" calcext:value-type="float">
            <text:p>513.673.007</text:p>
          </table:table-cell>
          <table:table-cell table:style-name="ce19" office:value-type="float" office:value="512825762" calcext:value-type="float">
            <text:p>512.825.762</text:p>
          </table:table-cell>
          <table:table-cell table:style-name="ce19" office:value-type="float" office:value="513798214" calcext:value-type="float">
            <text:p>513.798.214</text:p>
          </table:table-cell>
          <table:table-cell table:style-name="ce19" office:value-type="float" office:value="500065306" calcext:value-type="float">
            <text:p>500.065.306</text:p>
          </table:table-cell>
          <table:table-cell table:style-name="ce17"/>
          <table:table-cell table:style-name="ce20" table:formula="of:=AVERAGE([.C205:.G205])" office:value-type="float" office:value="510738705.2" calcext:value-type="float">
            <text:p>510.738.705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3717" calcext:value-type="float">
            <text:p>8.243.717</text:p>
          </table:table-cell>
          <table:table-cell table:style-name="ce19" office:value-type="float" office:value="8243153" calcext:value-type="float">
            <text:p>8.243.153</text:p>
          </table:table-cell>
          <table:table-cell table:style-name="ce19" office:value-type="float" office:value="8236966" calcext:value-type="float">
            <text:p>8.236.966</text:p>
          </table:table-cell>
          <table:table-cell table:style-name="ce19" office:value-type="float" office:value="8243358" calcext:value-type="float">
            <text:p>8.243.358</text:p>
          </table:table-cell>
          <table:table-cell table:style-name="ce19" office:value-type="float" office:value="8236192" calcext:value-type="float">
            <text:p>8.236.192</text:p>
          </table:table-cell>
          <table:table-cell table:style-name="ce17"/>
          <table:table-cell table:style-name="ce20" table:formula="of:=AVERAGE([.C206:.G206])" office:value-type="float" office:value="8240677.2" calcext:value-type="float">
            <text:p>8.240.677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207:.G207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208:.G208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209:.G209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210:.G210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24" calcext:value-type="float" table:number-columns-spanned="1" table:number-rows-spanned="9">
            <text:p>24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662643" calcext:value-type="float">
            <text:p>6.396.662.643</text:p>
          </table:table-cell>
          <table:table-cell office:value-type="float" office:value="6392652831" calcext:value-type="float">
            <text:p>6.392.652.831</text:p>
          </table:table-cell>
          <table:table-cell office:value-type="float" office:value="6388385840" calcext:value-type="float">
            <text:p>6.388.385.840</text:p>
          </table:table-cell>
          <table:table-cell office:value-type="float" office:value="6391153478" calcext:value-type="float">
            <text:p>6.391.153.478</text:p>
          </table:table-cell>
          <table:table-cell office:value-type="float" office:value="6348432168" calcext:value-type="float">
            <text:p>6.348.432.168</text:p>
          </table:table-cell>
          <table:table-cell/>
          <table:table-cell table:formula="of:=AVERAGE([.C211:.G211])" office:value-type="float" office:value="6383457392" calcext:value-type="float">
            <text:p>6.383.457.392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641514" calcext:value-type="float">
            <text:p>544.641.514</text:p>
          </table:table-cell>
          <table:table-cell office:value-type="float" office:value="543173994" calcext:value-type="float">
            <text:p>543.173.994</text:p>
          </table:table-cell>
          <table:table-cell office:value-type="float" office:value="542548533" calcext:value-type="float">
            <text:p>542.548.533</text:p>
          </table:table-cell>
          <table:table-cell office:value-type="float" office:value="543065917" calcext:value-type="float">
            <text:p>543.065.917</text:p>
          </table:table-cell>
          <table:table-cell office:value-type="float" office:value="539674024" calcext:value-type="float">
            <text:p>539.674.024</text:p>
          </table:table-cell>
          <table:table-cell/>
          <table:table-cell table:formula="of:=AVERAGE([.C212:.G212])" office:value-type="float" office:value="542620796.4" calcext:value-type="float">
            <text:p>542.620.796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707895" calcext:value-type="float">
            <text:p>2.224.707.895</text:p>
          </table:table-cell>
          <table:table-cell office:value-type="float" office:value="2225023052" calcext:value-type="float">
            <text:p>2.225.023.052</text:p>
          </table:table-cell>
          <table:table-cell office:value-type="float" office:value="2222830519" calcext:value-type="float">
            <text:p>2.222.830.519</text:p>
          </table:table-cell>
          <table:table-cell office:value-type="float" office:value="2224244357" calcext:value-type="float">
            <text:p>2.224.244.357</text:p>
          </table:table-cell>
          <table:table-cell office:value-type="float" office:value="2209862609" calcext:value-type="float">
            <text:p>2.209.862.609</text:p>
          </table:table-cell>
          <table:table-cell/>
          <table:table-cell table:formula="of:=AVERAGE([.C213:.G213])" office:value-type="float" office:value="2221333686.4" calcext:value-type="float">
            <text:p>2.221.333.686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604994" calcext:value-type="float">
            <text:p>513.604.994</text:p>
          </table:table-cell>
          <table:table-cell office:value-type="float" office:value="513876055" calcext:value-type="float">
            <text:p>513.876.055</text:p>
          </table:table-cell>
          <table:table-cell office:value-type="float" office:value="512979237" calcext:value-type="float">
            <text:p>512.979.237</text:p>
          </table:table-cell>
          <table:table-cell office:value-type="float" office:value="513845147" calcext:value-type="float">
            <text:p>513.845.147</text:p>
          </table:table-cell>
          <table:table-cell office:value-type="float" office:value="499968627" calcext:value-type="float">
            <text:p>499.968.627</text:p>
          </table:table-cell>
          <table:table-cell/>
          <table:table-cell table:formula="of:=AVERAGE([.C214:.G214])" office:value-type="float" office:value="510854812" calcext:value-type="float">
            <text:p>510.854.812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3761" calcext:value-type="float">
            <text:p>8.243.761</text:p>
          </table:table-cell>
          <table:table-cell office:value-type="float" office:value="8242760" calcext:value-type="float">
            <text:p>8.242.760</text:p>
          </table:table-cell>
          <table:table-cell office:value-type="float" office:value="8236524" calcext:value-type="float">
            <text:p>8.236.524</text:p>
          </table:table-cell>
          <table:table-cell office:value-type="float" office:value="8243129" calcext:value-type="float">
            <text:p>8.243.129</text:p>
          </table:table-cell>
          <table:table-cell office:value-type="float" office:value="8236088" calcext:value-type="float">
            <text:p>8.236.088</text:p>
          </table:table-cell>
          <table:table-cell/>
          <table:table-cell table:formula="of:=AVERAGE([.C215:.G215])" office:value-type="float" office:value="8240452.4" calcext:value-type="float">
            <text:p>8.240.452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216:.G216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217:.G217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218:.G218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219:.G219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25" calcext:value-type="float" table:number-columns-spanned="1" table:number-rows-spanned="9">
            <text:p>25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6487590" calcext:value-type="float">
            <text:p>6.396.487.590</text:p>
          </table:table-cell>
          <table:table-cell table:style-name="ce19" office:value-type="float" office:value="6393754127" calcext:value-type="float">
            <text:p>6.393.754.127</text:p>
          </table:table-cell>
          <table:table-cell table:style-name="ce19" office:value-type="float" office:value="6387900653" calcext:value-type="float">
            <text:p>6.387.900.653</text:p>
          </table:table-cell>
          <table:table-cell table:style-name="ce19" office:value-type="float" office:value="6392661280" calcext:value-type="float">
            <text:p>6.392.661.280</text:p>
          </table:table-cell>
          <table:table-cell table:style-name="ce19" office:value-type="float" office:value="6346991148" calcext:value-type="float">
            <text:p>6.346.991.148</text:p>
          </table:table-cell>
          <table:table-cell table:style-name="ce17"/>
          <table:table-cell table:style-name="ce20" table:formula="of:=AVERAGE([.C220:.G220])" office:value-type="float" office:value="6383558959.6" calcext:value-type="float">
            <text:p>6.383.558.959,6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569566" calcext:value-type="float">
            <text:p>544.569.566</text:p>
          </table:table-cell>
          <table:table-cell table:style-name="ce19" office:value-type="float" office:value="543504787" calcext:value-type="float">
            <text:p>543.504.787</text:p>
          </table:table-cell>
          <table:table-cell table:style-name="ce19" office:value-type="float" office:value="542481254" calcext:value-type="float">
            <text:p>542.481.254</text:p>
          </table:table-cell>
          <table:table-cell table:style-name="ce19" office:value-type="float" office:value="543457383" calcext:value-type="float">
            <text:p>543.457.383</text:p>
          </table:table-cell>
          <table:table-cell table:style-name="ce19" office:value-type="float" office:value="539336532" calcext:value-type="float">
            <text:p>539.336.532</text:p>
          </table:table-cell>
          <table:table-cell table:style-name="ce17"/>
          <table:table-cell table:style-name="ce20" table:formula="of:=AVERAGE([.C221:.G221])" office:value-type="float" office:value="542669904.4" calcext:value-type="float">
            <text:p>542.669.904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875773" calcext:value-type="float">
            <text:p>2.224.875.773</text:p>
          </table:table-cell>
          <table:table-cell table:style-name="ce19" office:value-type="float" office:value="2225145023" calcext:value-type="float">
            <text:p>2.225.145.023</text:p>
          </table:table-cell>
          <table:table-cell table:style-name="ce19" office:value-type="float" office:value="2222674466" calcext:value-type="float">
            <text:p>2.222.674.466</text:p>
          </table:table-cell>
          <table:table-cell table:style-name="ce19" office:value-type="float" office:value="2224662304" calcext:value-type="float">
            <text:p>2.224.662.304</text:p>
          </table:table-cell>
          <table:table-cell table:style-name="ce19" office:value-type="float" office:value="2209549360" calcext:value-type="float">
            <text:p>2.209.549.360</text:p>
          </table:table-cell>
          <table:table-cell table:style-name="ce17"/>
          <table:table-cell table:style-name="ce20" table:formula="of:=AVERAGE([.C222:.G222])" office:value-type="float" office:value="2221381385.2" calcext:value-type="float">
            <text:p>2.221.381.385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617784" calcext:value-type="float">
            <text:p>513.617.784</text:p>
          </table:table-cell>
          <table:table-cell table:style-name="ce19" office:value-type="float" office:value="513953162" calcext:value-type="float">
            <text:p>513.953.162</text:p>
          </table:table-cell>
          <table:table-cell table:style-name="ce19" office:value-type="float" office:value="512985708" calcext:value-type="float">
            <text:p>512.985.708</text:p>
          </table:table-cell>
          <table:table-cell table:style-name="ce19" office:value-type="float" office:value="514127944" calcext:value-type="float">
            <text:p>514.127.944</text:p>
          </table:table-cell>
          <table:table-cell table:style-name="ce19" office:value-type="float" office:value="499754677" calcext:value-type="float">
            <text:p>499.754.677</text:p>
          </table:table-cell>
          <table:table-cell table:style-name="ce17"/>
          <table:table-cell table:style-name="ce20" table:formula="of:=AVERAGE([.C223:.G223])" office:value-type="float" office:value="510887855" calcext:value-type="float">
            <text:p>510.887.855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3267" calcext:value-type="float">
            <text:p>8.243.267</text:p>
          </table:table-cell>
          <table:table-cell table:style-name="ce19" office:value-type="float" office:value="8242177" calcext:value-type="float">
            <text:p>8.242.177</text:p>
          </table:table-cell>
          <table:table-cell table:style-name="ce19" office:value-type="float" office:value="8236193" calcext:value-type="float">
            <text:p>8.236.193</text:p>
          </table:table-cell>
          <table:table-cell table:style-name="ce19" office:value-type="float" office:value="8242693" calcext:value-type="float">
            <text:p>8.242.693</text:p>
          </table:table-cell>
          <table:table-cell table:style-name="ce19" office:value-type="float" office:value="8235962" calcext:value-type="float">
            <text:p>8.235.962</text:p>
          </table:table-cell>
          <table:table-cell table:style-name="ce17"/>
          <table:table-cell table:style-name="ce20" table:formula="of:=AVERAGE([.C224:.G224])" office:value-type="float" office:value="8240058.4" calcext:value-type="float">
            <text:p>8.240.058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225:.G225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226:.G226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227:.G227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228:.G228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26" calcext:value-type="float" table:number-columns-spanned="1" table:number-rows-spanned="9">
            <text:p>26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8323507" calcext:value-type="float">
            <text:p>6.398.323.507</text:p>
          </table:table-cell>
          <table:table-cell office:value-type="float" office:value="6393460454" calcext:value-type="float">
            <text:p>6.393.460.454</text:p>
          </table:table-cell>
          <table:table-cell office:value-type="float" office:value="6386925117" calcext:value-type="float">
            <text:p>6.386.925.117</text:p>
          </table:table-cell>
          <table:table-cell office:value-type="float" office:value="6395028913" calcext:value-type="float">
            <text:p>6.395.028.913</text:p>
          </table:table-cell>
          <table:table-cell office:value-type="float" office:value="6347229135" calcext:value-type="float">
            <text:p>6.347.229.135</text:p>
          </table:table-cell>
          <table:table-cell/>
          <table:table-cell table:formula="of:=AVERAGE([.C229:.G229])" office:value-type="float" office:value="6384193425.2" calcext:value-type="float">
            <text:p>6.384.193.425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5095328" calcext:value-type="float">
            <text:p>545.095.328</text:p>
          </table:table-cell>
          <table:table-cell office:value-type="float" office:value="543410764" calcext:value-type="float">
            <text:p>543.410.764</text:p>
          </table:table-cell>
          <table:table-cell office:value-type="float" office:value="542258384" calcext:value-type="float">
            <text:p>542.258.384</text:p>
          </table:table-cell>
          <table:table-cell office:value-type="float" office:value="543950932" calcext:value-type="float">
            <text:p>543.950.932</text:p>
          </table:table-cell>
          <table:table-cell office:value-type="float" office:value="539357058" calcext:value-type="float">
            <text:p>539.357.058</text:p>
          </table:table-cell>
          <table:table-cell/>
          <table:table-cell table:formula="of:=AVERAGE([.C230:.G230])" office:value-type="float" office:value="542814493.2" calcext:value-type="float">
            <text:p>542.814.493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5130631" calcext:value-type="float">
            <text:p>2.225.130.631</text:p>
          </table:table-cell>
          <table:table-cell office:value-type="float" office:value="2225158952" calcext:value-type="float">
            <text:p>2.225.158.952</text:p>
          </table:table-cell>
          <table:table-cell office:value-type="float" office:value="2222476045" calcext:value-type="float">
            <text:p>2.222.476.045</text:p>
          </table:table-cell>
          <table:table-cell office:value-type="float" office:value="2225088509" calcext:value-type="float">
            <text:p>2.225.088.509</text:p>
          </table:table-cell>
          <table:table-cell office:value-type="float" office:value="2209581601" calcext:value-type="float">
            <text:p>2.209.581.601</text:p>
          </table:table-cell>
          <table:table-cell/>
          <table:table-cell table:formula="of:=AVERAGE([.C231:.G231])" office:value-type="float" office:value="2221487147.6" calcext:value-type="float">
            <text:p>2.221.487.147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770654" calcext:value-type="float">
            <text:p>513.770.654</text:p>
          </table:table-cell>
          <table:table-cell office:value-type="float" office:value="514000817" calcext:value-type="float">
            <text:p>514.000.817</text:p>
          </table:table-cell>
          <table:table-cell office:value-type="float" office:value="512736313" calcext:value-type="float">
            <text:p>512.736.313</text:p>
          </table:table-cell>
          <table:table-cell office:value-type="float" office:value="514432319" calcext:value-type="float">
            <text:p>514.432.319</text:p>
          </table:table-cell>
          <table:table-cell office:value-type="float" office:value="499798746" calcext:value-type="float">
            <text:p>499.798.746</text:p>
          </table:table-cell>
          <table:table-cell/>
          <table:table-cell table:formula="of:=AVERAGE([.C232:.G232])" office:value-type="float" office:value="510947769.8" calcext:value-type="float">
            <text:p>510.947.769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3177" calcext:value-type="float">
            <text:p>8.243.177</text:p>
          </table:table-cell>
          <table:table-cell office:value-type="float" office:value="8241694" calcext:value-type="float">
            <text:p>8.241.694</text:p>
          </table:table-cell>
          <table:table-cell office:value-type="float" office:value="8235988" calcext:value-type="float">
            <text:p>8.235.988</text:p>
          </table:table-cell>
          <table:table-cell office:value-type="float" office:value="8242460" calcext:value-type="float">
            <text:p>8.242.460</text:p>
          </table:table-cell>
          <table:table-cell office:value-type="float" office:value="8235565" calcext:value-type="float">
            <text:p>8.235.565</text:p>
          </table:table-cell>
          <table:table-cell/>
          <table:table-cell table:formula="of:=AVERAGE([.C233:.G233])" office:value-type="float" office:value="8239776.8" calcext:value-type="float">
            <text:p>8.239.776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234:.G234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235:.G235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236:.G236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237:.G237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27" calcext:value-type="float" table:number-columns-spanned="1" table:number-rows-spanned="9">
            <text:p>27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5694575" calcext:value-type="float">
            <text:p>6.395.694.575</text:p>
          </table:table-cell>
          <table:table-cell table:style-name="ce19" office:value-type="float" office:value="6395256045" calcext:value-type="float">
            <text:p>6.395.256.045</text:p>
          </table:table-cell>
          <table:table-cell table:style-name="ce19" office:value-type="float" office:value="6385820703" calcext:value-type="float">
            <text:p>6.385.820.703</text:p>
          </table:table-cell>
          <table:table-cell table:style-name="ce19" office:value-type="float" office:value="6392752658" calcext:value-type="float">
            <text:p>6.392.752.658</text:p>
          </table:table-cell>
          <table:table-cell table:style-name="ce19" office:value-type="float" office:value="6347029016" calcext:value-type="float">
            <text:p>6.347.029.016</text:p>
          </table:table-cell>
          <table:table-cell table:style-name="ce17"/>
          <table:table-cell table:style-name="ce20" table:formula="of:=AVERAGE([.C238:.G238])" office:value-type="float" office:value="6383310599.4" calcext:value-type="float">
            <text:p>6.383.310.599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4340751" calcext:value-type="float">
            <text:p>544.340.751</text:p>
          </table:table-cell>
          <table:table-cell table:style-name="ce19" office:value-type="float" office:value="543960423" calcext:value-type="float">
            <text:p>543.960.423</text:p>
          </table:table-cell>
          <table:table-cell table:style-name="ce19" office:value-type="float" office:value="541958481" calcext:value-type="float">
            <text:p>541.958.481</text:p>
          </table:table-cell>
          <table:table-cell table:style-name="ce19" office:value-type="float" office:value="543442670" calcext:value-type="float">
            <text:p>543.442.670</text:p>
          </table:table-cell>
          <table:table-cell table:style-name="ce19" office:value-type="float" office:value="539300089" calcext:value-type="float">
            <text:p>539.300.089</text:p>
          </table:table-cell>
          <table:table-cell table:style-name="ce17"/>
          <table:table-cell table:style-name="ce20" table:formula="of:=AVERAGE([.C239:.G239])" office:value-type="float" office:value="542600482.8" calcext:value-type="float">
            <text:p>542.600.482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4556245" calcext:value-type="float">
            <text:p>2.224.556.245</text:p>
          </table:table-cell>
          <table:table-cell table:style-name="ce19" office:value-type="float" office:value="2225349062" calcext:value-type="float">
            <text:p>2.225.349.062</text:p>
          </table:table-cell>
          <table:table-cell table:style-name="ce19" office:value-type="float" office:value="2222272256" calcext:value-type="float">
            <text:p>2.222.272.256</text:p>
          </table:table-cell>
          <table:table-cell table:style-name="ce19" office:value-type="float" office:value="2224624765" calcext:value-type="float">
            <text:p>2.224.624.765</text:p>
          </table:table-cell>
          <table:table-cell table:style-name="ce19" office:value-type="float" office:value="2209474767" calcext:value-type="float">
            <text:p>2.209.474.767</text:p>
          </table:table-cell>
          <table:table-cell table:style-name="ce17"/>
          <table:table-cell table:style-name="ce20" table:formula="of:=AVERAGE([.C240:.G240])" office:value-type="float" office:value="2221255419" calcext:value-type="float">
            <text:p>2.221.255.419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494564" calcext:value-type="float">
            <text:p>513.494.564</text:p>
          </table:table-cell>
          <table:table-cell table:style-name="ce19" office:value-type="float" office:value="514201587" calcext:value-type="float">
            <text:p>514.201.587</text:p>
          </table:table-cell>
          <table:table-cell table:style-name="ce19" office:value-type="float" office:value="512620233" calcext:value-type="float">
            <text:p>512.620.233</text:p>
          </table:table-cell>
          <table:table-cell table:style-name="ce19" office:value-type="float" office:value="514131049" calcext:value-type="float">
            <text:p>514.131.049</text:p>
          </table:table-cell>
          <table:table-cell table:style-name="ce19" office:value-type="float" office:value="499736154" calcext:value-type="float">
            <text:p>499.736.154</text:p>
          </table:table-cell>
          <table:table-cell table:style-name="ce17"/>
          <table:table-cell table:style-name="ce20" table:formula="of:=AVERAGE([.C241:.G241])" office:value-type="float" office:value="510836717.4" calcext:value-type="float">
            <text:p>510.836.717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2842" calcext:value-type="float">
            <text:p>8.242.842</text:p>
          </table:table-cell>
          <table:table-cell table:style-name="ce19" office:value-type="float" office:value="8241417" calcext:value-type="float">
            <text:p>8.241.417</text:p>
          </table:table-cell>
          <table:table-cell table:style-name="ce19" office:value-type="float" office:value="8235625" calcext:value-type="float">
            <text:p>8.235.625</text:p>
          </table:table-cell>
          <table:table-cell table:style-name="ce19" office:value-type="float" office:value="8241785" calcext:value-type="float">
            <text:p>8.241.785</text:p>
          </table:table-cell>
          <table:table-cell table:style-name="ce19" office:value-type="float" office:value="8235405" calcext:value-type="float">
            <text:p>8.235.405</text:p>
          </table:table-cell>
          <table:table-cell table:style-name="ce17"/>
          <table:table-cell table:style-name="ce20" table:formula="of:=AVERAGE([.C242:.G242])" office:value-type="float" office:value="8239414.8" calcext:value-type="float">
            <text:p>8.239.414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243:.G243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244:.G244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245:.G245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246:.G246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28" calcext:value-type="float" table:number-columns-spanned="1" table:number-rows-spanned="9">
            <text:p>28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6926876" calcext:value-type="float">
            <text:p>6.396.926.876</text:p>
          </table:table-cell>
          <table:table-cell office:value-type="float" office:value="6396487715" calcext:value-type="float">
            <text:p>6.396.487.715</text:p>
          </table:table-cell>
          <table:table-cell office:value-type="float" office:value="6386990659" calcext:value-type="float">
            <text:p>6.386.990.659</text:p>
          </table:table-cell>
          <table:table-cell office:value-type="float" office:value="6392220206" calcext:value-type="float">
            <text:p>6.392.220.206</text:p>
          </table:table-cell>
          <table:table-cell office:value-type="float" office:value="6349046374" calcext:value-type="float">
            <text:p>6.349.046.374</text:p>
          </table:table-cell>
          <table:table-cell/>
          <table:table-cell table:formula="of:=AVERAGE([.C247:.G247])" office:value-type="float" office:value="6384334366" calcext:value-type="float">
            <text:p>6.384.334.36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4597615" calcext:value-type="float">
            <text:p>544.597.615</text:p>
          </table:table-cell>
          <table:table-cell office:value-type="float" office:value="544156221" calcext:value-type="float">
            <text:p>544.156.221</text:p>
          </table:table-cell>
          <table:table-cell office:value-type="float" office:value="542328729" calcext:value-type="float">
            <text:p>542.328.729</text:p>
          </table:table-cell>
          <table:table-cell office:value-type="float" office:value="543352826" calcext:value-type="float">
            <text:p>543.352.826</text:p>
          </table:table-cell>
          <table:table-cell office:value-type="float" office:value="539802884" calcext:value-type="float">
            <text:p>539.802.884</text:p>
          </table:table-cell>
          <table:table-cell/>
          <table:table-cell table:formula="of:=AVERAGE([.C248:.G248])" office:value-type="float" office:value="542847655" calcext:value-type="float">
            <text:p>542.847.655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4830789" calcext:value-type="float">
            <text:p>2.224.830.789</text:p>
          </table:table-cell>
          <table:table-cell office:value-type="float" office:value="2225710607" calcext:value-type="float">
            <text:p>2.225.710.607</text:p>
          </table:table-cell>
          <table:table-cell office:value-type="float" office:value="2222559053" calcext:value-type="float">
            <text:p>2.222.559.053</text:p>
          </table:table-cell>
          <table:table-cell office:value-type="float" office:value="2224459580" calcext:value-type="float">
            <text:p>2.224.459.580</text:p>
          </table:table-cell>
          <table:table-cell office:value-type="float" office:value="2209884048" calcext:value-type="float">
            <text:p>2.209.884.048</text:p>
          </table:table-cell>
          <table:table-cell/>
          <table:table-cell table:formula="of:=AVERAGE([.C249:.G249])" office:value-type="float" office:value="2221488815.4" calcext:value-type="float">
            <text:p>2.221.488.815,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604548" calcext:value-type="float">
            <text:p>513.604.548</text:p>
          </table:table-cell>
          <table:table-cell office:value-type="float" office:value="514441379" calcext:value-type="float">
            <text:p>514.441.379</text:p>
          </table:table-cell>
          <table:table-cell office:value-type="float" office:value="512797298" calcext:value-type="float">
            <text:p>512.797.298</text:p>
          </table:table-cell>
          <table:table-cell office:value-type="float" office:value="513970490" calcext:value-type="float">
            <text:p>513.970.490</text:p>
          </table:table-cell>
          <table:table-cell office:value-type="float" office:value="500037933" calcext:value-type="float">
            <text:p>500.037.933</text:p>
          </table:table-cell>
          <table:table-cell/>
          <table:table-cell table:formula="of:=AVERAGE([.C250:.G250])" office:value-type="float" office:value="510970329.6" calcext:value-type="float">
            <text:p>510.970.329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2497" calcext:value-type="float">
            <text:p>8.242.497</text:p>
          </table:table-cell>
          <table:table-cell office:value-type="float" office:value="8240967" calcext:value-type="float">
            <text:p>8.240.967</text:p>
          </table:table-cell>
          <table:table-cell office:value-type="float" office:value="8235286" calcext:value-type="float">
            <text:p>8.235.286</text:p>
          </table:table-cell>
          <table:table-cell office:value-type="float" office:value="8241389" calcext:value-type="float">
            <text:p>8.241.389</text:p>
          </table:table-cell>
          <table:table-cell office:value-type="float" office:value="8234700" calcext:value-type="float">
            <text:p>8.234.700</text:p>
          </table:table-cell>
          <table:table-cell/>
          <table:table-cell table:formula="of:=AVERAGE([.C251:.G251])" office:value-type="float" office:value="8238967.8" calcext:value-type="float">
            <text:p>8.238.967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252:.G252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253:.G253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254:.G254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255:.G255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6" office:value-type="float" office:value="29" calcext:value-type="float" table:number-columns-spanned="1" table:number-rows-spanned="9">
            <text:p>29</text:p>
          </table:table-cell>
          <table:table-cell table:style-name="ce17" office:value-type="string" calcext:value-type="string">
            <text:p>PERF_COUNT_HW_INSTRUCTIONS</text:p>
          </table:table-cell>
          <table:table-cell table:style-name="ce19" office:value-type="float" office:value="6398177409" calcext:value-type="float">
            <text:p>6.398.177.409</text:p>
          </table:table-cell>
          <table:table-cell table:style-name="ce19" office:value-type="float" office:value="6393297122" calcext:value-type="float">
            <text:p>6.393.297.122</text:p>
          </table:table-cell>
          <table:table-cell table:style-name="ce19" office:value-type="float" office:value="6389210111" calcext:value-type="float">
            <text:p>6.389.210.111</text:p>
          </table:table-cell>
          <table:table-cell table:style-name="ce19" office:value-type="float" office:value="6392095555" calcext:value-type="float">
            <text:p>6.392.095.555</text:p>
          </table:table-cell>
          <table:table-cell table:style-name="ce19" office:value-type="float" office:value="6347798194" calcext:value-type="float">
            <text:p>6.347.798.194</text:p>
          </table:table-cell>
          <table:table-cell table:style-name="ce17"/>
          <table:table-cell table:style-name="ce20" table:formula="of:=AVERAGE([.C256:.G256])" office:value-type="float" office:value="6384115678.2" calcext:value-type="float">
            <text:p>6.384.115.678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PERF_COUNT_HW_BRANCH_INSTRUCTIONS</text:p>
          </table:table-cell>
          <table:table-cell table:style-name="ce19" office:value-type="float" office:value="545010595" calcext:value-type="float">
            <text:p>545.010.595</text:p>
          </table:table-cell>
          <table:table-cell table:style-name="ce19" office:value-type="float" office:value="543380789" calcext:value-type="float">
            <text:p>543.380.789</text:p>
          </table:table-cell>
          <table:table-cell table:style-name="ce19" office:value-type="float" office:value="542925939" calcext:value-type="float">
            <text:p>542.925.939</text:p>
          </table:table-cell>
          <table:table-cell table:style-name="ce19" office:value-type="float" office:value="543363995" calcext:value-type="float">
            <text:p>543.363.995</text:p>
          </table:table-cell>
          <table:table-cell table:style-name="ce19" office:value-type="float" office:value="539469849" calcext:value-type="float">
            <text:p>539.469.849</text:p>
          </table:table-cell>
          <table:table-cell table:style-name="ce17"/>
          <table:table-cell table:style-name="ce20" table:formula="of:=AVERAGE([.C257:.G257])" office:value-type="float" office:value="542830233.4" calcext:value-type="float">
            <text:p>542.830.233,4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LOADS</text:p>
          </table:table-cell>
          <table:table-cell table:style-name="ce19" office:value-type="float" office:value="2225072562" calcext:value-type="float">
            <text:p>2.225.072.562</text:p>
          </table:table-cell>
          <table:table-cell table:style-name="ce19" office:value-type="float" office:value="2224956811" calcext:value-type="float">
            <text:p>2.224.956.811</text:p>
          </table:table-cell>
          <table:table-cell table:style-name="ce19" office:value-type="float" office:value="2222922118" calcext:value-type="float">
            <text:p>2.222.922.118</text:p>
          </table:table-cell>
          <table:table-cell table:style-name="ce19" office:value-type="float" office:value="2224412302" calcext:value-type="float">
            <text:p>2.224.412.302</text:p>
          </table:table-cell>
          <table:table-cell table:style-name="ce19" office:value-type="float" office:value="2209683067" calcext:value-type="float">
            <text:p>2.209.683.067</text:p>
          </table:table-cell>
          <table:table-cell table:style-name="ce17"/>
          <table:table-cell table:style-name="ce20" table:formula="of:=AVERAGE([.C258:.G258])" office:value-type="float" office:value="2221409372" calcext:value-type="float">
            <text:p>2.221.409.372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L1-DCACHE-STORES</text:p>
          </table:table-cell>
          <table:table-cell table:style-name="ce19" office:value-type="float" office:value="513779611" calcext:value-type="float">
            <text:p>513.779.611</text:p>
          </table:table-cell>
          <table:table-cell table:style-name="ce19" office:value-type="float" office:value="513873509" calcext:value-type="float">
            <text:p>513.873.509</text:p>
          </table:table-cell>
          <table:table-cell table:style-name="ce19" office:value-type="float" office:value="513155716" calcext:value-type="float">
            <text:p>513.155.716</text:p>
          </table:table-cell>
          <table:table-cell table:style-name="ce19" office:value-type="float" office:value="513974873" calcext:value-type="float">
            <text:p>513.974.873</text:p>
          </table:table-cell>
          <table:table-cell table:style-name="ce19" office:value-type="float" office:value="499830750" calcext:value-type="float">
            <text:p>499.830.750</text:p>
          </table:table-cell>
          <table:table-cell table:style-name="ce17"/>
          <table:table-cell table:style-name="ce20" table:formula="of:=AVERAGE([.C259:.G259])" office:value-type="float" office:value="510922891.8" calcext:value-type="float">
            <text:p>510.922.891,8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double</text:p>
          </table:table-cell>
          <table:table-cell table:style-name="ce19" office:value-type="float" office:value="8242124" calcext:value-type="float">
            <text:p>8.242.124</text:p>
          </table:table-cell>
          <table:table-cell table:style-name="ce19" office:value-type="float" office:value="8240325" calcext:value-type="float">
            <text:p>8.240.325</text:p>
          </table:table-cell>
          <table:table-cell table:style-name="ce19" office:value-type="float" office:value="8234477" calcext:value-type="float">
            <text:p>8.234.477</text:p>
          </table:table-cell>
          <table:table-cell table:style-name="ce19" office:value-type="float" office:value="8240577" calcext:value-type="float">
            <text:p>8.240.577</text:p>
          </table:table-cell>
          <table:table-cell table:style-name="ce19" office:value-type="float" office:value="8234188" calcext:value-type="float">
            <text:p>8.234.188</text:p>
          </table:table-cell>
          <table:table-cell table:style-name="ce17"/>
          <table:table-cell table:style-name="ce20" table:formula="of:=AVERAGE([.C260:.G260])" office:value-type="float" office:value="8238338.2" calcext:value-type="float">
            <text:p>8.238.338,2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scalar_single</text:p>
          </table:table-cell>
          <table:table-cell table:number-columns-repeated="5" table:style-name="ce19" office:value-type="float" office:value="5156288" calcext:value-type="float">
            <text:p>5.156.288</text:p>
          </table:table-cell>
          <table:table-cell table:style-name="ce17"/>
          <table:table-cell table:style-name="ce20" table:formula="of:=AVERAGE([.C261:.G261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128b_packed_single</text:p>
          </table:table-cell>
          <table:table-cell table:number-columns-repeated="5" table:style-name="ce19" office:value-type="float" office:value="501876" calcext:value-type="float">
            <text:p>501.876</text:p>
          </table:table-cell>
          <table:table-cell table:style-name="ce17"/>
          <table:table-cell table:style-name="ce20" table:formula="of:=AVERAGE([.C262:.G262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256b_packed_single</text:p>
          </table:table-cell>
          <table:table-cell table:number-columns-repeated="5" table:style-name="ce19" office:value-type="float" office:value="113438" calcext:value-type="float">
            <text:p>113.438</text:p>
          </table:table-cell>
          <table:table-cell table:style-name="ce17"/>
          <table:table-cell table:style-name="ce20" table:formula="of:=AVERAGE([.C263:.G263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 table:style-name="ce17"/>
          <table:table-cell table:style-name="ce17" office:value-type="string" calcext:value-type="string">
            <text:p>fp_arith_inst_retired.512b_packed_single</text:p>
          </table:table-cell>
          <table:table-cell table:number-columns-repeated="5" table:style-name="ce19" office:value-type="float" office:value="4089778229" calcext:value-type="float">
            <text:p>4.089.778.229</text:p>
          </table:table-cell>
          <table:table-cell table:style-name="ce17"/>
          <table:table-cell table:style-name="ce20" table:formula="of:=AVERAGE([.C264:.G264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>
          <table:table-cell table:style-name="ce18" office:value-type="float" office:value="30" calcext:value-type="float" table:number-columns-spanned="1" table:number-rows-spanned="9">
            <text:p>30</text:p>
          </table:table-cell>
          <table:table-cell office:value-type="string" calcext:value-type="string">
            <text:p>PERF_COUNT_HW_INSTRUCTIONS</text:p>
          </table:table-cell>
          <table:table-cell office:value-type="float" office:value="6398602180" calcext:value-type="float">
            <text:p>6.398.602.180</text:p>
          </table:table-cell>
          <table:table-cell office:value-type="float" office:value="6394242486" calcext:value-type="float">
            <text:p>6.394.242.486</text:p>
          </table:table-cell>
          <table:table-cell office:value-type="float" office:value="6386972337" calcext:value-type="float">
            <text:p>6.386.972.337</text:p>
          </table:table-cell>
          <table:table-cell office:value-type="float" office:value="6391898922" calcext:value-type="float">
            <text:p>6.391.898.922</text:p>
          </table:table-cell>
          <table:table-cell office:value-type="float" office:value="6347948363" calcext:value-type="float">
            <text:p>6.347.948.363</text:p>
          </table:table-cell>
          <table:table-cell/>
          <table:table-cell table:formula="of:=AVERAGE([.C265:.G265])" office:value-type="float" office:value="6383932857.6" calcext:value-type="float">
            <text:p>6.383.932.857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ERF_COUNT_HW_BRANCH_INSTRUCTIONS</text:p>
          </table:table-cell>
          <table:table-cell office:value-type="float" office:value="545108513" calcext:value-type="float">
            <text:p>545.108.513</text:p>
          </table:table-cell>
          <table:table-cell office:value-type="float" office:value="543564440" calcext:value-type="float">
            <text:p>543.564.440</text:p>
          </table:table-cell>
          <table:table-cell office:value-type="float" office:value="542142959" calcext:value-type="float">
            <text:p>542.142.959</text:p>
          </table:table-cell>
          <table:table-cell office:value-type="float" office:value="543260275" calcext:value-type="float">
            <text:p>543.260.275</text:p>
          </table:table-cell>
          <table:table-cell office:value-type="float" office:value="539526187" calcext:value-type="float">
            <text:p>539.526.187</text:p>
          </table:table-cell>
          <table:table-cell/>
          <table:table-cell table:formula="of:=AVERAGE([.C266:.G266])" office:value-type="float" office:value="542720474.8" calcext:value-type="float">
            <text:p>542.720.474,8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LOADS</text:p>
          </table:table-cell>
          <table:table-cell office:value-type="float" office:value="2225145870" calcext:value-type="float">
            <text:p>2.225.145.870</text:p>
          </table:table-cell>
          <table:table-cell office:value-type="float" office:value="2225407152" calcext:value-type="float">
            <text:p>2.225.407.152</text:p>
          </table:table-cell>
          <table:table-cell office:value-type="float" office:value="2222606159" calcext:value-type="float">
            <text:p>2.222.606.159</text:p>
          </table:table-cell>
          <table:table-cell office:value-type="float" office:value="2224436909" calcext:value-type="float">
            <text:p>2.224.436.909</text:p>
          </table:table-cell>
          <table:table-cell office:value-type="float" office:value="2209691631" calcext:value-type="float">
            <text:p>2.209.691.631</text:p>
          </table:table-cell>
          <table:table-cell/>
          <table:table-cell table:formula="of:=AVERAGE([.C267:.G267])" office:value-type="float" office:value="2221457544.2" calcext:value-type="float">
            <text:p>2.221.457.544,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1-DCACHE-STORES</text:p>
          </table:table-cell>
          <table:table-cell office:value-type="float" office:value="513877981" calcext:value-type="float">
            <text:p>513.877.981</text:p>
          </table:table-cell>
          <table:table-cell office:value-type="float" office:value="514180847" calcext:value-type="float">
            <text:p>514.180.847</text:p>
          </table:table-cell>
          <table:table-cell office:value-type="float" office:value="512907292" calcext:value-type="float">
            <text:p>512.907.292</text:p>
          </table:table-cell>
          <table:table-cell office:value-type="float" office:value="513967414" calcext:value-type="float">
            <text:p>513.967.414</text:p>
          </table:table-cell>
          <table:table-cell office:value-type="float" office:value="499892676" calcext:value-type="float">
            <text:p>499.892.676</text:p>
          </table:table-cell>
          <table:table-cell/>
          <table:table-cell table:formula="of:=AVERAGE([.C268:.G268])" office:value-type="float" office:value="510965242" calcext:value-type="float">
            <text:p>510.965.242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double</text:p>
          </table:table-cell>
          <table:table-cell office:value-type="float" office:value="8241975" calcext:value-type="float">
            <text:p>8.241.975</text:p>
          </table:table-cell>
          <table:table-cell office:value-type="float" office:value="8239650" calcext:value-type="float">
            <text:p>8.239.650</text:p>
          </table:table-cell>
          <table:table-cell office:value-type="float" office:value="8234261" calcext:value-type="float">
            <text:p>8.234.261</text:p>
          </table:table-cell>
          <table:table-cell office:value-type="float" office:value="8240177" calcext:value-type="float">
            <text:p>8.240.177</text:p>
          </table:table-cell>
          <table:table-cell office:value-type="float" office:value="8234000" calcext:value-type="float">
            <text:p>8.234.000</text:p>
          </table:table-cell>
          <table:table-cell/>
          <table:table-cell table:formula="of:=AVERAGE([.C269:.G269])" office:value-type="float" office:value="8238012.6" calcext:value-type="float">
            <text:p>8.238.012,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scalar_single</text:p>
          </table:table-cell>
          <table:table-cell table:number-columns-repeated="5" office:value-type="float" office:value="5156288" calcext:value-type="float">
            <text:p>5.156.288</text:p>
          </table:table-cell>
          <table:table-cell/>
          <table:table-cell table:formula="of:=AVERAGE([.C270:.G270])" office:value-type="float" office:value="5156288" calcext:value-type="float">
            <text:p>5.156.28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128b_packed_single</text:p>
          </table:table-cell>
          <table:table-cell table:number-columns-repeated="5" office:value-type="float" office:value="501876" calcext:value-type="float">
            <text:p>501.876</text:p>
          </table:table-cell>
          <table:table-cell/>
          <table:table-cell table:formula="of:=AVERAGE([.C271:.G271])" office:value-type="float" office:value="501876" calcext:value-type="float">
            <text:p>501.876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256b_packed_single</text:p>
          </table:table-cell>
          <table:table-cell table:number-columns-repeated="5" office:value-type="float" office:value="113438" calcext:value-type="float">
            <text:p>113.438</text:p>
          </table:table-cell>
          <table:table-cell/>
          <table:table-cell table:formula="of:=AVERAGE([.C272:.G272])" office:value-type="float" office:value="113438" calcext:value-type="float">
            <text:p>113.438,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p_arith_inst_retired.512b_packed_single</text:p>
          </table:table-cell>
          <table:table-cell table:number-columns-repeated="5" office:value-type="float" office:value="4089778229" calcext:value-type="float">
            <text:p>4.089.778.229</text:p>
          </table:table-cell>
          <table:table-cell/>
          <table:table-cell table:formula="of:=AVERAGE([.C273:.G273])" office:value-type="float" office:value="4089778229" calcext:value-type="float">
            <text:p>4.089.778.229,00</text:p>
          </table:table-cell>
          <table:table-cell table:number-columns-repeated="2"/>
        </table:table-row>
        <table:table-row table:style-name="ro1" table:number-rows-repeated="104830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mparacione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ce4"/>
        <table:table-column table:style-name="co10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style-name="ce6" office:value-type="string" calcext:value-type="string" table:number-columns-spanned="10" table:number-rows-spanned="2">
            <text:p>MNIST_TRAIN_PAPI</text:p>
          </table:table-cell>
          <table:covered-table-cell table:number-columns-repeated="9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1" office:value-type="string" calcext:value-type="string">
            <text:p># CPU</text:p>
          </table:table-cell>
          <table:table-cell table:style-name="ce1"/>
          <table:table-cell table:style-name="ce1" office:value-type="string" calcext:value-type="string">
            <text:p>EVENT NAME</text:p>
          </table:table-cell>
          <table:table-cell table:style-name="ce3" office:value-type="string" calcext:value-type="string">
            <text:p>MEDIDA 1</text:p>
          </table:table-cell>
          <table:table-cell table:style-name="ce3" office:value-type="string" calcext:value-type="string">
            <text:p>MEDIDA 2</text:p>
          </table:table-cell>
          <table:table-cell table:style-name="ce3" office:value-type="string" calcext:value-type="string">
            <text:p>MEDIDA 3</text:p>
          </table:table-cell>
          <table:table-cell table:style-name="ce3" office:value-type="string" calcext:value-type="string">
            <text:p>MEDIDA 4</text:p>
          </table:table-cell>
          <table:table-cell table:style-name="ce3" office:value-type="string" calcext:value-type="string">
            <text:p>MEDIDA 5</text:p>
          </table:table-cell>
          <table:table-cell table:style-name="ce1"/>
          <table:table-cell table:style-name="ce5" office:value-type="string" calcext:value-type="string">
            <text:p>MEAN</text:p>
          </table:table-cell>
          <table:table-cell/>
          <table:table-cell table:style-name="ce8" office:value-type="string" calcext:value-type="string">
            <text:p>DIFERENCIAS CON MNIST_TRAIN_PAPI</text:p>
          </table:table-cell>
          <table:table-cell table:style-name="ce9" office:value-type="string" calcext:value-type="string">
            <text:p>PORCENTAJE SIMILITUD CON MNIST_TRAIN_PAPI</text:p>
          </table:table-cell>
        </table:table-row>
        <table:table-row table:style-name="ro2">
          <table:table-cell table:style-name="ce1" table:number-columns-repeated="3"/>
          <table:table-cell table:style-name="ce3" table:number-columns-repeated="5"/>
          <table:table-cell table:style-name="ce1"/>
          <table:table-cell table:style-name="ce5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INSTRUCTIONS</text:p>
          </table:table-cell>
          <table:table-cell table:style-name="ce2" office:value-type="float" office:value="193532612763" calcext:value-type="float">
            <text:p>193.532.612.763</text:p>
          </table:table-cell>
          <table:table-cell table:style-name="ce2" office:value-type="float" office:value="191722933694" calcext:value-type="float">
            <text:p>191.722.933.694</text:p>
          </table:table-cell>
          <table:table-cell table:style-name="ce2" office:value-type="float" office:value="193274627483" calcext:value-type="float">
            <text:p>193.274.627.483</text:p>
          </table:table-cell>
          <table:table-cell table:style-name="ce2" office:value-type="float" office:value="193088825159" calcext:value-type="float">
            <text:p>193.088.825.159</text:p>
          </table:table-cell>
          <table:table-cell table:style-name="ce2" office:value-type="float" office:value="191796478519" calcext:value-type="float">
            <text:p>191.796.478.519</text:p>
          </table:table-cell>
          <table:table-cell/>
          <table:table-cell table:style-name="ce4" table:formula="of:=AVERAGE([.D12:.H12])" office:value-type="float" office:value="192683095523.6" calcext:value-type="float">
            <text:p>192.683.095.523,60</text:p>
          </table:table-cell>
          <table:table-cell/>
          <table:table-cell table:formula="of:=ABS([.J12]-[.$J12])" office:value-type="float" office:value="0" calcext:value-type="float">
            <text:p>0,00</text:p>
          </table:table-cell>
          <table:table-cell table:style-name="ce10" table:formula="of:=[.J12]/[.J12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style-name="ce2" office:value-type="float" office:value="16637978284" calcext:value-type="float">
            <text:p>16.637.978.284</text:p>
          </table:table-cell>
          <table:table-cell table:style-name="ce2" office:value-type="float" office:value="16420111891" calcext:value-type="float">
            <text:p>16.420.111.891</text:p>
          </table:table-cell>
          <table:table-cell table:style-name="ce2" office:value-type="float" office:value="16585350509" calcext:value-type="float">
            <text:p>16.585.350.509</text:p>
          </table:table-cell>
          <table:table-cell table:style-name="ce2" office:value-type="float" office:value="16537362003" calcext:value-type="float">
            <text:p>16.537.362.003</text:p>
          </table:table-cell>
          <table:table-cell table:style-name="ce2" office:value-type="float" office:value="16438151694" calcext:value-type="float">
            <text:p>16.438.151.694</text:p>
          </table:table-cell>
          <table:table-cell/>
          <table:table-cell table:style-name="ce4" table:formula="of:=AVERAGE([.D13:.H13])" office:value-type="float" office:value="16523790876.2" calcext:value-type="float">
            <text:p>16.523.790.876,20</text:p>
          </table:table-cell>
          <table:table-cell/>
          <table:table-cell table:formula="of:=ABS([.J13]-[.$J13])" office:value-type="float" office:value="0" calcext:value-type="float">
            <text:p>0,00</text:p>
          </table:table-cell>
          <table:table-cell table:style-name="ce10" table:formula="of:=[.J13]/[.J13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LOADS</text:p>
          </table:table-cell>
          <table:table-cell table:style-name="ce2" office:value-type="float" office:value="67197413612" calcext:value-type="float">
            <text:p>67.197.413.612</text:p>
          </table:table-cell>
          <table:table-cell table:style-name="ce2" office:value-type="float" office:value="66654715550" calcext:value-type="float">
            <text:p>66.654.715.550</text:p>
          </table:table-cell>
          <table:table-cell table:style-name="ce2" office:value-type="float" office:value="67136605844" calcext:value-type="float">
            <text:p>67.136.605.844</text:p>
          </table:table-cell>
          <table:table-cell table:style-name="ce2" office:value-type="float" office:value="67102454857" calcext:value-type="float">
            <text:p>67.102.454.857</text:p>
          </table:table-cell>
          <table:table-cell table:style-name="ce2" office:value-type="float" office:value="66676152816" calcext:value-type="float">
            <text:p>66.676.152.816</text:p>
          </table:table-cell>
          <table:table-cell/>
          <table:table-cell table:style-name="ce4" table:formula="of:=AVERAGE([.D14:.H14])" office:value-type="float" office:value="66953468535.8" calcext:value-type="float">
            <text:p>66.953.468.535,80</text:p>
          </table:table-cell>
          <table:table-cell/>
          <table:table-cell table:formula="of:=ABS([.J14]-[.$J14])" office:value-type="float" office:value="0" calcext:value-type="float">
            <text:p>0,00</text:p>
          </table:table-cell>
          <table:table-cell table:style-name="ce10" table:formula="of:=[.J14]/[.J14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STORES</text:p>
          </table:table-cell>
          <table:table-cell table:style-name="ce2" office:value-type="float" office:value="15638234031" calcext:value-type="float">
            <text:p>15.638.234.031</text:p>
          </table:table-cell>
          <table:table-cell table:style-name="ce2" office:value-type="float" office:value="15191754159" calcext:value-type="float">
            <text:p>15.191.754.159</text:p>
          </table:table-cell>
          <table:table-cell table:style-name="ce2" office:value-type="float" office:value="15620269336" calcext:value-type="float">
            <text:p>15.620.269.336</text:p>
          </table:table-cell>
          <table:table-cell table:style-name="ce2" office:value-type="float" office:value="15612795448" calcext:value-type="float">
            <text:p>15.612.795.448</text:p>
          </table:table-cell>
          <table:table-cell table:style-name="ce2" office:value-type="float" office:value="15199728296" calcext:value-type="float">
            <text:p>15.199.728.296</text:p>
          </table:table-cell>
          <table:table-cell/>
          <table:table-cell table:style-name="ce4" table:formula="of:=AVERAGE([.D15:.H15])" office:value-type="float" office:value="15452556254" calcext:value-type="float">
            <text:p>15.452.556.254,00</text:p>
          </table:table-cell>
          <table:table-cell/>
          <table:table-cell table:formula="of:=ABS([.J15]-[.$J15])" office:value-type="float" office:value="0" calcext:value-type="float">
            <text:p>0,00</text:p>
          </table:table-cell>
          <table:table-cell table:style-name="ce10" table:formula="of:=[.J15]/[.J15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style-name="ce2" office:value-type="float" office:value="247316414" calcext:value-type="float">
            <text:p>247.316.414</text:p>
          </table:table-cell>
          <table:table-cell table:style-name="ce2" office:value-type="float" office:value="247112323" calcext:value-type="float">
            <text:p>247.112.323</text:p>
          </table:table-cell>
          <table:table-cell table:style-name="ce2" office:value-type="float" office:value="247317042" calcext:value-type="float">
            <text:p>247.317.042</text:p>
          </table:table-cell>
          <table:table-cell table:style-name="ce2" office:value-type="float" office:value="247318820" calcext:value-type="float">
            <text:p>247.318.820</text:p>
          </table:table-cell>
          <table:table-cell table:style-name="ce2" office:value-type="float" office:value="247108318" calcext:value-type="float">
            <text:p>247.108.318</text:p>
          </table:table-cell>
          <table:table-cell/>
          <table:table-cell table:style-name="ce4" table:formula="of:=AVERAGE([.D16:.H16])" office:value-type="float" office:value="247234583.4" calcext:value-type="float">
            <text:p>247.234.583,40</text:p>
          </table:table-cell>
          <table:table-cell/>
          <table:table-cell table:formula="of:=ABS([.J16]-[.$J16])" office:value-type="float" office:value="0" calcext:value-type="float">
            <text:p>0,00</text:p>
          </table:table-cell>
          <table:table-cell table:style-name="ce10" table:formula="of:=[.J16]/[.J16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table:style-name="ce2" office:value-type="float" office:value="154688753" calcext:value-type="float">
            <text:p>154.688.753</text:p>
          </table:table-cell>
          <table:table-cell/>
          <table:table-cell table:style-name="ce4" table:formula="of:=AVERAGE([.D17:.H17])" office:value-type="float" office:value="154688753" calcext:value-type="float">
            <text:p>154.688.753,00</text:p>
          </table:table-cell>
          <table:table-cell/>
          <table:table-cell table:formula="of:=ABS([.J17]-[.$J17])" office:value-type="float" office:value="0" calcext:value-type="float">
            <text:p>0,00</text:p>
          </table:table-cell>
          <table:table-cell table:style-name="ce10" table:formula="of:=[.J17]/[.J17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table:style-name="ce2" office:value-type="float" office:value="15056280" calcext:value-type="float">
            <text:p>15.056.280</text:p>
          </table:table-cell>
          <table:table-cell/>
          <table:table-cell table:style-name="ce4" table:formula="of:=AVERAGE([.D18:.H18])" office:value-type="float" office:value="15056280" calcext:value-type="float">
            <text:p>15.056.280,00</text:p>
          </table:table-cell>
          <table:table-cell/>
          <table:table-cell table:formula="of:=ABS([.J18]-[.$J18])" office:value-type="float" office:value="0" calcext:value-type="float">
            <text:p>0,00</text:p>
          </table:table-cell>
          <table:table-cell table:style-name="ce10" table:formula="of:=[.J18]/[.J18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table:style-name="ce2" office:value-type="float" office:value="3403140" calcext:value-type="float">
            <text:p>3.403.140</text:p>
          </table:table-cell>
          <table:table-cell/>
          <table:table-cell table:style-name="ce4" table:formula="of:=AVERAGE([.D19:.H19])" office:value-type="float" office:value="3403140" calcext:value-type="float">
            <text:p>3.403.140,00</text:p>
          </table:table-cell>
          <table:table-cell/>
          <table:table-cell table:formula="of:=ABS([.J19]-[.$J19])" office:value-type="float" office:value="0" calcext:value-type="float">
            <text:p>0,00</text:p>
          </table:table-cell>
          <table:table-cell table:style-name="ce10" table:formula="of:=[.J19]/[.J19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table:style-name="ce2" office:value-type="float" office:value="122693346870" calcext:value-type="float">
            <text:p>122.693.346.870</text:p>
          </table:table-cell>
          <table:table-cell/>
          <table:table-cell table:style-name="ce4" table:formula="of:=AVERAGE([.D20:.H20])" office:value-type="float" office:value="122693346870" calcext:value-type="float">
            <text:p>122.693.346.870,00</text:p>
          </table:table-cell>
          <table:table-cell/>
          <table:table-cell table:formula="of:=ABS([.J20]-[.$J20])" office:value-type="float" office:value="0" calcext:value-type="float">
            <text:p>0,00</text:p>
          </table:table-cell>
          <table:table-cell table:style-name="ce10" table:formula="of:=[.J20]/[.J20]"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4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0" table:number-rows-spanned="2">
            <text:p>MNIST_TRAIN_CALLBACK</text:p>
          </table:table-cell>
          <table:covered-table-cell table:number-columns-repeated="9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INSTRUCTIONS</text:p>
          </table:table-cell>
          <table:table-cell table:style-name="ce2" office:value-type="float" office:value="193348191211" calcext:value-type="float">
            <text:p>193.348.191.211</text:p>
          </table:table-cell>
          <table:table-cell table:style-name="ce2" office:value-type="float" office:value="191548125053" calcext:value-type="float">
            <text:p>191.548.125.053</text:p>
          </table:table-cell>
          <table:table-cell table:style-name="ce2" office:value-type="float" office:value="193282675683" calcext:value-type="float">
            <text:p>193.282.675.683</text:p>
          </table:table-cell>
          <table:table-cell table:style-name="ce2" office:value-type="float" office:value="193303688563" calcext:value-type="float">
            <text:p>193.303.688.563</text:p>
          </table:table-cell>
          <table:table-cell table:style-name="ce2" office:value-type="float" office:value="193141257833" calcext:value-type="float">
            <text:p>193.141.257.833</text:p>
          </table:table-cell>
          <table:table-cell table:style-name="ce4"/>
          <table:table-cell table:style-name="ce4" table:formula="of:=AVERAGE([.D24:.H24])" office:value-type="float" office:value="192924787668.6" calcext:value-type="float">
            <text:p>192.924.787.668,60</text:p>
          </table:table-cell>
          <table:table-cell/>
          <table:table-cell table:formula="of:=ABS([.J24]-[.$J12])" office:value-type="float" office:value="241692145" calcext:value-type="float">
            <text:p>241.692.145,00</text:p>
          </table:table-cell>
          <table:table-cell table:style-name="ce10" table:formula="of:=[.J24]/[.J12]" office:value-type="percentage" office:value="1.00125435054042" calcext:value-type="percentage">
            <text:p>100,13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style-name="ce2" office:value-type="float" office:value="16622251581" calcext:value-type="float">
            <text:p>16.622.251.581</text:p>
          </table:table-cell>
          <table:table-cell table:style-name="ce2" office:value-type="float" office:value="16399300908" calcext:value-type="float">
            <text:p>16.399.300.908</text:p>
          </table:table-cell>
          <table:table-cell table:style-name="ce2" office:value-type="float" office:value="16609379322" calcext:value-type="float">
            <text:p>16.609.379.322</text:p>
          </table:table-cell>
          <table:table-cell table:style-name="ce2" office:value-type="float" office:value="16613014698" calcext:value-type="float">
            <text:p>16.613.014.698</text:p>
          </table:table-cell>
          <table:table-cell table:style-name="ce2" office:value-type="float" office:value="16573047894" calcext:value-type="float">
            <text:p>16.573.047.894</text:p>
          </table:table-cell>
          <table:table-cell table:style-name="ce4"/>
          <table:table-cell table:style-name="ce4" table:formula="of:=AVERAGE([.D25:.H25])" office:value-type="float" office:value="16563398880.6" calcext:value-type="float">
            <text:p>16.563.398.880,60</text:p>
          </table:table-cell>
          <table:table-cell/>
          <table:table-cell table:formula="of:=ABS([.J25]-[.$J13])" office:value-type="float" office:value="39608004.3999996" calcext:value-type="float">
            <text:p>39.608.004,40</text:p>
          </table:table-cell>
          <table:table-cell table:style-name="ce10" table:formula="of:=[.J25]/[.J13]" office:value-type="percentage" office:value="1.002397028908" calcext:value-type="percentage">
            <text:p>100,24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LOADS</text:p>
          </table:table-cell>
          <table:table-cell table:style-name="ce2" office:value-type="float" office:value="67139940133" calcext:value-type="float">
            <text:p>67.139.940.133</text:p>
          </table:table-cell>
          <table:table-cell table:style-name="ce2" office:value-type="float" office:value="66622156153" calcext:value-type="float">
            <text:p>66.622.156.153</text:p>
          </table:table-cell>
          <table:table-cell table:style-name="ce2" office:value-type="float" office:value="67126302193" calcext:value-type="float">
            <text:p>67.126.302.193</text:p>
          </table:table-cell>
          <table:table-cell table:style-name="ce2" office:value-type="float" office:value="67126573565" calcext:value-type="float">
            <text:p>67.126.573.565</text:p>
          </table:table-cell>
          <table:table-cell table:style-name="ce2" office:value-type="float" office:value="67106292252" calcext:value-type="float">
            <text:p>67.106.292.252</text:p>
          </table:table-cell>
          <table:table-cell table:style-name="ce4"/>
          <table:table-cell table:style-name="ce4" table:formula="of:=AVERAGE([.D26:.H26])" office:value-type="float" office:value="67024252859.2" calcext:value-type="float">
            <text:p>67.024.252.859,20</text:p>
          </table:table-cell>
          <table:table-cell/>
          <table:table-cell table:formula="of:=ABS([.J26]-[.$J14])" office:value-type="float" office:value="70784323.3999939" calcext:value-type="float">
            <text:p>70.784.323,40</text:p>
          </table:table-cell>
          <table:table-cell table:style-name="ce10" table:formula="of:=[.J26]/[.J14]" office:value-type="percentage" office:value="1.00105721667522" calcext:value-type="percentage">
            <text:p>100,11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STORES</text:p>
          </table:table-cell>
          <table:table-cell table:style-name="ce2" office:value-type="float" office:value="15615410143" calcext:value-type="float">
            <text:p>15.615.410.143</text:p>
          </table:table-cell>
          <table:table-cell table:style-name="ce2" office:value-type="float" office:value="15195885986" calcext:value-type="float">
            <text:p>15.195.885.986</text:p>
          </table:table-cell>
          <table:table-cell table:style-name="ce2" office:value-type="float" office:value="15611010058" calcext:value-type="float">
            <text:p>15.611.010.058</text:p>
          </table:table-cell>
          <table:table-cell table:style-name="ce2" office:value-type="float" office:value="15639401699" calcext:value-type="float">
            <text:p>15.639.401.699</text:p>
          </table:table-cell>
          <table:table-cell table:style-name="ce2" office:value-type="float" office:value="15616753098" calcext:value-type="float">
            <text:p>15.616.753.098</text:p>
          </table:table-cell>
          <table:table-cell table:style-name="ce4"/>
          <table:table-cell table:style-name="ce4" table:formula="of:=AVERAGE([.D27:.H27])" office:value-type="float" office:value="15535692196.8" calcext:value-type="float">
            <text:p>15.535.692.196,80</text:p>
          </table:table-cell>
          <table:table-cell/>
          <table:table-cell table:formula="of:=ABS([.J27]-[.$J15])" office:value-type="float" office:value="83135942.7999992" calcext:value-type="float">
            <text:p>83.135.942,80</text:p>
          </table:table-cell>
          <table:table-cell table:style-name="ce10" table:formula="of:=[.J27]/[.J15]" office:value-type="percentage" office:value="1.00538007701984" calcext:value-type="percentage">
            <text:p>100,54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style-name="ce2" office:value-type="float" office:value="247318651" calcext:value-type="float">
            <text:p>247.318.651</text:p>
          </table:table-cell>
          <table:table-cell table:style-name="ce2" office:value-type="float" office:value="247116172" calcext:value-type="float">
            <text:p>247.116.172</text:p>
          </table:table-cell>
          <table:table-cell table:style-name="ce2" office:value-type="float" office:value="247323240" calcext:value-type="float">
            <text:p>247.323.240</text:p>
          </table:table-cell>
          <table:table-cell table:style-name="ce2" office:value-type="float" office:value="247323978" calcext:value-type="float">
            <text:p>247.323.978</text:p>
          </table:table-cell>
          <table:table-cell table:style-name="ce2" office:value-type="float" office:value="247323807" calcext:value-type="float">
            <text:p>247.323.807</text:p>
          </table:table-cell>
          <table:table-cell table:style-name="ce4"/>
          <table:table-cell table:style-name="ce4" table:formula="of:=AVERAGE([.D28:.H28])" office:value-type="float" office:value="247281169.6" calcext:value-type="float">
            <text:p>247.281.169,60</text:p>
          </table:table-cell>
          <table:table-cell/>
          <table:table-cell table:formula="of:=ABS([.J28]-[.$J16])" office:value-type="float" office:value="46586.1999999881" calcext:value-type="float">
            <text:p>46.586,20</text:p>
          </table:table-cell>
          <table:table-cell table:style-name="ce10" table:formula="of:=[.J28]/[.J16]" office:value-type="percentage" office:value="1.00018842914029" calcext:value-type="percentage">
            <text:p>100,02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5" table:style-name="ce2" office:value-type="float" office:value="154688753" calcext:value-type="float">
            <text:p>154.688.753</text:p>
          </table:table-cell>
          <table:table-cell table:style-name="ce4"/>
          <table:table-cell table:style-name="ce4" table:formula="of:=AVERAGE([.D29:.H29])" office:value-type="float" office:value="154688753" calcext:value-type="float">
            <text:p>154.688.753,00</text:p>
          </table:table-cell>
          <table:table-cell/>
          <table:table-cell table:formula="of:=ABS([.J29]-[.$J17])" office:value-type="float" office:value="0" calcext:value-type="float">
            <text:p>0,00</text:p>
          </table:table-cell>
          <table:table-cell table:style-name="ce10" table:formula="of:=[.J29]/[.J17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5" table:style-name="ce2" office:value-type="float" office:value="15056280" calcext:value-type="float">
            <text:p>15.056.280</text:p>
          </table:table-cell>
          <table:table-cell table:style-name="ce4"/>
          <table:table-cell table:style-name="ce4" table:formula="of:=AVERAGE([.D30:.H30])" office:value-type="float" office:value="15056280" calcext:value-type="float">
            <text:p>15.056.280,00</text:p>
          </table:table-cell>
          <table:table-cell/>
          <table:table-cell table:formula="of:=ABS([.J30]-[.$J18])" office:value-type="float" office:value="0" calcext:value-type="float">
            <text:p>0,00</text:p>
          </table:table-cell>
          <table:table-cell table:style-name="ce10" table:formula="of:=[.J30]/[.J18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5" table:style-name="ce2" office:value-type="float" office:value="3403140" calcext:value-type="float">
            <text:p>3.403.140</text:p>
          </table:table-cell>
          <table:table-cell table:style-name="ce4"/>
          <table:table-cell table:style-name="ce4" table:formula="of:=AVERAGE([.D31:.H31])" office:value-type="float" office:value="3403140" calcext:value-type="float">
            <text:p>3.403.140,00</text:p>
          </table:table-cell>
          <table:table-cell/>
          <table:table-cell table:formula="of:=ABS([.J31]-[.$J19])" office:value-type="float" office:value="0" calcext:value-type="float">
            <text:p>0,00</text:p>
          </table:table-cell>
          <table:table-cell table:style-name="ce10" table:formula="of:=[.J31]/[.J19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5" table:style-name="ce2" office:value-type="float" office:value="122693346870" calcext:value-type="float">
            <text:p>122.693.346.870</text:p>
          </table:table-cell>
          <table:table-cell table:style-name="ce4"/>
          <table:table-cell table:style-name="ce4" table:formula="of:=AVERAGE([.D32:.H32])" office:value-type="float" office:value="122693346870" calcext:value-type="float">
            <text:p>122.693.346.870,00</text:p>
          </table:table-cell>
          <table:table-cell/>
          <table:table-cell table:formula="of:=ABS([.J32]-[.$J20])" office:value-type="float" office:value="0" calcext:value-type="float">
            <text:p>0,00</text:p>
          </table:table-cell>
          <table:table-cell table:style-name="ce10" table:formula="of:=[.J32]/[.J20]"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 calcext:value-type="string" table:number-columns-spanned="10" table:number-rows-spanned="2">
            <text:p>MNIST_TRAIN_EACH_EPOCH</text:p>
          </table:table-cell>
          <table:covered-table-cell table:number-columns-repeated="9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INSTRUCTIONS</text:p>
          </table:table-cell>
          <table:table-cell table:number-columns-repeated="6"/>
          <table:table-cell table:style-name="ce4" office:value-type="float" office:value="192628247322.6" calcext:value-type="float">
            <text:p>192.628.247.322,60</text:p>
          </table:table-cell>
          <table:table-cell/>
          <table:table-cell table:formula="of:=ABS([.J36]-[.$J12])" office:value-type="float" office:value="54848201" calcext:value-type="float">
            <text:p>54.848.201,00</text:p>
          </table:table-cell>
          <table:table-cell table:style-name="ce10" table:formula="of:=[.J36]/[.J12]" office:value-type="percentage" office:value="0.999715345028836" calcext:value-type="percentage">
            <text:p>99,97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F_COUNT_HW_BRANCH_INSTRUCTIONS</text:p>
          </table:table-cell>
          <table:table-cell table:number-columns-repeated="6"/>
          <table:table-cell table:style-name="ce4" office:value-type="float" office:value="16511912796.8" calcext:value-type="float">
            <text:p>16.511.912.796,80</text:p>
          </table:table-cell>
          <table:table-cell/>
          <table:table-cell table:formula="of:=ABS([.J37]-[.$J13])" office:value-type="float" office:value="11878079.4000034" calcext:value-type="float">
            <text:p>11.878.079,40</text:p>
          </table:table-cell>
          <table:table-cell table:style-name="ce10" table:formula="of:=[.J37]/[.J13]" office:value-type="percentage" office:value="0.999281152885013" calcext:value-type="percentage">
            <text:p>99,93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LOADS</text:p>
          </table:table-cell>
          <table:table-cell table:number-columns-repeated="6"/>
          <table:table-cell table:style-name="ce4" office:value-type="float" office:value="66963761027.4" calcext:value-type="float">
            <text:p>66.963.761.027,40</text:p>
          </table:table-cell>
          <table:table-cell/>
          <table:table-cell table:formula="of:=ABS([.J38]-[.$J14])" office:value-type="float" office:value="10292491.5999908" calcext:value-type="float">
            <text:p>10.292.491,60</text:p>
          </table:table-cell>
          <table:table-cell table:style-name="ce10" table:formula="of:=[.J38]/[.J14]" office:value-type="percentage" office:value="1.00015372604026" calcext:value-type="percentage">
            <text:p>100,02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-DCACHE-STORES</text:p>
          </table:table-cell>
          <table:table-cell table:number-columns-repeated="6"/>
          <table:table-cell table:style-name="ce4" office:value-type="float" office:value="15499554514" calcext:value-type="float">
            <text:p>15.499.554.514,00</text:p>
          </table:table-cell>
          <table:table-cell/>
          <table:table-cell table:formula="of:=ABS([.J39]-[.$J15])" office:value-type="float" office:value="46998259.9999981" calcext:value-type="float">
            <text:p>46.998.260,00</text:p>
          </table:table-cell>
          <table:table-cell table:style-name="ce10" table:formula="of:=[.J39]/[.J15]" office:value-type="percentage" office:value="1.00304145535712" calcext:value-type="percentage">
            <text:p>100,3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double</text:p>
          </table:table-cell>
          <table:table-cell table:number-columns-repeated="6"/>
          <table:table-cell table:style-name="ce4" office:value-type="float" office:value="247235346.6" calcext:value-type="float">
            <text:p>247.235.346,60</text:p>
          </table:table-cell>
          <table:table-cell/>
          <table:table-cell table:formula="of:=ABS([.J40]-[.$J16])" office:value-type="float" office:value="763.199999958277" calcext:value-type="float">
            <text:p>763,20</text:p>
          </table:table-cell>
          <table:table-cell table:style-name="ce10" table:formula="of:=[.J40]/[.J16]" office:value-type="percentage" office:value="1.00000308694678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scalar_single</text:p>
          </table:table-cell>
          <table:table-cell table:number-columns-repeated="6"/>
          <table:table-cell table:style-name="ce4" office:value-type="float" office:value="154688693" calcext:value-type="float">
            <text:p>154.688.693,00</text:p>
          </table:table-cell>
          <table:table-cell/>
          <table:table-cell table:formula="of:=ABS([.J41]-[.$J17])" office:value-type="float" office:value="60" calcext:value-type="float">
            <text:p>60,00</text:p>
          </table:table-cell>
          <table:table-cell table:style-name="ce10" table:formula="of:=[.J41]/[.J17]" office:value-type="percentage" office:value="0.999999612124354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128b_packed_single</text:p>
          </table:table-cell>
          <table:table-cell table:number-columns-repeated="6"/>
          <table:table-cell table:style-name="ce4" office:value-type="float" office:value="15056280" calcext:value-type="float">
            <text:p>15.056.280,00</text:p>
          </table:table-cell>
          <table:table-cell/>
          <table:table-cell table:formula="of:=ABS([.J42]-[.$J18])" office:value-type="float" office:value="0" calcext:value-type="float">
            <text:p>0,00</text:p>
          </table:table-cell>
          <table:table-cell table:style-name="ce10" table:formula="of:=[.J42]/[.J18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256b_packed_single</text:p>
          </table:table-cell>
          <table:table-cell table:number-columns-repeated="6"/>
          <table:table-cell table:style-name="ce4" office:value-type="float" office:value="3403140" calcext:value-type="float">
            <text:p>3.403.140,00</text:p>
          </table:table-cell>
          <table:table-cell/>
          <table:table-cell table:formula="of:=ABS([.J43]-[.$J19])" office:value-type="float" office:value="0" calcext:value-type="float">
            <text:p>0,00</text:p>
          </table:table-cell>
          <table:table-cell table:style-name="ce10" table:formula="of:=[.J43]/[.J19]"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p_arith_inst_retired.512b_packed_single</text:p>
          </table:table-cell>
          <table:table-cell table:number-columns-repeated="6"/>
          <table:table-cell table:style-name="ce4" office:value-type="float" office:value="122693346870" calcext:value-type="float">
            <text:p>122.693.346.870,00</text:p>
          </table:table-cell>
          <table:table-cell/>
          <table:table-cell table:formula="of:=ABS([.J44]-[.$J20])" office:value-type="float" office:value="0" calcext:value-type="float">
            <text:p>0,00</text:p>
          </table:table-cell>
          <table:table-cell table:style-name="ce10" table:formula="of:=[.J44]/[.J20]" office:value-type="percentage" office:value="1" calcext:value-type="percentage">
            <text:p>100,00 %</text:p>
          </table:table-cell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1:27:29.3756141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2T11:54:32.300394763</dc:date>
    <meta:editing-duration>PT1H1M54S</meta:editing-duration>
    <meta:editing-cycles>54</meta:editing-cycles>
    <meta:generator>LibreOffice/6.4.7.2$Linux_X86_64 LibreOffice_project/40$Build-2</meta:generator>
    <meta:document-statistic meta:table-count="4" meta:cell-count="6512" meta:object-count="0"/>
  </office:meta>
</office:document-meta>
</file>